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20100000595000007593021FCADC190CD8B.png" manifest:media-type="image/png"/>
  <manifest:file-entry manifest:full-path="Pictures/2000000800003E7F00002548C6463FD902DC68FE.svm" manifest:media-type="image/x-svm"/>
  <manifest:file-entry manifest:full-path="Pictures/TablePreview2.svm" manifest:media-type=""/>
  <manifest:file-entry manifest:full-path="Pictures/10000000000004C500000140318CB2F0BE1DFF2B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100002000000038B0000021D27A36F22FAA89B9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体" svg:font-family="体, 黑"/>
    <style:font-face style:name="宋体1" svg:font-family="宋体, 宋体"/>
    <style:font-face style:name="等线 Light1" svg:font-family="'等线 Light', '等线 Light'"/>
    <style:font-face style:name="新宋体1" svg:font-family="新宋体" style:font-family-generic="modern" style:font-pitch="fixed"/>
    <style:font-face style:name="Liberation Sans1" svg:font-family="'Liberation Sans'" style:font-pitch="variable"/>
    <style:font-face style:name="Mangal" svg:font-family="Mangal" style:font-pitch="variable"/>
    <style:font-face style:name="Times New Roman1" svg:font-family="'Times New Roman', 'Times New Roman'" style:font-pitch="variable"/>
    <style:font-face style:name="体1" svg:font-family="体, 黑" style:font-pitch="variable"/>
    <style:font-face style:name="宋体" svg:font-family="宋体, 宋体" style:font-pitch="variable"/>
    <style:font-face style:name="微软雅黑2" svg:font-family="微软雅黑" style:font-pitch="variable"/>
    <style:font-face style:name="等线 Light2" svg:font-family="'等线 Light', '等线 Light'" style:font-pitch="variable"/>
    <style:font-face style:name="Liberation Sans" svg:font-family="'Liberation Sans'" style:font-family-generic="modern" style:font-pitch="variable"/>
    <style:font-face style:name="微软雅黑1" svg:font-family="微软雅黑" style:font-family-generic="modern" style:font-pitch="variable"/>
    <style:font-face style:name="新宋体" svg:font-family="新宋体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, 'Times New Roman'" style:font-family-generic="roman" style:font-pitch="variable"/>
    <style:font-face style:name="等线 Light" svg:font-family="'等线 Light', '等线 Light'" style:font-family-generic="roman" style:font-pitch="variable"/>
    <style:font-face style:name="Arial" svg:font-family="Arial" style:font-family-generic="system" style:font-pitch="variable"/>
    <style:font-face style:name="Mangal2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2" svg:font-family="新宋体" style:font-family-generic="system" style:font-pitch="variable"/>
    <style:font-face style:name="等线 Light3" svg:font-family="'等线 Light', '等线 Light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826cm" fo:min-width="17.7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656cm" fo:min-width="1.3cm"/>
      <style:paragraph-properties style:writing-mode="lr-tb"/>
    </style:style>
    <style:style style:name="gr3" style:family="graphic" style:parent-style-name="standard">
      <style:graphic-properties draw:fill-color="#b7b3ca" draw:textarea-horizontal-align="justify" draw:textarea-vertical-align="middle" draw:auto-grow-height="false" fo:min-height="10.459cm" fo:min-width="18.2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656cm" fo:min-width="1.8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656cm" fo:min-width="2cm"/>
      <style:paragraph-properties style:writing-mode="lr-tb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252cm" fo:min-width="8.1cm"/>
      <style:paragraph-properties style:writing-mode="lr-tb"/>
    </style:style>
    <style:style style:name="gr10" style:family="graphic" style:parent-style-name="standard">
      <style:graphic-properties draw:fill-color="#8e86ae" draw:textarea-horizontal-align="justify" draw:textarea-vertical-align="middle" draw:auto-grow-height="false" fo:min-height="1.743cm" fo:min-width="8.6cm"/>
      <style:paragraph-properties style:writing-mode="lr-tb"/>
    </style:style>
    <style:style style:name="gr11" style:family="graphic" style:parent-style-name="standard">
      <style:graphic-properties draw:fill-color="#8e86ae" draw:textarea-horizontal-align="justify" draw:textarea-vertical-align="middle" draw:auto-grow-height="false" fo:min-height="1.742cm" fo:min-width="8.6cm"/>
      <style:paragraph-properties style:writing-mode="lr-tb"/>
    </style:style>
    <style:style style:name="gr12" style:family="graphic" style:parent-style-name="objectwithoutfill">
      <style:graphic-properties draw:stroke="solid" draw:stroke-dash="Fine_20_Dashed" svg:stroke-color="#00a933" draw:marker-end="Arrow" draw:marker-end-width="0.3cm" draw:fill="solid" draw:fill-color="#81d41a" draw:textarea-vertical-align="middle"/>
    </style:style>
    <style:style style:name="gr13" style:family="graphic" style:parent-style-name="objectwithoutfill">
      <style:graphic-properties draw:stroke="solid" draw:stroke-dash="Fine_20_Dashed" svg:stroke-color="#81d41a" draw:marker-end="Arrow" draw:marker-end-width="0.3cm" draw:fill="none" draw:textarea-vertical-align="middle"/>
    </style:style>
    <style:style style:name="gr14" style:family="graphic" style:parent-style-name="standard">
      <style:graphic-properties draw:fill-color="#b2b2b2" draw:textarea-horizontal-align="justify" draw:textarea-vertical-align="middle" draw:auto-grow-height="false" fo:min-height="0.565cm" fo:min-width="13.7cm"/>
      <style:paragraph-properties style:writing-mode="lr-tb"/>
    </style:style>
    <style:style style:name="gr15" style:family="graphic" style:parent-style-name="standard">
      <style:graphic-properties draw:fill-color="#b2b2b2" draw:textarea-horizontal-align="justify" draw:textarea-vertical-align="middle" draw:auto-grow-height="false" fo:min-height="0.565cm" fo:min-width="13.1cm"/>
      <style:paragraph-properties style:writing-mode="lr-tb"/>
    </style:style>
    <style:style style:name="gr16" style:family="graphic" style:parent-style-name="objectwithoutfill">
      <style:graphic-properties draw:stroke="solid" draw:stroke-dash="Fine_20_Dashed" svg:stroke-color="#81d41a" draw:marker-end="Arrow" draw:marker-end-width="0.3cm" draw:fill="solid" draw:fill-color="#ff0000" draw:textarea-vertical-align="middle"/>
    </style:style>
    <style:style style:name="gr17" style:family="graphic" style:parent-style-name="objectwithoutfill">
      <style:graphic-properties svg:stroke-color="#2a6099" draw:marker-end="Arrow" draw:marker-end-width="0.3cm" draw:fill="none" draw:textarea-vertical-align="middle"/>
    </style:style>
    <style:style style:name="gr18" style:family="graphic" style:parent-style-name="standard">
      <style:graphic-properties draw:fill-color="#333333" draw:textarea-horizontal-align="justify" draw:textarea-vertical-align="middle" draw:auto-grow-height="false" fo:min-height="1.562cm" fo:min-width="4cm"/>
      <style:paragraph-properties style:writing-mode="lr-tb"/>
    </style:style>
    <style:style style:name="gr19" style:family="graphic" style:parent-style-name="standard">
      <style:graphic-properties draw:fill-color="#333333" draw:textarea-horizontal-align="justify" draw:textarea-vertical-align="middle" draw:auto-grow-height="false" fo:min-height="1.109cm" fo:min-width="4cm"/>
      <style:paragraph-properties style:writing-mode="lr-tb"/>
    </style:style>
    <style:style style:name="gr20" style:family="graphic" style:parent-style-name="standard">
      <style:graphic-properties draw:stroke="dash" draw:stroke-dash="Ultrafine_20_Dashed" svg:stroke-color="#3465a4" draw:fill="none" draw:textarea-horizontal-align="justify" draw:textarea-vertical-align="middle" draw:auto-grow-height="false" fo:min-height="1.651cm" fo:min-width="4.101cm" fo:wrap-option="no-wrap"/>
      <style:paragraph-properties style:writing-mode="lr-tb"/>
    </style:style>
    <style:style style:name="gr21" style:family="graphic" style:parent-style-name="standard">
      <style:graphic-properties draw:stroke="dash" draw:stroke-dash="Ultrafine_20_Dashed" svg:stroke-color="#3465a4" draw:fill="none" draw:textarea-horizontal-align="justify" draw:textarea-vertical-align="middle" draw:auto-grow-height="false" fo:min-height="5.351cm" fo:min-width="4.301cm" fo:wrap-option="no-wrap"/>
      <style:paragraph-properties style:writing-mode="lr-tb"/>
    </style:style>
    <style:style style:name="gr22" style:family="graphic" style:parent-style-name="standard">
      <style:graphic-properties draw:stroke="dash" draw:stroke-dash="Ultrafine_20_Dashed" svg:stroke-color="#3465a4" draw:fill="none" draw:textarea-horizontal-align="justify" draw:textarea-vertical-align="middle" draw:auto-grow-height="false" fo:min-height="1.951cm" fo:min-width="2.801cm" fo:wrap-option="no-wrap"/>
      <style:paragraph-properties style:writing-mode="lr-tb"/>
    </style:style>
    <style:style style:name="gr23" style:family="graphic" style:parent-style-name="standard">
      <style:graphic-properties draw:fill="solid" draw:fill-color="#333333" draw:textarea-horizontal-align="justify" draw:textarea-vertical-align="middle" draw:auto-grow-height="false" fo:min-height="2.35cm" fo:min-width="4.7cm"/>
      <style:paragraph-properties style:writing-mode="lr-tb"/>
    </style:style>
    <style:style style:name="gr24" style:family="graphic" style:parent-style-name="standard">
      <style:graphic-properties draw:stroke="dash" draw:stroke-dash="Ultrafine_20_Dashed" svg:stroke-color="#3465a4" draw:fill="none" draw:textarea-horizontal-align="justify" draw:textarea-vertical-align="middle" draw:auto-grow-height="false" fo:min-height="0.951cm" fo:min-width="5.301cm" fo:wrap-option="no-wrap"/>
      <style:paragraph-properties style:writing-mode="lr-tb"/>
    </style:style>
    <style:style style:name="gr25" style:family="graphic" style:parent-style-name="standard">
      <style:graphic-properties draw:fill="none" draw:textarea-horizontal-align="justify" draw:textarea-vertical-align="middle" draw:auto-grow-height="false" fo:min-height="3.35cm" fo:min-width="6.6cm"/>
      <style:paragraph-properties style:writing-mode="lr-tb"/>
    </style:style>
    <style:style style:name="gr26" style:family="graphic" style:parent-style-name="standard">
      <style:graphic-properties draw:fill="none" draw:textarea-horizontal-align="justify" draw:textarea-vertical-align="middle" draw:auto-grow-height="false" fo:min-height="3.35cm" fo:min-width="6.9cm"/>
      <style:paragraph-properties style:writing-mode="lr-tb"/>
    </style:style>
    <style:style style:name="gr27" style:family="graphic" style:parent-style-name="standard">
      <style:graphic-properties draw:fill="solid" draw:fill-color="#729fcf" draw:textarea-horizontal-align="justify" draw:textarea-vertical-align="middle" draw:auto-grow-height="false" fo:min-height="3.15cm" fo:min-width="15.4cm"/>
      <style:paragraph-properties style:writing-mode="lr-tb"/>
    </style:style>
    <style:style style:name="gr28" style:family="graphic" style:parent-style-name="standard">
      <style:graphic-properties draw:stroke="dash" draw:stroke-dash="Ultrafine_20_Dashed" svg:stroke-color="#3465a4" draw:fill="none" draw:textarea-horizontal-align="justify" draw:textarea-vertical-align="middle" draw:auto-grow-height="false" fo:min-height="12.05cm" fo:min-width="17.5cm"/>
      <style:paragraph-properties style:writing-mode="lr-tb"/>
    </style:style>
    <style:style style:name="gr29" style:family="graphic" style:parent-style-name="standard">
      <style:graphic-properties draw:stroke="dash" draw:stroke-dash="Ultrafine_20_Dashed" svg:stroke-color="#3465a4" draw:fill="none" draw:textarea-horizontal-align="justify" draw:textarea-vertical-align="middle" draw:auto-grow-height="false" fo:min-height="11.85cm" fo:min-width="17.5cm"/>
      <style:paragraph-properties style:writing-mode="lr-tb"/>
    </style:style>
    <style:style style:name="gr30" style:family="graphic" style:parent-style-name="standard">
      <style:graphic-properties draw:fill="none" draw:textarea-horizontal-align="justify" draw:textarea-vertical-align="middle" draw:auto-grow-height="false" fo:min-height="3.15cm" fo:min-width="6.3cm"/>
      <style:paragraph-properties style:writing-mode="lr-tb"/>
    </style:style>
    <style:style style:name="gr31" style:family="graphic" style:parent-style-name="standard">
      <style:graphic-properties draw:stroke="dash" draw:stroke-dash="_33__20_Dashes_20_3_20_Dots_20__28_var_29_" svg:stroke-color="#3465a4" draw:fill="solid" draw:fill-color="#729fcf" draw:textarea-horizontal-align="justify" draw:textarea-vertical-align="middle" draw:auto-grow-height="false" fo:min-height="2.75cm" fo:min-width="6.2cm"/>
      <style:paragraph-properties style:writing-mode="lr-tb"/>
    </style:style>
    <style:style style:name="gr32" style:family="graphic" style:parent-style-name="standard">
      <style:graphic-properties draw:fill="solid" draw:fill-color="#111111" draw:textarea-horizontal-align="justify" draw:textarea-vertical-align="middle" draw:auto-grow-height="false" fo:min-height="2.75cm" fo:min-width="6.3cm"/>
      <style:paragraph-properties style:writing-mode="lr-tb"/>
    </style:style>
    <style:style style:name="gr33" style:family="graphic" style:parent-style-name="standard">
      <style:graphic-properties draw:fill="none" draw:textarea-horizontal-align="justify" draw:textarea-vertical-align="middle" draw:auto-grow-height="false" fo:min-height="2.35cm" fo:min-width="18.3cm"/>
      <style:paragraph-properties style:writing-mode="lr-tb"/>
    </style:style>
    <style:style style:name="gr34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4.15cm" fo:min-width="6.7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1.65cm" fo:min-width="3.3cm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1.55cm" fo:min-width="3.1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1.65cm" fo:min-width="3.1cm"/>
      <style:paragraph-properties style:writing-mode="lr-tb"/>
    </style:style>
    <style:style style:name="gr38" style:family="graphic" style:parent-style-name="standard">
      <style:graphic-properties draw:fill="solid" draw:fill-color="#72bf44" draw:textarea-horizontal-align="justify" draw:textarea-vertical-align="middle" draw:auto-grow-height="false" fo:min-height="1.75cm" fo:min-width="15.6cm"/>
      <style:paragraph-properties style:writing-mode="lr-tb"/>
    </style:style>
    <style:style style:name="gr39" style:family="graphic" style:parent-style-name="standard">
      <style:graphic-properties draw:stroke="dash" draw:stroke-dash="Ultrafine_20_Dashed" draw:fill="none" draw:textarea-horizontal-align="justify" draw:textarea-vertical-align="middle" draw:auto-grow-height="false" fo:min-height="2.25cm" fo:min-width="3.112cm" fo:wrap-option="no-wrap"/>
      <style:paragraph-properties style:writing-mode="lr-tb"/>
    </style:style>
    <style:style style:name="gr40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41" style:family="graphic" style:parent-style-name="standard">
      <style:graphic-properties draw:fill="solid" draw:fill-color="#bcaed5" draw:textarea-horizontal-align="justify" draw:textarea-vertical-align="middle" draw:auto-grow-height="false" fo:min-height="3.65cm" fo:min-width="3.5cm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1.65cm" fo:min-width="3.7cm"/>
      <style:paragraph-properties style:writing-mode="lr-tb"/>
    </style:style>
    <style:style style:name="gr43" style:family="graphic" style:parent-style-name="standard">
      <style:graphic-properties draw:textarea-horizontal-align="justify" draw:textarea-vertical-align="middle" draw:auto-grow-height="false" fo:min-height="1.55cm" fo:min-width="3.9cm"/>
      <style:paragraph-properties style:writing-mode="lr-tb"/>
    </style:style>
    <style:style style:name="gr44" style:family="graphic" style:parent-style-name="standard">
      <style:graphic-properties draw:textarea-horizontal-align="justify" draw:textarea-vertical-align="middle" draw:auto-grow-height="false" fo:min-height="1.45cm" fo:min-width="3.1cm"/>
      <style:paragraph-properties style:writing-mode="lr-tb"/>
    </style:style>
    <style:style style:name="gr45" style:family="graphic" style:parent-style-name="standard">
      <style:graphic-properties svg:stroke-color="#72bf44" draw:textarea-horizontal-align="justify" draw:textarea-vertical-align="middle" draw:auto-grow-height="false" fo:min-height="0.85cm" fo:min-width="3.2cm"/>
      <style:paragraph-properties style:writing-mode="lr-tb"/>
    </style:style>
    <style:style style:name="gr46" style:family="graphic" style:parent-style-name="objectwithoutfill">
      <style:graphic-properties draw:stroke="solid" draw:stroke-dash="Fine_20_Dashed" draw:marker-end="Arrow" draw:marker-end-width="0.3cm" draw:fill="none" draw:textarea-vertical-align="middle"/>
    </style:style>
    <style:style style:name="gr47" style:family="graphic" style:parent-style-name="standard">
      <style:graphic-properties draw:textarea-horizontal-align="justify" draw:textarea-vertical-align="middle" draw:auto-grow-height="false" fo:min-height="0.75cm" fo:min-width="3.9cm"/>
      <style:paragraph-properties style:writing-mode="lr-tb"/>
    </style:style>
    <style:style style:name="gr48" style:family="graphic" style:parent-style-name="standard">
      <style:graphic-properties draw:stroke="dash" draw:stroke-dash="Ultrafine_20_Dashed" draw:fill="solid" draw:fill-color="#dddddd" draw:textarea-horizontal-align="justify" draw:textarea-vertical-align="middle" draw:auto-grow-height="false" fo:min-height="7.921cm" fo:min-width="22.7cm"/>
      <style:paragraph-properties style:writing-mode="lr-tb"/>
    </style:style>
    <style:style style:name="gr49" style:family="graphic" style:parent-style-name="standard">
      <style:graphic-properties draw:fill="solid" draw:fill-color="#808080" draw:textarea-horizontal-align="justify" draw:textarea-vertical-align="middle" draw:auto-grow-height="false" fo:min-height="0.518cm" fo:min-width="1.81cm"/>
      <style:paragraph-properties style:writing-mode="lr-tb"/>
    </style:style>
    <style:style style:name="gr50" style:family="graphic" style:parent-style-name="standard">
      <style:graphic-properties draw:textarea-horizontal-align="justify" draw:textarea-vertical-align="middle" draw:auto-grow-height="false" fo:min-height="0.338cm" fo:min-width="5.083cm"/>
      <style:paragraph-properties style:writing-mode="lr-tb"/>
    </style:style>
    <style:style style:name="gr51" style:family="graphic" style:parent-style-name="standard">
      <style:graphic-properties draw:textarea-horizontal-align="justify" draw:textarea-vertical-align="middle" draw:auto-grow-height="false" fo:min-height="0.328cm" fo:min-width="18.081cm"/>
      <style:paragraph-properties style:writing-mode="lr-tb"/>
    </style:style>
    <style:style style:name="gr52" style:family="graphic" style:parent-style-name="standard">
      <style:graphic-properties draw:fill="solid" draw:fill-color="#808080" draw:textarea-horizontal-align="justify" draw:textarea-vertical-align="middle" draw:auto-grow-height="false" fo:min-height="0.521cm" fo:min-width="1.651cm"/>
      <style:paragraph-properties style:writing-mode="lr-tb"/>
    </style:style>
    <style:style style:name="gr53" style:family="graphic" style:parent-style-name="standard">
      <style:graphic-properties draw:fill="solid" draw:fill-color="#808080" draw:textarea-horizontal-align="justify" draw:textarea-vertical-align="middle" draw:auto-grow-height="false" fo:min-height="0.518cm" fo:min-width="1.908cm"/>
      <style:paragraph-properties style:writing-mode="lr-tb"/>
    </style:style>
    <style:style style:name="gr54" style:family="graphic" style:parent-style-name="standard">
      <style:graphic-properties draw:fill="solid" draw:fill-color="#808080" draw:textarea-horizontal-align="justify" draw:textarea-vertical-align="middle" draw:auto-grow-height="false" fo:min-height="0.518cm" fo:min-width="2.599cm"/>
      <style:paragraph-properties style:writing-mode="lr-tb"/>
    </style:style>
    <style:style style:name="gr55" style:family="graphic" style:parent-style-name="standard">
      <style:graphic-properties draw:textarea-horizontal-align="justify" draw:textarea-vertical-align="middle" draw:auto-grow-height="false" fo:min-height="0.424cm" fo:min-width="2.538cm"/>
      <style:paragraph-properties style:writing-mode="lr-tb"/>
    </style:style>
    <style:style style:name="gr56" style:family="graphic" style:parent-style-name="standard">
      <style:graphic-properties draw:fill="solid" draw:fill-color="#72bf44" draw:textarea-horizontal-align="justify" draw:textarea-vertical-align="middle" draw:auto-grow-height="false" fo:min-height="0.432cm" fo:min-width="17.213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fo:min-height="0.908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fo:min-height="0.907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fo:min-height="0.905cm"/>
      <style:paragraph-properties style:writing-mode="lr-tb"/>
    </style:style>
    <style:style style:name="gr60" style:family="graphic" style:parent-style-name="standard">
      <style:graphic-properties draw:textarea-horizontal-align="justify" draw:textarea-vertical-align="middle" draw:auto-grow-height="false" fo:min-height="0.377cm" fo:min-width="4.506cm"/>
      <style:paragraph-properties style:writing-mode="lr-tb"/>
    </style:style>
    <style:style style:name="gr61" style:family="graphic" style:parent-style-name="standard">
      <style:graphic-properties draw:textarea-horizontal-align="justify" draw:textarea-vertical-align="middle" draw:auto-grow-height="false" fo:min-height="0.452cm" fo:min-width="2.291cm"/>
      <style:paragraph-properties style:writing-mode="lr-tb"/>
    </style:style>
    <style:style style:name="gr62" style:family="graphic" style:parent-style-name="standard">
      <style:graphic-properties draw:textarea-horizontal-align="justify" draw:textarea-vertical-align="middle" draw:auto-grow-height="false" fo:min-height="0.434cm" fo:min-width="5.953cm"/>
      <style:paragraph-properties style:writing-mode="lr-tb"/>
    </style:style>
    <style:style style:name="gr63" style:family="graphic" style:parent-style-name="standard">
      <style:graphic-properties draw:fill="solid" draw:fill-color="#808080" draw:textarea-horizontal-align="justify" draw:textarea-vertical-align="middle" draw:auto-grow-height="false" fo:min-height="0.519cm" fo:min-width="1.483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fo:min-height="0.561cm"/>
      <style:paragraph-properties style:writing-mode="lr-tb"/>
    </style:style>
    <style:style style:name="gr65" style:family="graphic" style:parent-style-name="standard">
      <style:graphic-properties draw:fill-color="#6b5e9b" draw:textarea-horizontal-align="justify" draw:textarea-vertical-align="middle" draw:auto-grow-height="false" fo:min-height="0.216cm" fo:min-width="2.292cm"/>
      <style:paragraph-properties style:writing-mode="lr-tb"/>
    </style:style>
    <style:style style:name="gr66" style:family="graphic" style:parent-style-name="standard">
      <style:graphic-properties draw:fill-color="#6b5e9b" draw:textarea-horizontal-align="justify" draw:textarea-vertical-align="middle" draw:auto-grow-height="false" fo:min-height="0.216cm" fo:min-width="2.29cm"/>
      <style:paragraph-properties style:writing-mode="lr-tb"/>
    </style:style>
    <style:style style:name="gr67" style:family="graphic" style:parent-style-name="standard">
      <style:graphic-properties draw:fill-color="#6b5e9b" draw:textarea-horizontal-align="justify" draw:textarea-vertical-align="middle" draw:auto-grow-height="false" fo:min-height="0.216cm" fo:min-width="2.291cm"/>
      <style:paragraph-properties style:writing-mode="lr-tb"/>
    </style:style>
    <style:style style:name="gr68" style:family="graphic" style:parent-style-name="standard">
      <style:graphic-properties draw:textarea-horizontal-align="justify" draw:textarea-vertical-align="middle" draw:auto-grow-height="false" fo:min-height="0.519cm" fo:min-width="18.038cm"/>
      <style:paragraph-properties style:writing-mode="lr-tb"/>
    </style:style>
    <style:style style:name="gr69" style:family="graphic" style:parent-style-name="standard">
      <style:graphic-properties draw:fill-color="#999999" draw:textarea-horizontal-align="justify" draw:textarea-vertical-align="middle" draw:auto-grow-height="false" fo:min-height="0.156cm" fo:min-width="2.561cm"/>
      <style:paragraph-properties style:writing-mode="lr-tb"/>
    </style:style>
    <style:style style:name="gr70" style:family="graphic" style:parent-style-name="standard">
      <style:graphic-properties draw:fill-color="#999999" draw:textarea-horizontal-align="justify" draw:textarea-vertical-align="middle" draw:auto-grow-height="false" fo:min-height="0.155cm" fo:min-width="2.558cm"/>
      <style:paragraph-properties style:writing-mode="lr-tb"/>
    </style:style>
    <style:style style:name="gr71" style:family="graphic" style:parent-style-name="standard">
      <style:graphic-properties draw:fill-color="#ffffff" draw:textarea-horizontal-align="justify" draw:textarea-vertical-align="middle" draw:auto-grow-height="false" fo:min-height="0.896cm" fo:min-width="2.971cm"/>
      <style:paragraph-properties style:writing-mode="lr-tb"/>
    </style:style>
    <style:style style:name="gr72" style:family="graphic" style:parent-style-name="standard">
      <style:graphic-properties draw:fill-color="#ffffff" draw:textarea-horizontal-align="justify" draw:textarea-vertical-align="middle" draw:auto-grow-height="false" fo:min-height="0.897cm" fo:min-width="2.971cm"/>
      <style:paragraph-properties style:writing-mode="lr-tb"/>
    </style:style>
    <style:style style:name="gr73" style:family="graphic" style:parent-style-name="standard">
      <style:graphic-properties draw:fill-color="#ffffff" draw:textarea-horizontal-align="justify" draw:textarea-vertical-align="middle" draw:auto-grow-height="false" fo:min-height="0.895cm" fo:min-width="2.971cm"/>
      <style:paragraph-properties style:writing-mode="lr-tb"/>
    </style:style>
    <style:style style:name="gr74" style:family="graphic" style:parent-style-name="standard">
      <style:graphic-properties draw:fill-color="#ffffff" draw:textarea-horizontal-align="justify" draw:textarea-vertical-align="middle" draw:auto-grow-height="false" fo:min-height="0.894cm" fo:min-width="2.971cm"/>
      <style:paragraph-properties style:writing-mode="lr-tb"/>
    </style:style>
    <style:style style:name="gr75" style:family="graphic" style:parent-style-name="standard">
      <style:graphic-properties draw:fill="solid" draw:fill-color="#808080" draw:textarea-horizontal-align="justify" draw:textarea-vertical-align="middle" draw:auto-grow-height="false" fo:min-height="0.519cm" fo:min-width="1.034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fo:min-height="0.562cm"/>
      <style:paragraph-properties style:writing-mode="lr-tb"/>
    </style:style>
    <style:style style:name="gr77" style:family="graphic" style:parent-style-name="standard">
      <style:graphic-properties draw:fill="solid" draw:fill-color="#808080" draw:textarea-horizontal-align="justify" draw:textarea-vertical-align="middle" draw:auto-grow-height="false" fo:min-height="0.52cm" fo:min-width="1.333cm"/>
      <style:paragraph-properties style:writing-mode="lr-tb"/>
    </style:style>
    <style:style style:name="gr78" style:family="graphic" style:parent-style-name="standard">
      <style:graphic-properties draw:fill="solid" draw:fill-color="#808080" draw:textarea-horizontal-align="justify" draw:textarea-vertical-align="middle" draw:auto-grow-height="false" fo:min-height="0.52cm" fo:min-width="2.599cm"/>
      <style:paragraph-properties style:writing-mode="lr-tb"/>
    </style:style>
    <style:style style:name="gr79" style:family="graphic" style:parent-style-name="standard">
      <style:graphic-properties draw:fill="solid" draw:fill-color="#808080" draw:textarea-horizontal-align="justify" draw:textarea-vertical-align="middle" draw:auto-grow-height="false" fo:min-height="0.52cm" fo:min-width="2.722cm"/>
      <style:paragraph-properties style:writing-mode="lr-tb"/>
    </style:style>
    <style:style style:name="gr80" style:family="graphic" style:parent-style-name="standard">
      <style:graphic-properties draw:stroke="none" draw:fill="none" fo:min-height="0.987cm"/>
    </style:style>
    <style:style style:name="gr81" style:family="graphic" style:parent-style-name="standard">
      <style:graphic-properties draw:stroke="none" draw:fill="none" fo:min-height="14.65cm"/>
    </style:style>
    <style:style style:name="gr82" style:family="graphic" style:parent-style-name="无填充且无边框的对象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3" style:family="graphic" style:parent-style-name="standard">
      <style:graphic-properties draw:textarea-horizontal-align="justify" draw:textarea-vertical-align="middle" draw:auto-grow-height="false" fo:min-height="10.25cm" fo:min-width="12.7cm"/>
    </style:style>
    <style:style style:name="gr84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0.866cm" fo:min-width="11.4cm"/>
      <style:paragraph-properties style:writing-mode="lr-tb"/>
    </style:style>
    <style:style style:name="gr85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5.78cm" fo:min-width="1.3cm"/>
      <style:paragraph-properties style:writing-mode="lr-tb"/>
    </style:style>
    <style:style style:name="gr86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5.78cm" fo:min-width="1.7cm"/>
      <style:paragraph-properties style:writing-mode="lr-tb"/>
    </style:style>
    <style:style style:name="gr87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5.78cm" fo:min-width="1.5cm"/>
      <style:paragraph-properties style:writing-mode="lr-tb"/>
    </style:style>
    <style:style style:name="gr88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0.867cm" fo:min-width="11.4cm"/>
      <style:paragraph-properties style:writing-mode="lr-tb"/>
    </style:style>
    <style:style style:name="gr89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1.649cm" fo:min-width="1.1cm"/>
      <style:paragraph-properties style:writing-mode="lr-tb"/>
    </style:style>
    <style:style style:name="gr90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1.987cm" fo:min-width="1.1cm"/>
      <style:paragraph-properties style:writing-mode="lr-tb"/>
    </style:style>
    <style:style style:name="gr91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92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1.648cm" fo:min-width="1.6cm"/>
      <style:paragraph-properties style:writing-mode="lr-tb"/>
    </style:style>
    <style:style style:name="gr93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1.649cm" fo:min-width="1.6cm"/>
      <style:paragraph-properties style:writing-mode="lr-tb"/>
    </style:style>
    <style:style style:name="gr94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1.35cm" fo:min-width="1.1cm"/>
      <style:paragraph-properties style:writing-mode="lr-tb"/>
    </style:style>
    <style:style style:name="gr95" style:family="graphic" style:parent-style-name="standard">
      <style:graphic-properties draw:stroke="dash" draw:stroke-dash="Fine_20_Dashed" svg:stroke-width="0.1cm" draw:marker-start-width="0.35cm" draw:marker-end-width="0.35cm" draw:fill-color="#ffffff" draw:textarea-horizontal-align="justify" draw:textarea-vertical-align="middle" draw:auto-grow-height="false" fo:min-height="3.35cm" fo:min-width="16.7cm" fo:padding-top="0.175cm" fo:padding-bottom="0.175cm" fo:padding-left="0.3cm" fo:padding-right="0.3cm"/>
    </style:style>
    <style:style style:name="gr96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0.431cm" fo:min-width="2.512cm" fo:padding-top="0.175cm" fo:padding-bottom="0.175cm" fo:padding-left="0.3cm" fo:padding-right="0.3cm"/>
      <style:paragraph-properties style:writing-mode="lr-tb"/>
    </style:style>
    <style:style style:name="gr97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0.432cm" fo:min-width="2.609cm" fo:padding-top="0.175cm" fo:padding-bottom="0.175cm" fo:padding-left="0.3cm" fo:padding-right="0.3cm"/>
      <style:paragraph-properties style:writing-mode="lr-tb"/>
    </style:style>
    <style:style style:name="gr98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0.431cm" fo:min-width="2.609cm" fo:padding-top="0.175cm" fo:padding-bottom="0.175cm" fo:padding-left="0.3cm" fo:padding-right="0.3cm"/>
      <style:paragraph-properties style:writing-mode="lr-tb"/>
    </style:style>
    <style:style style:name="gr99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0.432cm" fo:min-width="2.512cm" fo:padding-top="0.175cm" fo:padding-bottom="0.175cm" fo:padding-left="0.3cm" fo:padding-right="0.3cm"/>
      <style:paragraph-properties style:writing-mode="lr-tb"/>
    </style:style>
    <style:style style:name="gr100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0.432cm" fo:min-width="15.835cm" fo:padding-top="0.175cm" fo:padding-bottom="0.175cm" fo:padding-left="0.3cm" fo:padding-right="0.3cm"/>
      <style:paragraph-properties style:writing-mode="lr-tb"/>
    </style:style>
    <style:style style:name="gr101" style:family="graphic" style:parent-style-name="standard">
      <style:graphic-properties draw:fill-color="#ffffff" draw:textarea-horizontal-align="justify" draw:textarea-vertical-align="middle" draw:auto-grow-height="false" fo:min-height="0.531cm" fo:min-width="3.758cm"/>
      <style:paragraph-properties style:writing-mode="lr-tb"/>
    </style:style>
    <style:style style:name="gr102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0.431cm" fo:min-width="16.635cm" fo:padding-top="0.175cm" fo:padding-bottom="0.175cm" fo:padding-left="0.3cm" fo:padding-right="0.3cm"/>
      <style:paragraph-properties style:writing-mode="lr-tb"/>
    </style:style>
    <style:style style:name="gr103" style:family="graphic" style:parent-style-name="standard">
      <style:graphic-properties draw:fill-color="#ffffff" draw:textarea-horizontal-align="justify" draw:textarea-vertical-align="middle" draw:auto-grow-height="false" fo:min-height="0.531cm" fo:min-width="3.858cm"/>
      <style:paragraph-properties style:writing-mode="lr-tb"/>
    </style:style>
    <style:style style:name="gr104" style:family="graphic" style:parent-style-name="standard">
      <style:graphic-properties draw:fill-color="#ffffff" draw:textarea-horizontal-align="justify" draw:textarea-vertical-align="middle" draw:auto-grow-height="false" fo:min-height="0.531cm" fo:min-width="3.827cm"/>
      <style:paragraph-properties style:writing-mode="lr-tb"/>
    </style:style>
    <style:style style:name="gr105" style:family="graphic" style:parent-style-name="standard">
      <style:graphic-properties draw:fill-color="#ffffff" draw:textarea-horizontal-align="justify" draw:textarea-vertical-align="middle" draw:auto-grow-height="false" fo:min-height="0.43cm" fo:min-width="2.567cm"/>
      <style:paragraph-properties style:writing-mode="lr-tb"/>
    </style:style>
    <style:style style:name="gr106" style:family="graphic" style:parent-style-name="standard">
      <style:graphic-properties draw:fill-color="#ffffff" draw:textarea-horizontal-align="justify" draw:textarea-vertical-align="middle" draw:auto-grow-height="false" fo:min-height="0.531cm" fo:min-width="3.703cm"/>
      <style:paragraph-properties style:writing-mode="lr-tb"/>
    </style:style>
    <style:style style:name="gr107" style:family="graphic" style:parent-style-name="standard">
      <style:graphic-properties draw:fill-color="#ffffff" draw:textarea-horizontal-align="justify" draw:textarea-vertical-align="middle" draw:auto-grow-height="false" fo:min-height="0.625cm" fo:min-width="16.584cm"/>
      <style:paragraph-properties style:writing-mode="lr-tb"/>
    </style:style>
    <style:style style:name="gr108" style:family="graphic" style:parent-style-name="standard">
      <style:graphic-properties draw:fill-color="#ffffff" draw:textarea-horizontal-align="justify" draw:textarea-vertical-align="middle" draw:auto-grow-height="false" fo:min-height="0.43cm" fo:min-width="3.628cm"/>
      <style:paragraph-properties style:writing-mode="lr-tb"/>
    </style:style>
    <style:style style:name="gr109" style:family="graphic" style:parent-style-name="standard">
      <style:graphic-properties draw:fill-color="#ffffff" draw:textarea-horizontal-align="justify" draw:textarea-vertical-align="middle" draw:auto-grow-height="false" fo:min-height="0.43cm" fo:min-width="2.568cm"/>
      <style:paragraph-properties style:writing-mode="lr-tb"/>
    </style:style>
    <style:style style:name="gr110" style:family="graphic" style:parent-style-name="standard">
      <style:graphic-properties draw:fill-color="#ffffff" draw:textarea-horizontal-align="justify" draw:textarea-vertical-align="middle" draw:auto-grow-height="false" fo:min-height="0.43cm" fo:min-width="2.566cm"/>
      <style:paragraph-properties style:writing-mode="lr-tb"/>
    </style:style>
    <style:style style:name="gr111" style:family="graphic" style:parent-style-name="standard">
      <style:graphic-properties draw:fill-color="#ffffff" draw:textarea-horizontal-align="justify" draw:textarea-vertical-align="middle" draw:auto-grow-height="false" fo:min-height="0.528cm" fo:min-width="8.116cm"/>
      <style:paragraph-properties style:writing-mode="lr-tb"/>
    </style:style>
    <style:style style:name="gr112" style:family="graphic" style:parent-style-name="standard">
      <style:graphic-properties draw:fill-color="#ffffff" draw:textarea-horizontal-align="justify" draw:textarea-vertical-align="middle" draw:auto-grow-height="false" fo:min-height="0.528cm" fo:min-width="7.968cm"/>
      <style:paragraph-properties style:writing-mode="lr-tb"/>
    </style:style>
    <style:style style:name="gr113" style:family="graphic" style:parent-style-name="standard">
      <style:graphic-properties draw:fill-color="#ffffff" draw:textarea-horizontal-align="justify" draw:textarea-vertical-align="middle" draw:auto-grow-height="false" fo:min-height="0.531cm" fo:min-width="4.451cm"/>
      <style:paragraph-properties style:writing-mode="lr-tb"/>
    </style:style>
    <style:style style:name="gr114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0.408cm" fo:min-width="2.609cm" fo:padding-top="0.175cm" fo:padding-bottom="0.175cm" fo:padding-left="0.3cm" fo:padding-right="0.3cm"/>
      <style:paragraph-properties style:writing-mode="lr-tb"/>
    </style:style>
    <style:style style:name="gr115" style:family="graphic" style:parent-style-name="standard">
      <style:graphic-properties draw:fill-color="#ffffff" draw:textarea-horizontal-align="justify" draw:textarea-vertical-align="middle" draw:auto-grow-height="false" fo:min-height="0.527cm" fo:min-width="3.131cm"/>
      <style:paragraph-properties style:writing-mode="lr-tb"/>
    </style:style>
    <style:style style:name="gr116" style:family="graphic" style:parent-style-name="standard">
      <style:graphic-properties draw:fill-color="#ffffff" draw:textarea-horizontal-align="justify" draw:textarea-vertical-align="middle" draw:auto-grow-height="false" fo:min-height="0.527cm" fo:min-width="3.825cm"/>
      <style:paragraph-properties style:writing-mode="lr-tb"/>
    </style:style>
    <style:style style:name="gr117" style:family="graphic" style:parent-style-name="standard">
      <style:graphic-properties draw:fill-color="#ffffff" draw:textarea-horizontal-align="justify" draw:textarea-vertical-align="middle" draw:auto-grow-height="false" fo:min-height="0.527cm" fo:min-width="3.654cm"/>
      <style:paragraph-properties style:writing-mode="lr-tb"/>
    </style:style>
    <style:style style:name="gr118" style:family="graphic" style:parent-style-name="standard">
      <style:graphic-properties draw:fill-color="#ffffff" draw:textarea-horizontal-align="justify" draw:textarea-vertical-align="middle" draw:auto-grow-height="false" fo:min-height="0.527cm" fo:min-width="5.225cm"/>
      <style:paragraph-properties style:writing-mode="lr-tb"/>
    </style:style>
    <style:style style:name="gr119" style:family="graphic" style:parent-style-name="standard">
      <style:graphic-properties draw:fill-color="#ffffff" draw:textarea-horizontal-align="justify" draw:textarea-vertical-align="middle" draw:auto-grow-height="false" fo:min-height="0.527cm" fo:min-width="5.226cm"/>
      <style:paragraph-properties style:writing-mode="lr-tb"/>
    </style:style>
    <style:style style:name="gr120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1.983cm" fo:min-width="16.5cm" fo:padding-top="0.175cm" fo:padding-bottom="0.175cm" fo:padding-left="0.3cm" fo:padding-right="0.3cm"/>
      <style:paragraph-properties style:writing-mode="lr-tb"/>
    </style:style>
    <style:style style:name="gr121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0.428cm" fo:min-width="2.609cm" fo:padding-top="0.175cm" fo:padding-bottom="0.175cm" fo:padding-left="0.3cm" fo:padding-right="0.3cm"/>
      <style:paragraph-properties style:writing-mode="lr-tb"/>
    </style:style>
    <style:style style:name="gr122" style:family="graphic" style:parent-style-name="standard">
      <style:graphic-properties svg:stroke-width="0.1cm" draw:marker-start-width="0.35cm" draw:marker-end-width="0.35cm" draw:fill="none" draw:fill-color="#ffffff" draw:textarea-horizontal-align="justify" draw:textarea-vertical-align="middle" draw:auto-grow-height="false" fo:min-height="2.721cm" fo:min-width="16.527cm" fo:padding-top="0.175cm" fo:padding-bottom="0.175cm" fo:padding-left="0.3cm" fo:padding-right="0.3cm"/>
      <style:paragraph-properties style:writing-mode="lr-tb"/>
    </style:style>
    <style:style style:name="gr123" style:family="graphic" style:parent-style-name="standard">
      <style:graphic-properties svg:stroke-width="0.1cm" svg:stroke-color="#3465a4" draw:marker-start-width="0.35cm" draw:marker-end-width="0.35cm" draw:fill="none" draw:fill-color="#ffffff" draw:textarea-horizontal-align="justify" draw:textarea-vertical-align="middle" draw:auto-grow-height="false" fo:min-height="2.857cm" fo:min-width="16.495cm" fo:padding-top="0.175cm" fo:padding-bottom="0.175cm" fo:padding-left="0.3cm" fo:padding-right="0.3cm"/>
      <style:paragraph-properties style:writing-mode="lr-tb"/>
    </style:style>
    <style:style style:name="gr124" style:family="graphic" style:parent-style-name="standard">
      <style:graphic-properties svg:stroke-width="0.1cm" draw:marker-start-width="0.35cm" draw:marker-end-width="0.35cm" draw:fill="none" draw:fill-color="#ffffff" draw:textarea-horizontal-align="justify" draw:textarea-vertical-align="middle" draw:auto-grow-height="false" fo:min-height="1.269cm" fo:min-width="16.576cm" fo:padding-top="0.175cm" fo:padding-bottom="0.175cm" fo:padding-left="0.3cm" fo:padding-right="0.3cm"/>
      <style:paragraph-properties style:writing-mode="lr-tb"/>
    </style:style>
    <style:style style:name="gr125" style:family="graphic" style:parent-style-name="standard">
      <style:graphic-properties svg:stroke-width="0.1cm" draw:marker-start-width="0.35cm" draw:marker-end-width="0.35cm" draw:fill="none" draw:fill-color="#ffffff" draw:textarea-horizontal-align="justify" draw:textarea-vertical-align="middle" draw:auto-grow-height="false" fo:min-height="1.205cm" fo:min-width="15.796cm" fo:padding-top="0.175cm" fo:padding-bottom="0.175cm" fo:padding-left="0.3cm" fo:padding-right="0.3cm"/>
      <style:paragraph-properties style:writing-mode="lr-tb"/>
    </style:style>
    <style:style style:name="gr126" style:family="graphic" style:parent-style-name="standard">
      <style:graphic-properties draw:stroke="dash" draw:stroke-dash="Fine_20_Dashed" svg:stroke-width="0.1cm" draw:marker-start-width="0.35cm" draw:marker-end-width="0.35cm" draw:fill-color="#dddddd" draw:textarea-horizontal-align="justify" draw:textarea-vertical-align="middle" draw:auto-grow-height="false" fo:min-height="5.05cm" fo:min-width="17.9cm" fo:padding-top="0.175cm" fo:padding-bottom="0.175cm" fo:padding-left="0.3cm" fo:padding-right="0.3cm"/>
      <style:paragraph-properties style:writing-mode="lr-tb"/>
    </style:style>
    <style:style style:name="gr127" style:family="graphic" style:parent-style-name="standard">
      <style:graphic-properties draw:stroke="dash" draw:stroke-dash="Fine_20_Dashed" svg:stroke-width="0.1cm" draw:marker-start-width="0.35cm" draw:marker-end-width="0.35cm" draw:fill-color="#dddddd" draw:textarea-horizontal-align="justify" draw:textarea-vertical-align="middle" draw:auto-grow-height="false" fo:min-height="7.35cm" fo:min-width="17.9cm" fo:padding-top="0.175cm" fo:padding-bottom="0.175cm" fo:padding-left="0.3cm" fo:padding-right="0.3cm"/>
      <style:paragraph-properties style:writing-mode="lr-tb"/>
    </style:style>
    <style:style style:name="gr128" style:family="graphic" style:parent-style-name="standard">
      <style:graphic-properties draw:stroke="dash" draw:stroke-dash="Fine_20_Dashed" svg:stroke-width="0.1cm" draw:marker-start-width="0.35cm" draw:marker-end-width="0.35cm" draw:fill-color="#eeeeee" draw:textarea-horizontal-align="justify" draw:textarea-vertical-align="middle" draw:auto-grow-height="false" fo:min-height="2.55cm" fo:min-width="17.6cm" fo:padding-top="0.175cm" fo:padding-bottom="0.175cm" fo:padding-left="0.3cm" fo:padding-right="0.3cm"/>
      <style:paragraph-properties style:writing-mode="lr-tb"/>
    </style:style>
    <style:style style:name="gr129" style:family="graphic" style:parent-style-name="standard">
      <style:graphic-properties draw:fill-color="#eeeeee" draw:textarea-horizontal-align="justify" draw:textarea-vertical-align="middle" draw:auto-grow-height="false" fo:min-height="0.65cm" fo:min-width="1.8cm" draw:shadow="hidden"/>
      <style:paragraph-properties style:writing-mode="lr-tb"/>
    </style:style>
    <style:style style:name="gr130" style:family="graphic" style:parent-style-name="standard">
      <style:graphic-properties draw:fill-color="#eeeeee" draw:textarea-horizontal-align="justify" draw:textarea-vertical-align="middle" draw:auto-grow-height="false" fo:min-height="0.65cm" fo:min-width="2.6cm" draw:shadow="hidden"/>
      <style:paragraph-properties style:writing-mode="lr-tb"/>
    </style:style>
    <style:style style:name="gr131" style:family="graphic" style:parent-style-name="standard">
      <style:graphic-properties draw:fill-color="#eeeeee" draw:textarea-horizontal-align="justify" draw:textarea-vertical-align="middle" draw:auto-grow-height="false" fo:min-height="0.65cm" fo:min-width="3cm" draw:shadow="hidden"/>
      <style:paragraph-properties style:writing-mode="lr-tb"/>
    </style:style>
    <style:style style:name="gr132" style:family="graphic" style:parent-style-name="standard">
      <style:graphic-properties draw:fill-color="#eeeeee" draw:textarea-horizontal-align="justify" draw:textarea-vertical-align="middle" draw:auto-grow-height="false" fo:min-height="0.65cm" fo:min-width="2.7cm" draw:shadow="hidden"/>
      <style:paragraph-properties style:writing-mode="lr-tb"/>
    </style:style>
    <style:style style:name="gr133" style:family="graphic" style:parent-style-name="standard">
      <style:graphic-properties draw:fill-color="#eeeeee" draw:textarea-horizontal-align="justify" draw:textarea-vertical-align="middle" draw:auto-grow-height="false" fo:min-height="0.65cm" fo:min-width="2.8cm" draw:shadow="hidden"/>
      <style:paragraph-properties style:writing-mode="lr-tb"/>
    </style:style>
    <style:style style:name="gr134" style:family="graphic" style:parent-style-name="standard">
      <style:graphic-properties draw:fill-color="#eeeeee" draw:textarea-horizontal-align="justify" draw:textarea-vertical-align="middle" draw:auto-grow-height="false" fo:min-height="0.65cm" fo:min-width="3.7cm" draw:shadow="hidden"/>
      <style:paragraph-properties style:writing-mode="lr-tb"/>
    </style:style>
    <style:style style:name="gr135" style:family="graphic" style:parent-style-name="standard">
      <style:graphic-properties draw:fill-color="#eeeeee" draw:textarea-horizontal-align="justify" draw:textarea-vertical-align="middle" draw:auto-grow-height="false" fo:min-height="0.65cm" fo:min-width="3.4cm" draw:shadow="hidden"/>
      <style:paragraph-properties style:writing-mode="lr-tb"/>
    </style:style>
    <style:style style:name="gr136" style:family="graphic" style:parent-style-name="standard">
      <style:graphic-properties draw:fill-color="#eeeeee" draw:textarea-horizontal-align="justify" draw:textarea-vertical-align="middle" draw:auto-grow-height="false" fo:min-height="0.65cm" fo:min-width="2.9cm" draw:shadow="hidden"/>
      <style:paragraph-properties style:writing-mode="lr-tb"/>
    </style:style>
    <style:style style:name="gr137" style:family="graphic" style:parent-style-name="standard">
      <style:graphic-properties draw:fill-color="#eeeeee" draw:textarea-horizontal-align="justify" draw:textarea-vertical-align="middle" draw:auto-grow-height="false" fo:min-height="0.65cm" fo:min-width="3.3cm" draw:shadow="hidden"/>
      <style:paragraph-properties style:writing-mode="lr-tb"/>
    </style:style>
    <style:style style:name="gr138" style:family="graphic" style:parent-style-name="standard">
      <style:graphic-properties draw:fill-color="#eeeeee" draw:textarea-horizontal-align="justify" draw:textarea-vertical-align="middle" draw:auto-grow-height="false" fo:min-height="0.65cm" fo:min-width="3.5cm" draw:shadow="hidden"/>
      <style:paragraph-properties style:writing-mode="lr-tb"/>
    </style:style>
    <style:style style:name="gr139" style:family="graphic" style:parent-style-name="standard">
      <style:graphic-properties draw:fill-color="#eeeeee" draw:textarea-horizontal-align="justify" draw:textarea-vertical-align="middle" draw:auto-grow-height="false" fo:min-height="0.65cm" fo:min-width="2.3cm" draw:shadow="hidden"/>
      <style:paragraph-properties style:writing-mode="lr-tb"/>
    </style:style>
    <style:style style:name="gr140" style:family="graphic" style:parent-style-name="standard">
      <style:graphic-properties draw:fill-color="#eeeeee" draw:textarea-horizontal-align="justify" draw:textarea-vertical-align="middle" draw:auto-grow-height="false" fo:min-height="0.65cm" fo:min-width="8cm" draw:shadow="hidden"/>
      <style:paragraph-properties style:writing-mode="lr-tb"/>
    </style:style>
    <style:style style:name="gr141" style:family="graphic" style:parent-style-name="standard">
      <style:graphic-properties draw:fill-color="#eeeeee" draw:textarea-horizontal-align="justify" draw:textarea-vertical-align="middle" draw:auto-grow-height="false" fo:min-height="0.65cm" fo:min-width="2.1cm" draw:shadow="hidden"/>
      <style:paragraph-properties style:writing-mode="lr-tb"/>
    </style:style>
    <style:style style:name="gr142" style:family="graphic" style:parent-style-name="standard">
      <style:graphic-properties draw:fill-color="#eeeeee" draw:textarea-horizontal-align="justify" draw:textarea-vertical-align="middle" draw:auto-grow-height="false" fo:min-height="0.65cm" fo:min-width="3.1cm" draw:shadow="hidden"/>
      <style:paragraph-properties style:writing-mode="lr-tb"/>
    </style:style>
    <style:style style:name="gr143" style:family="graphic" style:parent-style-name="standard">
      <style:graphic-properties draw:fill-color="#eeeeee" draw:textarea-horizontal-align="justify" draw:textarea-vertical-align="middle" draw:auto-grow-height="false" fo:min-height="0.65cm" fo:min-width="4cm" draw:shadow="hidden"/>
      <style:paragraph-properties style:writing-mode="lr-tb"/>
    </style:style>
    <style:style style:name="gr144" style:family="graphic" style:parent-style-name="standard">
      <style:graphic-properties draw:fill-color="#eeeeee" draw:textarea-horizontal-align="justify" draw:textarea-vertical-align="middle" draw:auto-grow-height="false" fo:min-height="0.65cm" fo:min-width="4.2cm" draw:shadow="hidden"/>
      <style:paragraph-properties style:writing-mode="lr-tb"/>
    </style:style>
    <style:style style:name="gr145" style:family="graphic" style:parent-style-name="standard">
      <style:graphic-properties draw:fill-color="#eeeeee" draw:textarea-horizontal-align="justify" draw:textarea-vertical-align="middle" draw:auto-grow-height="false" fo:min-height="0.65cm" fo:min-width="5.7cm" draw:shadow="hidden"/>
      <style:paragraph-properties style:writing-mode="lr-tb"/>
    </style:style>
    <style:style style:name="gr146" style:family="graphic" style:parent-style-name="standard">
      <style:graphic-properties draw:stroke="dash" draw:stroke-dash="Fine_20_Dashed" svg:stroke-width="0.1cm" draw:marker-start-width="0.35cm" draw:marker-end-width="0.35cm" draw:fill-color="#dddddd" draw:textarea-horizontal-align="justify" draw:textarea-vertical-align="middle" draw:auto-grow-height="false" fo:min-height="7.35cm" fo:min-width="17.7cm" fo:padding-top="0.175cm" fo:padding-bottom="0.175cm" fo:padding-left="0.3cm" fo:padding-right="0.3cm"/>
      <style:paragraph-properties style:writing-mode="lr-tb"/>
    </style:style>
    <style:style style:name="gr147" style:family="graphic" style:parent-style-name="standard">
      <style:graphic-properties draw:fill-color="#eeeeee" draw:textarea-horizontal-align="justify" draw:textarea-vertical-align="middle" draw:auto-grow-height="false" fo:min-height="0.65cm" fo:min-width="3.9cm" draw:shadow="hidden"/>
      <style:paragraph-properties style:writing-mode="lr-tb"/>
    </style:style>
    <style:style style:name="gr148" style:family="graphic" style:parent-style-name="standard">
      <style:graphic-properties draw:stroke="dash" draw:stroke-dash="Dot" draw:fill="solid" draw:fill-color="#ffffff" draw:textarea-horizontal-align="justify" draw:textarea-vertical-align="middle" draw:auto-grow-height="false" fo:min-height="4.95cm" fo:min-width="4.6cm"/>
      <style:paragraph-properties style:writing-mode="lr-tb"/>
    </style:style>
    <style:style style:name="gr149" style:family="graphic" style:parent-style-name="standard">
      <style:graphic-properties svg:stroke-color="#eeeeee" draw:fill-color="#eeeeee" draw:textarea-horizontal-align="justify" draw:textarea-vertical-align="middle" draw:auto-grow-height="false" fo:min-height="0.95cm" fo:min-width="3.1cm"/>
      <style:paragraph-properties style:writing-mode="lr-tb"/>
    </style:style>
    <style:style style:name="gr150" style:family="graphic" style:parent-style-name="standard">
      <style:graphic-properties draw:stroke="dash" draw:stroke-dash="Dot" draw:fill-color="#ffffff" draw:textarea-horizontal-align="justify" draw:textarea-vertical-align="middle" draw:auto-grow-height="false" fo:min-height="4.95cm" fo:min-width="9.8cm"/>
      <style:paragraph-properties style:writing-mode="lr-tb"/>
    </style:style>
    <style:style style:name="gr151" style:family="graphic" style:parent-style-name="standard">
      <style:graphic-properties svg:stroke-color="#ffffff" draw:fill-color="#eeeeee" draw:textarea-horizontal-align="justify" draw:textarea-vertical-align="middle" draw:auto-grow-height="false" fo:min-height="1.35cm" fo:min-width="5.4cm"/>
      <style:paragraph-properties style:writing-mode="lr-tb"/>
    </style:style>
    <style:style style:name="gr152" style:family="graphic" style:parent-style-name="standard">
      <style:graphic-properties svg:stroke-color="#808080" draw:fill="solid" draw:fill-color="#eeeeee" draw:opacity="100%" draw:textarea-horizontal-align="justify" draw:textarea-vertical-align="middle" draw:auto-grow-height="false" fo:min-height="2.55cm" fo:min-width="16.8cm"/>
      <style:paragraph-properties style:writing-mode="lr-tb"/>
    </style:style>
    <style:style style:name="gr153" style:family="graphic" style:parent-style-name="objectwithoutfill">
      <style:graphic-properties draw:stroke="dash" draw:stroke-dash="Dot" draw:marker-end="Arrow" draw:marker-end-width="0.3cm" draw:fill="none" draw:textarea-vertical-align="middle"/>
    </style:style>
    <style:style style:name="gr154" style:family="graphic" style:parent-style-name="standard">
      <style:graphic-properties draw:stroke="dash" draw:stroke-dash="Dot" draw:fill-color="#ffffff" draw:textarea-horizontal-align="justify" draw:textarea-vertical-align="middle" draw:auto-grow-height="false" fo:min-height="0.857cm" fo:min-width="3.718cm" fo:wrap-option="no-wrap"/>
      <style:paragraph-properties style:writing-mode="lr-tb"/>
    </style:style>
    <style:style style:name="gr155" style:family="graphic" style:parent-style-name="standard">
      <style:graphic-properties draw:fill-color="#ffd7d7" draw:textarea-horizontal-align="justify" draw:textarea-vertical-align="middle" draw:auto-grow-height="false" fo:min-height="5.845cm" fo:min-width="0cm"/>
    </style:style>
    <style:style style:name="gr156" style:family="graphic" style:parent-style-name="standard">
      <style:graphic-properties draw:stroke="dash" draw:stroke-dash="Dot" draw:fill-color="#ffffff" draw:textarea-horizontal-align="justify" draw:textarea-vertical-align="middle" draw:auto-grow-height="false" fo:min-height="0.899cm" fo:min-width="4.989cm" fo:wrap-option="no-wrap"/>
      <style:paragraph-properties style:writing-mode="lr-tb"/>
    </style:style>
    <style:style style:name="gr157" style:family="graphic" style:parent-style-name="standard">
      <style:graphic-properties draw:fill-color="#dee7e5" draw:textarea-horizontal-align="justify" draw:textarea-vertical-align="middle" draw:auto-grow-height="false" fo:min-height="1.211cm" fo:min-width="4.4cm"/>
      <style:paragraph-properties style:writing-mode="lr-tb"/>
    </style:style>
    <style:style style:name="gr158" style:family="graphic" style:parent-style-name="standard">
      <style:graphic-properties svg:stroke-color="#3465a4" draw:fill-color="#ff6d6d" draw:textarea-horizontal-align="justify" draw:textarea-vertical-align="middle" draw:auto-grow-height="false" fo:min-height="2.084cm" fo:min-width="3.32cm"/>
      <style:paragraph-properties style:writing-mode="lr-tb"/>
    </style:style>
    <style:style style:name="gr159" style:family="graphic" style:parent-style-name="standard">
      <style:graphic-properties svg:stroke-color="#3465a4" draw:fill-color="#ff5429" draw:textarea-horizontal-align="justify" draw:textarea-vertical-align="middle" draw:auto-grow-height="false" fo:min-height="2.084cm" fo:min-width="3.32cm"/>
      <style:paragraph-properties style:writing-mode="lr-tb"/>
    </style:style>
    <style:style style:name="gr160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161" style:family="graphic" style:parent-style-name="standard">
      <style:graphic-properties svg:stroke-color="#3465a4" draw:fill-color="#4b2204" draw:textarea-horizontal-align="justify" draw:textarea-vertical-align="middle" draw:auto-grow-height="false" fo:min-height="1.25cm" fo:min-width="17.5cm"/>
      <style:paragraph-properties style:writing-mode="lr-tb"/>
    </style:style>
    <style:style style:name="gr162" style:family="graphic" style:parent-style-name="standard">
      <style:graphic-properties draw:fill="solid" draw:fill-color="#81d41a" draw:textarea-horizontal-align="justify" draw:textarea-vertical-align="middle" draw:auto-grow-height="false" fo:min-height="0.696cm" fo:min-width="1.657cm"/>
      <style:paragraph-properties style:writing-mode="lr-tb"/>
    </style:style>
    <style:style style:name="gr163" style:family="graphic" style:parent-style-name="standard">
      <style:graphic-properties draw:fill="solid" draw:fill-color="#81d41a" draw:textarea-horizontal-align="justify" draw:textarea-vertical-align="middle" draw:auto-grow-height="false" fo:min-height="0.699cm" fo:min-width="1.695cm"/>
      <style:paragraph-properties style:writing-mode="lr-tb"/>
    </style:style>
    <style:style style:name="gr164" style:family="graphic" style:parent-style-name="standard">
      <style:graphic-properties draw:fill="solid" draw:fill-color="#81d41a" draw:textarea-horizontal-align="justify" draw:textarea-vertical-align="middle" draw:auto-grow-height="false" fo:min-height="0.696cm" fo:min-width="1.956cm"/>
      <style:paragraph-properties style:writing-mode="lr-tb"/>
    </style:style>
    <style:style style:name="gr165" style:family="graphic" style:parent-style-name="standard">
      <style:graphic-properties draw:fill="solid" draw:fill-color="#81d41a" draw:textarea-horizontal-align="justify" draw:textarea-vertical-align="middle" draw:auto-grow-height="false" fo:min-height="0.696cm" fo:min-width="2.163cm"/>
      <style:paragraph-properties style:writing-mode="lr-tb"/>
    </style:style>
    <style:style style:name="gr166" style:family="graphic" style:parent-style-name="standard">
      <style:graphic-properties draw:fill="solid" draw:fill-color="#81d41a" draw:textarea-horizontal-align="justify" draw:textarea-vertical-align="middle" draw:auto-grow-height="false" fo:min-height="0.697cm" fo:min-width="1.523cm"/>
      <style:paragraph-properties style:writing-mode="lr-tb"/>
    </style:style>
    <style:style style:name="gr167" style:family="graphic" style:parent-style-name="standard">
      <style:graphic-properties draw:fill="solid" draw:fill-color="#81d41a" draw:textarea-horizontal-align="justify" draw:textarea-vertical-align="middle" draw:auto-grow-height="false" fo:min-height="0.697cm" fo:min-width="1.065cm"/>
      <style:paragraph-properties style:writing-mode="lr-tb"/>
    </style:style>
    <style:style style:name="gr168" style:family="graphic" style:parent-style-name="objectwithoutfill">
      <style:graphic-properties draw:marker-end="Arrow" draw:marker-end-width="0.3cm" draw:fill="none" draw:fill-color="#81d41a" draw:textarea-vertical-align="middle"/>
    </style:style>
    <style:style style:name="gr169" style:family="graphic" style:parent-style-name="standard">
      <style:graphic-properties draw:fill="solid" draw:fill-color="#81d41a" draw:textarea-horizontal-align="justify" draw:textarea-vertical-align="middle" draw:auto-grow-height="false" fo:min-height="0.698cm" fo:min-width="1.47cm"/>
      <style:paragraph-properties style:writing-mode="lr-tb"/>
    </style:style>
    <style:style style:name="gr170" style:family="graphic" style:parent-style-name="standard">
      <style:graphic-properties draw:fill="solid" draw:fill-color="#81d41a" draw:textarea-horizontal-align="justify" draw:textarea-vertical-align="middle" draw:auto-grow-height="false" fo:min-height="0.697cm" fo:min-width="2.663cm"/>
      <style:paragraph-properties style:writing-mode="lr-tb"/>
    </style:style>
    <style:style style:name="gr171" style:family="graphic" style:parent-style-name="standard">
      <style:graphic-properties draw:fill="solid" draw:fill-color="#81d41a" draw:textarea-horizontal-align="justify" draw:textarea-vertical-align="middle" draw:auto-grow-height="false" fo:min-height="0.697cm" fo:min-width="2.789cm"/>
      <style:paragraph-properties style:writing-mode="lr-tb"/>
    </style:style>
    <style:style style:name="gr172" style:family="graphic" style:parent-style-name="standard">
      <style:graphic-properties svg:stroke-color="#3465a4" draw:fill-color="#ffd8ce" draw:textarea-horizontal-align="justify" draw:textarea-vertical-align="middle" draw:auto-grow-height="false" fo:min-height="2.084cm" fo:min-width="3.32cm"/>
      <style:paragraph-properties style:writing-mode="lr-tb"/>
    </style:style>
    <style:style style:name="gr173" style:family="graphic" style:parent-style-name="standard">
      <style:graphic-properties svg:stroke-color="#3465a4" draw:fill-color="#ffd8ce" draw:textarea-horizontal-align="justify" draw:textarea-vertical-align="middle" draw:auto-grow-height="false" fo:min-height="2.084cm" fo:min-width="1.834cm"/>
      <style:paragraph-properties style:writing-mode="lr-tb"/>
    </style:style>
    <style:style style:name="gr174" style:family="graphic" style:parent-style-name="standard">
      <style:graphic-properties svg:stroke-color="#3465a4" draw:fill-color="#ff6d6d" draw:textarea-horizontal-align="justify" draw:textarea-vertical-align="middle" draw:auto-grow-height="false" fo:min-height="2.084cm" fo:min-width="2.046cm"/>
      <style:paragraph-properties style:writing-mode="lr-tb"/>
    </style:style>
    <style:style style:name="gr175" style:family="graphic" style:parent-style-name="standard">
      <style:graphic-properties svg:stroke-color="#3465a4" draw:fill-color="#ff5429" draw:textarea-horizontal-align="justify" draw:textarea-vertical-align="middle" draw:auto-grow-height="false" fo:min-height="2.084cm" fo:min-width="2.046cm"/>
      <style:paragraph-properties style:writing-mode="lr-tb"/>
    </style:style>
    <style:style style:name="gr176" style:family="graphic" style:parent-style-name="objectwithoutfill">
      <style:graphic-properties svg:stroke-color="#3b160e" draw:marker-end="Arrow" draw:marker-end-width="0.3cm" draw:fill="none" draw:textarea-vertical-align="middle"/>
    </style:style>
    <style:style style:name="gr177" style:family="graphic" style:parent-style-name="standard">
      <style:graphic-properties svg:stroke-color="#3465a4" draw:fill-color="#ff6d6d" draw:textarea-horizontal-align="justify" draw:textarea-vertical-align="middle" draw:auto-grow-height="false" fo:min-height="2.084cm" fo:min-width="2.188cm"/>
      <style:paragraph-properties style:writing-mode="lr-tb"/>
    </style:style>
    <style:style style:name="gr178" style:family="graphic" style:parent-style-name="standard">
      <style:graphic-properties draw:fill-color="#ffffff" draw:textarea-horizontal-align="justify" draw:textarea-vertical-align="middle" draw:auto-grow-height="false" fo:min-height="7.25cm" fo:min-width="6.7cm"/>
      <style:paragraph-properties style:writing-mode="lr-tb"/>
    </style:style>
    <style:style style:name="gr179" style:family="graphic" style:parent-style-name="standard">
      <style:graphic-properties draw:stroke="dash" draw:stroke-dash="Dot" draw:fill-color="#808080" draw:textarea-horizontal-align="justify" draw:textarea-vertical-align="middle" draw:auto-grow-height="false" fo:min-height="2.15cm" fo:min-width="3.974cm"/>
      <style:paragraph-properties style:writing-mode="lr-tb"/>
    </style:style>
    <style:style style:name="gr180" style:family="graphic" style:parent-style-name="standard">
      <style:graphic-properties draw:stroke="dash" draw:stroke-dash="Long_20_Dot" draw:textarea-horizontal-align="justify" draw:textarea-vertical-align="middle" draw:auto-grow-height="false" fo:min-height="0.95cm" fo:min-width="2.9cm"/>
      <style:paragraph-properties style:writing-mode="lr-tb"/>
    </style:style>
    <style:style style:name="gr181" style:family="graphic" style:parent-style-name="standard">
      <style:graphic-properties draw:stroke="dash" draw:stroke-dash="Dot" draw:fill-color="#808080" draw:textarea-horizontal-align="justify" draw:textarea-vertical-align="middle" draw:auto-grow-height="false" fo:min-height="2.55cm" fo:min-width="3.078cm"/>
      <style:paragraph-properties style:writing-mode="lr-tb"/>
    </style:style>
    <style:style style:name="gr182" style:family="graphic" style:parent-style-name="standard">
      <style:graphic-properties draw:stroke="dash" draw:stroke-dash="Dot" draw:textarea-horizontal-align="justify" draw:textarea-vertical-align="middle" draw:auto-grow-height="false" fo:min-height="0.979cm" fo:min-width="2.788cm"/>
      <style:paragraph-properties style:writing-mode="lr-tb"/>
    </style:style>
    <style:style style:name="gr183" style:family="graphic" style:parent-style-name="standard" style:list-style-name="L1">
      <style:graphic-properties draw:stroke="dash" draw:stroke-dash="Dot" draw:textarea-horizontal-align="justify" draw:textarea-vertical-align="middle" draw:auto-grow-height="false" fo:min-height="1.55cm" fo:min-width="2.788cm"/>
      <style:paragraph-properties style:writing-mode="lr-tb"/>
    </style:style>
    <style:style style:name="gr184" style:family="graphic" style:parent-style-name="standard">
      <style:graphic-properties draw:stroke="dash" draw:stroke-dash="Long_20_Dot" draw:textarea-horizontal-align="justify" draw:textarea-vertical-align="middle" draw:auto-grow-height="false" fo:min-height="1.55cm" fo:min-width="2.9cm"/>
      <style:paragraph-properties style:writing-mode="lr-tb"/>
    </style:style>
    <style:style style:name="gr185" style:family="graphic" style:parent-style-name="standard">
      <style:graphic-properties draw:fill-color="#729fcf" draw:textarea-horizontal-align="justify" draw:textarea-vertical-align="middle" draw:auto-grow-height="false" fo:min-height="0.65cm" fo:min-width="6.3cm" draw:shadow="hidden"/>
      <style:paragraph-properties style:writing-mode="lr-tb"/>
    </style:style>
    <style:style style:name="gr186" style:family="graphic" style:parent-style-name="standard">
      <style:graphic-properties draw:textarea-horizontal-align="justify" draw:textarea-vertical-align="middle" draw:auto-grow-height="false" fo:min-height="1.872cm" fo:min-width="2.513cm"/>
      <style:paragraph-properties style:writing-mode="lr-tb"/>
    </style:style>
    <style:style style:name="gr187" style:family="graphic" style:parent-style-name="standard">
      <style:graphic-properties svg:stroke-color="#dee6ef" draw:fill-color="#96bde6" draw:textarea-horizontal-align="justify" draw:textarea-vertical-align="middle" draw:auto-grow-height="false" fo:min-height="1.658cm" fo:min-width="7.776cm"/>
      <style:paragraph-properties style:writing-mode="lr-tb"/>
    </style:style>
    <style:style style:name="gr188" style:family="graphic" style:parent-style-name="standard" style:list-style-name="L1">
      <style:graphic-properties draw:stroke="none" draw:stroke-dash="Long_20_Dot" draw:fill-color="#ffffff" draw:textarea-horizontal-align="justify" draw:textarea-vertical-align="middle" draw:auto-grow-height="false" fo:min-height="1.88cm" fo:min-width="6.724cm"/>
      <style:paragraph-properties style:writing-mode="lr-tb"/>
    </style:style>
    <style:style style:name="gr189" style:family="graphic" style:parent-style-name="standard">
      <style:graphic-properties draw:stroke="none" draw:fill-color="#eeeeee" draw:textarea-horizontal-align="justify" draw:textarea-vertical-align="middle" draw:auto-grow-height="false" fo:min-height="0cm" fo:min-width="17.3cm"/>
    </style:style>
    <style:style style:name="gr190" style:family="graphic" style:parent-style-name="standard" style:list-style-name="L1">
      <style:graphic-properties draw:stroke="none" draw:stroke-dash="Long_20_Dot" draw:fill-color="#ffffff" draw:textarea-horizontal-align="justify" draw:textarea-vertical-align="middle" draw:auto-grow-height="true" fo:min-height="0cm" fo:min-width="0cm"/>
      <style:paragraph-properties style:writing-mode="lr-tb"/>
    </style:style>
    <style:style style:name="gr191" style:family="graphic" style:parent-style-name="standard" style:list-style-name="L1">
      <style:graphic-properties draw:stroke="none" draw:stroke-dash="Long_20_Dot" draw:fill-color="#ffffff" draw:textarea-horizontal-align="justify" draw:textarea-vertical-align="middle" draw:auto-grow-height="true" fo:min-height="0cm" fo:min-width="0cm"/>
      <style:paragraph-properties style:writing-mode="lr-tb"/>
    </style:style>
    <style:style style:name="gr192" style:family="graphic" style:parent-style-name="standard">
      <style:graphic-properties draw:stroke="none" draw:fill-color="#dddddd" draw:textarea-horizontal-align="justify" draw:textarea-vertical-align="middle" draw:auto-grow-height="false" fo:min-height="0.8cm" fo:min-width="0cm"/>
    </style:style>
    <style:style style:name="gr193" style:family="graphic" style:parent-style-name="standard">
      <style:graphic-properties draw:stroke="none" draw:fill-color="#dddddd" draw:textarea-horizontal-align="justify" draw:textarea-vertical-align="middle" draw:auto-grow-height="false" fo:min-height="0.888cm" fo:min-width="0cm"/>
    </style:style>
    <style:style style:name="gr194" style:family="graphic" style:parent-style-name="standard">
      <style:graphic-properties draw:stroke="dash" draw:stroke-dash="Fine_20_Dashed" svg:stroke-width="0.1cm" draw:marker-start-width="0.35cm" draw:marker-end-width="0.35cm" draw:fill-color="#dddddd" draw:textarea-horizontal-align="justify" draw:textarea-vertical-align="middle" draw:auto-grow-height="false" fo:min-height="4.65cm" fo:min-width="18.2cm" fo:padding-top="0.175cm" fo:padding-bottom="0.175cm" fo:padding-left="0.3cm" fo:padding-right="0.3cm"/>
      <style:paragraph-properties style:writing-mode="lr-tb"/>
    </style:style>
    <style:style style:name="gr195" style:family="graphic" style:parent-style-name="standard">
      <style:graphic-properties draw:fill-color="#eeeeee" draw:textarea-horizontal-align="justify" draw:textarea-vertical-align="middle" draw:auto-grow-height="true" fo:min-height="0cm" fo:min-width="0cm" fo:wrap-option="wrap" draw:shadow="hidden"/>
      <style:paragraph-properties style:writing-mode="lr-tb"/>
    </style:style>
    <style:style style:name="gr196" style:family="graphic" style:parent-style-name="standard">
      <style:graphic-properties draw:stroke="dash" draw:stroke-dash="Fine_20_Dashed" svg:stroke-width="0.1cm" draw:marker-start-width="0.35cm" draw:marker-end-width="0.35cm" draw:fill-color="#dddddd" draw:textarea-horizontal-align="justify" draw:textarea-vertical-align="middle" draw:auto-grow-height="false" fo:min-height="2.65cm" fo:min-width="18.2cm" fo:padding-top="0.175cm" fo:padding-bottom="0.175cm" fo:padding-left="0.3cm" fo:padding-right="0.3cm"/>
      <style:paragraph-properties style:writing-mode="lr-tb"/>
    </style:style>
    <style:style style:name="gr197" style:family="graphic" style:parent-style-name="standard">
      <style:graphic-properties draw:stroke="dash" draw:stroke-dash="Fine_20_Dashed" svg:stroke-width="0.1cm" draw:marker-start-width="0.35cm" draw:marker-end-width="0.35cm" draw:fill-color="#dddddd" draw:textarea-horizontal-align="justify" draw:textarea-vertical-align="middle" draw:auto-grow-height="false" fo:min-height="7.35cm" fo:min-width="10.5cm" fo:padding-top="0.175cm" fo:padding-bottom="0.175cm" fo:padding-left="0.3cm" fo:padding-right="0.3cm"/>
      <style:paragraph-properties style:writing-mode="lr-tb"/>
    </style:style>
    <style:style style:name="gr198" style:family="graphic" style:parent-style-name="standard">
      <style:graphic-properties draw:stroke="dash" draw:stroke-dash="Fine_20_Dashed" svg:stroke-width="0.1cm" draw:marker-start-width="0.35cm" draw:marker-end-width="0.35cm" draw:fill-color="#dddddd" draw:textarea-horizontal-align="justify" draw:textarea-vertical-align="middle" draw:auto-grow-height="false" fo:min-height="6.25cm" fo:min-width="18.2cm" fo:padding-top="0.175cm" fo:padding-bottom="0.175cm" fo:padding-left="0.3cm" fo:padding-right="0.3cm"/>
      <style:paragraph-properties style:writing-mode="lr-tb"/>
    </style:style>
    <style:style style:name="gr199" style:family="graphic" style:parent-style-name="standard">
      <style:graphic-properties draw:stroke="dash" draw:stroke-dash="Fine_20_Dashed" svg:stroke-width="0.1cm" draw:marker-start-width="0.35cm" draw:marker-end-width="0.35cm" draw:fill-color="#eeeeee" draw:textarea-horizontal-align="justify" draw:textarea-vertical-align="middle" draw:auto-grow-height="false" fo:min-height="2.35cm" fo:min-width="18cm" fo:padding-top="0.175cm" fo:padding-bottom="0.175cm" fo:padding-left="0.3cm" fo:padding-right="0.3cm"/>
      <style:paragraph-properties style:writing-mode="lr-tb"/>
    </style:style>
    <style:style style:name="gr200" style:family="graphic" style:parent-style-name="standard">
      <style:graphic-properties draw:fill-color="#eeeeee" draw:textarea-horizontal-align="justify" draw:textarea-vertical-align="middle" draw:auto-grow-height="false" fo:min-height="0.65cm" fo:min-width="1.85cm" draw:shadow="hidden"/>
      <style:paragraph-properties style:writing-mode="lr-tb"/>
    </style:style>
    <style:style style:name="gr201" style:family="graphic" style:parent-style-name="standard">
      <style:graphic-properties draw:fill-color="#eeeeee" draw:textarea-horizontal-align="justify" draw:textarea-vertical-align="middle" draw:auto-grow-height="false" fo:min-height="0.65cm" fo:min-width="2.668cm" draw:shadow="hidden"/>
      <style:paragraph-properties style:writing-mode="lr-tb"/>
    </style:style>
    <style:style style:name="gr202" style:family="graphic" style:parent-style-name="standard">
      <style:graphic-properties draw:fill-color="#eeeeee" draw:textarea-horizontal-align="justify" draw:textarea-vertical-align="middle" draw:auto-grow-height="false" fo:min-height="0.65cm" fo:min-width="3.095cm" draw:shadow="hidden"/>
      <style:paragraph-properties style:writing-mode="lr-tb"/>
    </style:style>
    <style:style style:name="gr203" style:family="graphic" style:parent-style-name="standard">
      <style:graphic-properties draw:fill-color="#eeeeee" draw:textarea-horizontal-align="justify" draw:textarea-vertical-align="middle" draw:auto-grow-height="false" fo:min-height="0.65cm" fo:min-width="2.786cm" draw:shadow="hidden"/>
      <style:paragraph-properties style:writing-mode="lr-tb"/>
    </style:style>
    <style:style style:name="gr204" style:family="graphic" style:parent-style-name="standard">
      <style:graphic-properties draw:fill-color="#eeeeee" draw:textarea-horizontal-align="justify" draw:textarea-vertical-align="middle" draw:auto-grow-height="false" fo:min-height="0.65cm" fo:min-width="2.889cm" draw:shadow="hidden"/>
      <style:paragraph-properties style:writing-mode="lr-tb"/>
    </style:style>
    <style:style style:name="gr205" style:family="graphic" style:parent-style-name="standard">
      <style:graphic-properties draw:fill-color="#eeeeee" draw:textarea-horizontal-align="justify" draw:textarea-vertical-align="middle" draw:auto-grow-height="false" fo:min-height="0.65cm" fo:min-width="3.814cm" draw:shadow="hidden"/>
      <style:paragraph-properties style:writing-mode="lr-tb"/>
    </style:style>
    <style:style style:name="gr206" style:family="graphic" style:parent-style-name="standard">
      <style:graphic-properties draw:fill-color="#eeeeee" draw:textarea-horizontal-align="justify" draw:textarea-vertical-align="middle" draw:auto-grow-height="false" fo:min-height="0.65cm" fo:min-width="3.506cm" draw:shadow="hidden"/>
      <style:paragraph-properties style:writing-mode="lr-tb"/>
    </style:style>
    <style:style style:name="gr207" style:family="graphic" style:parent-style-name="standard">
      <style:graphic-properties draw:fill-color="#eeeeee" draw:textarea-horizontal-align="justify" draw:textarea-vertical-align="middle" draw:auto-grow-height="false" fo:min-height="0.65cm" fo:min-width="2.992cm" draw:shadow="hidden"/>
      <style:paragraph-properties style:writing-mode="lr-tb"/>
    </style:style>
    <style:style style:name="gr208" style:family="graphic" style:parent-style-name="standard">
      <style:graphic-properties draw:fill-color="#eeeeee" draw:textarea-horizontal-align="justify" draw:textarea-vertical-align="middle" draw:auto-grow-height="false" fo:min-height="0.65cm" fo:min-width="3.402cm" draw:shadow="hidden"/>
      <style:paragraph-properties style:writing-mode="lr-tb"/>
    </style:style>
    <style:style style:name="gr209" style:family="graphic" style:parent-style-name="standard">
      <style:graphic-properties draw:fill-color="#eeeeee" draw:textarea-horizontal-align="justify" draw:textarea-vertical-align="middle" draw:auto-grow-height="false" fo:min-height="0.65cm" fo:min-width="3.609cm" draw:shadow="hidden"/>
      <style:paragraph-properties style:writing-mode="lr-tb"/>
    </style:style>
    <style:style style:name="gr210" style:family="graphic" style:parent-style-name="standard">
      <style:graphic-properties draw:fill-color="#eeeeee" draw:textarea-horizontal-align="justify" draw:textarea-vertical-align="middle" draw:auto-grow-height="false" fo:min-height="0.65cm" fo:min-width="1.862cm" draw:shadow="hidden"/>
      <style:paragraph-properties style:writing-mode="lr-tb"/>
    </style:style>
    <style:style style:name="gr211" style:family="graphic" style:parent-style-name="standard">
      <style:graphic-properties draw:fill-color="#eeeeee" draw:textarea-horizontal-align="justify" draw:textarea-vertical-align="middle" draw:auto-grow-height="false" fo:min-height="0.65cm" fo:min-width="2.376cm" draw:shadow="hidden"/>
      <style:paragraph-properties style:writing-mode="lr-tb"/>
    </style:style>
    <style:style style:name="gr212" style:family="graphic" style:parent-style-name="standard">
      <style:graphic-properties draw:fill-color="#eeeeee" draw:textarea-horizontal-align="justify" draw:textarea-vertical-align="middle" draw:auto-grow-height="false" fo:min-height="0.65cm" fo:min-width="2.787cm" draw:shadow="hidden"/>
      <style:paragraph-properties style:writing-mode="lr-tb"/>
    </style:style>
    <style:style style:name="gr213" style:family="graphic" style:parent-style-name="standard">
      <style:graphic-properties draw:fill-color="#eeeeee" draw:textarea-horizontal-align="justify" draw:textarea-vertical-align="middle" draw:auto-grow-height="false" fo:min-height="0.65cm" fo:min-width="8.23cm" draw:shadow="hidden"/>
      <style:paragraph-properties style:writing-mode="lr-tb"/>
    </style:style>
    <style:style style:name="gr214" style:family="graphic" style:parent-style-name="standard">
      <style:graphic-properties draw:fill-color="#eeeeee" draw:textarea-horizontal-align="justify" draw:textarea-vertical-align="middle" draw:auto-grow-height="false" fo:min-height="0.65cm" fo:min-width="2.17cm" draw:shadow="hidden"/>
      <style:paragraph-properties style:writing-mode="lr-tb"/>
    </style:style>
    <style:style style:name="gr215" style:family="graphic" style:parent-style-name="standard">
      <style:graphic-properties draw:fill-color="#eeeeee" draw:textarea-horizontal-align="justify" draw:textarea-vertical-align="middle" draw:auto-grow-height="false" fo:min-height="0.65cm" fo:min-width="3.094cm" draw:shadow="hidden"/>
      <style:paragraph-properties style:writing-mode="lr-tb"/>
    </style:style>
    <style:style style:name="gr216" style:family="graphic" style:parent-style-name="standard">
      <style:graphic-properties draw:fill-color="#eeeeee" draw:textarea-horizontal-align="justify" draw:textarea-vertical-align="middle" draw:auto-grow-height="false" fo:min-height="0.65cm" fo:min-width="3.197cm" draw:shadow="hidden"/>
      <style:paragraph-properties style:writing-mode="lr-tb"/>
    </style:style>
    <style:style style:name="gr217" style:family="graphic" style:parent-style-name="standard">
      <style:graphic-properties draw:fill-color="#eeeeee" draw:textarea-horizontal-align="justify" draw:textarea-vertical-align="middle" draw:auto-grow-height="false" fo:min-height="0.65cm" fo:min-width="6.1cm" draw:shadow="hidden"/>
      <style:paragraph-properties style:writing-mode="lr-tb"/>
    </style:style>
    <style:style style:name="gr218" style:family="graphic" style:parent-style-name="standard">
      <style:graphic-properties draw:fill-color="#eeeeee" draw:textarea-horizontal-align="justify" draw:textarea-vertical-align="middle" draw:auto-grow-height="false" fo:min-height="0.75cm" fo:min-width="2.7cm" draw:shadow="hidden"/>
      <style:paragraph-properties style:writing-mode="lr-tb"/>
    </style:style>
    <style:style style:name="gr219" style:family="graphic" style:parent-style-name="standard">
      <style:graphic-properties draw:fill-color="#eeeeee" draw:textarea-horizontal-align="justify" draw:textarea-vertical-align="middle" draw:auto-grow-height="false" fo:min-height="0.75cm" fo:min-width="2.9cm" draw:shadow="hidden"/>
      <style:paragraph-properties style:writing-mode="lr-tb"/>
    </style:style>
    <style:style style:name="gr220" style:family="graphic" style:parent-style-name="standard">
      <style:graphic-properties draw:fill-color="#eeeeee" draw:textarea-horizontal-align="justify" draw:textarea-vertical-align="middle" draw:auto-grow-height="false" fo:min-height="0.65cm" fo:min-width="2.772cm" draw:shadow="hidden"/>
      <style:paragraph-properties style:writing-mode="lr-tb"/>
    </style:style>
    <style:style style:name="gr221" style:family="graphic" style:parent-style-name="standard">
      <style:graphic-properties draw:stroke="dash" draw:stroke-dash="Fine_20_Dashed" svg:stroke-width="0.1cm" draw:marker-start-width="0.35cm" draw:marker-end-width="0.35cm" draw:fill-color="#dddddd" draw:textarea-horizontal-align="justify" draw:textarea-vertical-align="middle" draw:auto-grow-height="false" fo:min-height="5.35cm" fo:min-width="18.2cm" fo:padding-top="0.175cm" fo:padding-bottom="0.175cm" fo:padding-left="0.3cm" fo:padding-right="0.3cm"/>
      <style:paragraph-properties style:writing-mode="lr-tb"/>
    </style:style>
    <style:style style:name="gr222" style:family="graphic" style:parent-style-name="standard">
      <style:graphic-properties draw:stroke="dash" draw:stroke-dash="Fine_20_Dashed" svg:stroke-width="0.1cm" draw:marker-start-width="0.35cm" draw:marker-end-width="0.35cm" draw:fill-color="#dddddd" draw:textarea-horizontal-align="justify" draw:textarea-vertical-align="middle" draw:auto-grow-height="false" fo:min-height="7.35cm" fo:min-width="6.8cm" fo:padding-top="0.175cm" fo:padding-bottom="0.175cm" fo:padding-left="0.3cm" fo:padding-right="0.3cm"/>
      <style:paragraph-properties style:writing-mode="lr-tb"/>
    </style:style>
    <style:style style:name="gr223" style:family="graphic" style:parent-style-name="standard">
      <style:graphic-properties draw:fill-color="#eeeeee" draw:textarea-horizontal-align="justify" draw:textarea-vertical-align="middle" draw:auto-grow-height="true" fo:min-height="0cm" fo:min-width="0cm" draw:shadow="hidden"/>
      <style:paragraph-properties style:writing-mode="lr-tb"/>
    </style:style>
    <style:style style:name="gr224" style:family="graphic" style:parent-style-name="standard">
      <style:graphic-properties draw:fill-color="#ffffff" draw:textarea-horizontal-align="justify" draw:textarea-vertical-align="middle" draw:auto-grow-height="false" fo:min-height="1.361cm" fo:min-width="10.71cm"/>
      <style:paragraph-properties style:writing-mode="lr-tb"/>
    </style:style>
    <style:style style:name="gr225" style:family="graphic" style:parent-style-name="standard">
      <style:graphic-properties draw:fill-color="#ffffff" draw:textarea-horizontal-align="justify" draw:textarea-vertical-align="middle" draw:auto-grow-height="false" fo:min-height="0.63cm" fo:min-width="2.808cm"/>
      <style:paragraph-properties style:writing-mode="lr-tb"/>
    </style:style>
    <style:style style:name="gr226" style:family="graphic" style:parent-style-name="standard">
      <style:graphic-properties draw:fill-color="#ffffff" draw:textarea-horizontal-align="justify" draw:textarea-vertical-align="middle" draw:auto-grow-height="false" fo:min-height="0.63cm" fo:min-width="2.809cm"/>
      <style:paragraph-properties style:writing-mode="lr-tb"/>
    </style:style>
    <style:style style:name="gr227" style:family="graphic" style:parent-style-name="standard">
      <style:graphic-properties draw:fill-color="#ffffff" draw:textarea-horizontal-align="justify" draw:textarea-vertical-align="middle" draw:auto-grow-height="false" fo:min-height="1.245cm" fo:min-width="10.85cm"/>
      <style:paragraph-properties style:writing-mode="lr-tb"/>
    </style:style>
    <style:style style:name="gr228" style:family="graphic" style:parent-style-name="standard">
      <style:graphic-properties draw:textarea-horizontal-align="justify" draw:textarea-vertical-align="middle" draw:auto-grow-height="false" fo:min-height="0.984cm" fo:min-width="4.768cm"/>
      <style:paragraph-properties style:writing-mode="lr-tb"/>
    </style:style>
    <style:style style:name="gr229" style:family="graphic" style:parent-style-name="standard">
      <style:graphic-properties draw:textarea-horizontal-align="justify" draw:textarea-vertical-align="middle" draw:auto-grow-height="false" fo:min-height="1.159cm" fo:min-width="3.348cm"/>
      <style:paragraph-properties style:writing-mode="lr-tb"/>
    </style:style>
    <style:style style:name="gr230" style:family="graphic" style:parent-style-name="standard">
      <style:graphic-properties draw:textarea-horizontal-align="justify" draw:textarea-vertical-align="middle" draw:auto-grow-height="false" fo:min-height="1.159cm" fo:min-width="4.648cm"/>
      <style:paragraph-properties style:writing-mode="lr-tb"/>
    </style:style>
    <style:style style:name="gr231" style:family="graphic" style:parent-style-name="standard">
      <style:graphic-properties draw:textarea-horizontal-align="justify" draw:textarea-vertical-align="middle" draw:auto-grow-height="false" fo:min-height="1.159cm" fo:min-width="2.932cm"/>
      <style:paragraph-properties style:writing-mode="lr-tb"/>
    </style:style>
    <style:style style:name="gr232" style:family="graphic" style:parent-style-name="objectwithoutfill">
      <style:graphic-properties draw:stroke="dash" draw:stroke-dash="Dot" draw:fill="none" draw:textarea-vertical-align="middle"/>
    </style:style>
    <style:style style:name="gr233" style:family="graphic" style:parent-style-name="standard">
      <style:graphic-properties draw:stroke="dash" draw:stroke-dash="Dot" draw:fill-color="#ffffff" draw:textarea-horizontal-align="justify" draw:textarea-vertical-align="middle" draw:auto-grow-height="false" fo:min-height="0.834cm" fo:min-width="1.884cm"/>
      <style:paragraph-properties style:writing-mode="lr-tb"/>
    </style:style>
    <style:style style:name="gr234" style:family="graphic" style:parent-style-name="standard">
      <style:graphic-properties draw:textarea-horizontal-align="justify" draw:textarea-vertical-align="middle" draw:auto-grow-height="false" fo:min-height="1.159cm" fo:min-width="4.348cm"/>
      <style:paragraph-properties style:writing-mode="lr-tb"/>
    </style:style>
    <style:style style:name="gr235" style:family="graphic" style:parent-style-name="standard">
      <style:graphic-properties draw:textarea-horizontal-align="justify" draw:textarea-vertical-align="middle" draw:auto-grow-height="false" fo:min-height="1.014cm" fo:min-width="4.664cm"/>
      <style:paragraph-properties style:writing-mode="lr-tb"/>
    </style:style>
    <style:style style:name="gr236" style:family="graphic" style:parent-style-name="standard">
      <style:graphic-properties draw:textarea-horizontal-align="justify" draw:textarea-vertical-align="middle" draw:auto-grow-height="false" fo:min-height="1.194cm" fo:min-width="4.444cm"/>
      <style:paragraph-properties style:writing-mode="lr-tb"/>
    </style:style>
    <style:style style:name="gr237" style:family="graphic" style:parent-style-name="standard">
      <style:graphic-properties draw:textarea-horizontal-align="justify" draw:textarea-vertical-align="middle" draw:auto-grow-height="false" fo:min-height="1.159cm" fo:min-width="4.748cm"/>
      <style:paragraph-properties style:writing-mode="lr-tb"/>
    </style:style>
    <style:style style:name="gr238" style:family="graphic" style:parent-style-name="standard" style:list-style-name="L1">
      <style:graphic-properties draw:textarea-horizontal-align="justify" draw:textarea-vertical-align="middle" draw:auto-grow-height="false" fo:min-height="1.159cm" fo:min-width="4.748cm"/>
      <style:paragraph-properties style:writing-mode="lr-tb"/>
    </style:style>
    <style:style style:name="gr239" style:family="graphic" style:parent-style-name="standard">
      <style:graphic-properties draw:textarea-horizontal-align="justify" draw:textarea-vertical-align="middle" draw:auto-grow-height="false" fo:min-height="1.159cm" fo:min-width="3.132cm"/>
      <style:paragraph-properties style:writing-mode="lr-tb"/>
    </style:style>
    <style:style style:name="co1" style:family="table-column">
      <style:table-column-properties style:column-width="3.781cm" style:use-optimal-column-width="false"/>
    </style:style>
    <style:style style:name="co2" style:family="table-column">
      <style:table-column-properties style:column-width="15.133cm" style:use-optimal-column-width="false"/>
    </style:style>
    <style:style style:name="co3" style:family="table-column">
      <style:table-column-properties style:column-width="3.874cm" style:use-optimal-column-width="false"/>
    </style:style>
    <style:style style:name="co4" style:family="table-column">
      <style:table-column-properties style:column-width="15.126cm" style:use-optimal-column-width="false"/>
    </style:style>
    <style:style style:name="co5" style:family="table-column">
      <style:table-column-properties style:column-width="15.13cm" style:use-optimal-column-width="false"/>
    </style:style>
    <style:style style:name="co6" style:family="table-column">
      <style:table-column-properties style:column-width="15.134cm" style:use-optimal-column-width="false"/>
    </style:style>
    <style:style style:name="ro1" style:family="table-row">
      <style:table-row-properties style:row-height="1.201cm" style:use-optimal-row-height="false"/>
    </style:style>
    <style:style style:name="ro2" style:family="table-row">
      <style:table-row-properties style:row-height="1.225cm" style:use-optimal-row-height="false"/>
    </style:style>
    <style:style style:name="ro3" style:family="table-row">
      <style:table-row-properties style:row-height="1.548cm" style:use-optimal-row-height="false"/>
    </style:style>
    <style:style style:name="ro4" style:family="table-row">
      <style:table-row-properties style:row-height="1.561cm" style:use-optimal-row-height="false"/>
    </style:style>
    <style:style style:name="ro5" style:family="table-row">
      <style:table-row-properties style:row-height="1.912cm" style:use-optimal-row-height="false"/>
    </style:style>
    <style:style style:name="ro6" style:family="table-row">
      <style:table-row-properties style:row-height="1.263cm" style:use-optimal-row-height="false"/>
    </style:style>
    <style:style style:name="ro7" style:family="table-row">
      <style:table-row-properties style:row-height="1.596cm" style:use-optimal-row-height="false"/>
    </style:style>
    <style:style style:name="ro8" style:family="table-row">
      <style:table-row-properties style:row-height="1.609cm" style:use-optimal-row-height="false"/>
    </style:style>
    <style:style style:name="ro9" style:family="table-row">
      <style:table-row-properties style:row-height="1.614cm" style:use-optimal-row-height="false"/>
    </style:style>
    <style:style style:name="ro10" style:family="table-row">
      <style:table-row-properties style:row-height="1.418cm" style:use-optimal-row-height="false"/>
    </style:style>
    <style:style style:name="ro11" style:family="table-row">
      <style:table-row-properties style:row-height="3.081cm" style:use-optimal-row-height="false"/>
    </style:style>
    <style:style style:name="ro12" style:family="table-row">
      <style:table-row-properties style:row-height="4.021cm" style:use-optimal-row-height="false"/>
    </style:style>
    <style:style style:name="ro13" style:family="table-row">
      <style:table-row-properties style:row-height="1.793cm" style:use-optimal-row-height="false"/>
    </style:style>
    <style:style style:name="ro14" style:family="table-row">
      <style:table-row-properties style:row-height="1.808cm" style:use-optimal-row-height="false"/>
    </style:style>
    <style:style style:name="ro15" style:family="table-row">
      <style:table-row-properties style:row-height="1.811cm" style:use-optimal-row-height="false"/>
    </style:style>
    <style:style style:name="ro16" style:family="table-row">
      <style:table-row-properties style:row-height="1.593cm" style:use-optimal-row-height="false"/>
    </style:style>
    <style:style style:name="ro17" style:family="table-row">
      <style:table-row-properties style:row-height="4.961cm" style:use-optimal-row-height="false"/>
    </style:style>
    <style:style style:name="ro18" style:family="table-row">
      <style:table-row-properties style:row-height="1.585cm" style:use-optimal-row-height="false"/>
    </style:style>
    <style:style style:name="ro19" style:family="table-row">
      <style:table-row-properties style:row-height="1.48cm" style:use-optimal-row-height="false"/>
    </style:style>
    <style:style style:name="ro20" style:family="table-row">
      <style:table-row-properties style:row-height="3.178cm" style:use-optimal-row-height="false"/>
    </style:style>
    <style:style style:name="ro21" style:family="table-row">
      <style:table-row-properties style:row-height="2.035cm" style:use-optimal-row-height="false"/>
    </style:style>
    <style:style style:name="ro22" style:family="table-row">
      <style:table-row-properties style:row-height="11.541cm" style:use-optimal-row-height="false"/>
    </style:style>
    <style:style style:name="ro23" style:family="table-row">
      <style:table-row-properties style:row-height="3.49cm" style:use-optimal-row-height="false"/>
    </style:style>
    <style:style style:name="ro24" style:family="table-row">
      <style:table-row-properties style:row-height="4.306cm" style:use-optimal-row-height="false"/>
    </style:style>
    <style:style style:name="ro25" style:family="table-row">
      <style:table-row-properties style:row-height="1.47cm" style:use-optimal-row-height="false"/>
    </style:style>
    <style:style style:name="ce1" style:family="table-cell">
      <style:paragraph-properties fo:border="0.03pt solid #ffffff"/>
      <style:text-properties fo:color="#2a6099" fo:font-size="18pt" style:font-size-asian="18pt" style:font-size-complex="18pt"/>
    </style:style>
    <style:style style:name="ce2" style:family="table-cell">
      <style:paragraph-properties fo:border-left="none" fo:border-right="0.03pt solid #ffffff" fo:border-top="0.03pt solid #ffffff" fo:border-bottom="0.03pt solid #ffffff"/>
      <style:text-properties fo:color="#2a6099"/>
    </style:style>
    <style:style style:name="ce3" style:family="table-cell">
      <style:paragraph-properties fo:border-left="0.03pt solid #ffffff" fo:border-right="0.03pt solid #ffffff" fo:border-top="none" fo:border-bottom="0.03pt solid #ffffff"/>
    </style:style>
    <style:style style:name="ce4" style:family="table-cell">
      <style:text-properties fo:color="#2a6099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b7b3ca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8e86ae"/>
      <style:paragraph-properties fo:text-align="center" style:writing-mode="lr-tb"/>
    </style:style>
    <style:style style:name="P5" style:family="paragraph">
      <loext:graphic-properties draw:fill="solid" draw:fill-color="#81d41a"/>
      <style:paragraph-properties fo:text-align="center"/>
    </style:style>
    <style:style style:name="P6" style:family="paragraph">
      <loext:graphic-properties draw:fill-color="#b2b2b2"/>
      <style:paragraph-properties fo:text-align="center" style:writing-mode="lr-tb"/>
    </style:style>
    <style:style style:name="P7" style:family="paragraph">
      <loext:graphic-properties draw:fill="solid" draw:fill-color="#ff0000"/>
      <style:paragraph-properties fo:text-align="center"/>
    </style:style>
    <style:style style:name="P8" style:family="paragraph">
      <loext:graphic-properties draw:fill-color="#333333"/>
      <style:paragraph-properties fo:text-align="center" style:writing-mode="lr-tb"/>
    </style:style>
    <style:style style:name="P9" style:family="paragraph">
      <style:paragraph-properties fo:text-align="center" style:writing-mode="lr-tb"/>
      <style:text-properties fo:font-size="14pt" style:font-size-asian="14pt" style:font-size-complex="14pt"/>
    </style:style>
    <style:style style:name="P10" style:family="paragraph">
      <loext:graphic-properties draw:fill-color="#333333"/>
      <style:paragraph-properties fo:text-align="center" style:writing-mode="lr-tb"/>
      <style:text-properties fo:font-size="14pt" style:font-size-asian="14pt" style:font-size-complex="14pt"/>
    </style:style>
    <style:style style:name="P11" style:family="paragraph">
      <style:paragraph-properties fo:text-align="center" style:writing-mode="lr-tb"/>
      <style:text-properties fo:font-size="12pt" style:font-size-asian="12pt" style:font-size-complex="12pt"/>
    </style:style>
    <style:style style:name="P12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13" style:family="paragraph">
      <style:paragraph-properties fo:text-align="start" style:writing-mode="lr-tb"/>
      <style:text-properties fo:font-size="12pt" style:font-size-asian="12pt" style:font-size-complex="12pt"/>
    </style:style>
    <style:style style:name="P14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15" style:family="paragraph">
      <loext:graphic-properties draw:fill="solid" draw:fill-color="#333333"/>
      <style:paragraph-properties fo:text-align="center" style:writing-mode="lr-tb"/>
    </style:style>
    <style:style style:name="P16" style:family="paragraph">
      <loext:graphic-properties draw:fill="none"/>
      <style:paragraph-properties fo:text-align="center" style:writing-mode="lr-tb"/>
    </style:style>
    <style:style style:name="P17" style:family="paragraph">
      <loext:graphic-properties draw:fill="solid" draw:fill-color="#729fcf"/>
      <style:paragraph-properties fo:text-align="center" style:writing-mode="lr-tb"/>
    </style:style>
    <style:style style:name="P18" style:family="paragraph">
      <loext:graphic-properties draw:fill="solid" draw:fill-color="#111111"/>
      <style:paragraph-properties fo:text-align="center" style:writing-mode="lr-tb"/>
    </style:style>
    <style:style style:name="P19" style:family="paragraph">
      <loext:graphic-properties draw:fill-color="#ffffff"/>
      <style:paragraph-properties fo:text-align="center" style:writing-mode="lr-tb"/>
    </style:style>
    <style:style style:name="P20" style:family="paragraph">
      <loext:graphic-properties draw:fill="solid" draw:fill-color="#72bf44"/>
      <style:paragraph-properties fo:text-align="center" style:writing-mode="lr-tb"/>
    </style:style>
    <style:style style:name="P21" style:family="paragraph">
      <style:paragraph-properties fo:text-align="center"/>
    </style:style>
    <style:style style:name="P22" style:family="paragraph">
      <loext:graphic-properties draw:fill="solid" draw:fill-color="#bcaed5"/>
      <style:paragraph-properties fo:text-align="center" style:writing-mode="lr-tb"/>
    </style:style>
    <style:style style:name="P23" style:family="paragraph">
      <style:paragraph-properties fo:text-align="start" style:writing-mode="lr-tb"/>
    </style:style>
    <style:style style:name="P24" style:family="paragraph">
      <loext:graphic-properties draw:fill="solid" draw:fill-color="#dddddd"/>
      <style:paragraph-properties fo:text-align="center" style:writing-mode="lr-tb"/>
    </style:style>
    <style:style style:name="P25" style:family="paragraph">
      <style:paragraph-properties fo:text-align="center" style:writing-mode="lr-tb"/>
      <style:text-properties fo:font-size="9pt" style:font-size-asian="9pt" style:font-size-complex="9pt"/>
    </style:style>
    <style:style style:name="P26" style:family="paragraph">
      <loext:graphic-properties draw:fill="solid" draw:fill-color="#808080"/>
      <style:paragraph-properties fo:text-align="center" style:writing-mode="lr-tb"/>
      <style:text-properties fo:font-size="9pt" style:font-size-asian="9pt" style:font-size-complex="9pt"/>
    </style:style>
    <style:style style:name="P27" style:family="paragraph">
      <loext:graphic-properties draw:fill="solid" draw:fill-color="#72bf44"/>
      <style:paragraph-properties fo:text-align="center" style:writing-mode="lr-tb"/>
      <style:text-properties fo:font-size="9pt" style:font-size-asian="9pt" style:font-size-complex="9pt"/>
    </style:style>
    <style:style style:name="P28" style:family="paragraph">
      <loext:graphic-properties draw:fill="none" draw:fill-color="#ffffff"/>
      <style:paragraph-properties style:writing-mode="lr-tb"/>
      <style:text-properties fo:font-size="7.5pt" style:font-size-asian="7.5pt" style:font-size-complex="7.5pt"/>
    </style:style>
    <style:style style:name="P29" style:family="paragraph">
      <loext:graphic-properties draw:fill-color="#6b5e9b"/>
      <style:paragraph-properties fo:text-align="center" style:writing-mode="lr-tb"/>
      <style:text-properties fo:font-size="9pt" style:font-size-asian="9pt" style:font-size-complex="9pt"/>
    </style:style>
    <style:style style:name="P30" style:family="paragraph">
      <loext:graphic-properties draw:fill-color="#999999"/>
      <style:paragraph-properties fo:text-align="center" style:writing-mode="lr-tb"/>
      <style:text-properties fo:font-size="9pt" style:font-size-asian="9pt" style:font-size-complex="9pt"/>
    </style:style>
    <style:style style:name="P31" style:family="paragraph">
      <style:paragraph-properties fo:text-align="center" style:writing-mode="lr-tb"/>
      <style:text-properties fo:font-size="10.5pt" style:font-size-asian="10.5pt" style:font-size-complex="10.5pt"/>
    </style:style>
    <style:style style:name="P32" style:family="paragraph">
      <loext:graphic-properties draw:fill-color="#ffffff"/>
      <style:paragraph-properties fo:text-align="center" style:writing-mode="lr-tb"/>
      <style:text-properties fo:font-size="10.5pt" style:font-size-asian="10.5pt" style:font-size-complex="10.5pt"/>
    </style:style>
    <style:style style:name="P33" style:family="paragraph">
      <loext:graphic-properties draw:fill="none"/>
    </style:style>
    <style:style style:name="P34" style:family="paragraph">
      <loext:graphic-properties draw:fill-color="#ffffff"/>
      <style:paragraph-properties fo:text-align="center"/>
    </style:style>
    <style:style style:name="P35" style:family="paragraph">
      <loext:graphic-properties draw:fill="none" draw:fill-color="#ffffff"/>
      <style:paragraph-properties fo:text-align="center" style:writing-mode="lr-tb"/>
      <style:text-properties fo:font-size="10.5pt" style:font-size-asian="10.5pt" style:font-size-complex="10.5pt"/>
    </style:style>
    <style:style style:name="P36" style:family="paragraph">
      <loext:graphic-properties draw:fill-color="#dddddd"/>
      <style:paragraph-properties fo:text-align="center" style:writing-mode="lr-tb"/>
    </style:style>
    <style:style style:name="P37" style:family="paragraph">
      <loext:graphic-properties draw:fill-color="#eeeeee"/>
      <style:paragraph-properties fo:text-align="center" style:writing-mode="lr-tb"/>
    </style:style>
    <style:style style:name="P38" style:family="paragraph">
      <loext:graphic-properties draw:fill-color="#eeeeee"/>
      <style:paragraph-properties fo:text-align="center" style:writing-mode="lr-tb"/>
      <style:text-properties fo:font-size="12pt" style:font-size-asian="12pt" style:font-size-complex="12pt"/>
    </style:style>
    <style:style style:name="P39" style:family="paragraph">
      <loext:graphic-properties draw:fill-color="#eeeeee"/>
      <style:paragraph-properties fo:text-align="center" style:writing-mode="lr-tb"/>
      <style:text-properties fo:font-size="9pt" style:font-size-asian="9pt" style:font-size-complex="9pt"/>
    </style:style>
    <style:style style:name="P40" style:family="paragraph">
      <loext:graphic-properties draw:fill="solid" draw:fill-color="#ffffff"/>
      <style:paragraph-properties fo:text-align="center" style:writing-mode="lr-tb"/>
      <style:text-properties fo:font-size="12pt" style:font-size-asian="12pt" style:font-size-complex="12pt"/>
    </style:style>
    <style:style style:name="P41" style:family="paragraph">
      <loext:graphic-properties draw:fill-color="#eeeeee"/>
      <style:paragraph-properties fo:text-align="center" style:writing-mode="lr-tb"/>
      <style:text-properties fo:font-size="14pt" style:font-size-asian="14pt" style:font-size-complex="14pt"/>
    </style:style>
    <style:style style:name="P42" style:family="paragraph">
      <style:paragraph-properties fo:text-align="center" style:writing-mode="lr-tb"/>
      <style:text-properties fo:font-size="15pt" style:font-size-asian="15pt" style:font-size-complex="15pt"/>
    </style:style>
    <style:style style:name="P43" style:family="paragraph">
      <loext:graphic-properties draw:fill-color="#eeeeee"/>
      <style:paragraph-properties fo:text-align="center" style:writing-mode="lr-tb"/>
      <style:text-properties fo:font-size="15pt" style:font-size-asian="15pt" style:font-size-complex="15pt"/>
    </style:style>
    <style:style style:name="P44" style:family="paragraph">
      <loext:graphic-properties draw:fill="solid" draw:fill-color="#eeeeee" draw:opacity="100%"/>
      <style:paragraph-properties fo:text-align="center" style:writing-mode="lr-tb"/>
    </style:style>
    <style:style style:name="P45" style:family="paragraph">
      <loext:graphic-properties draw:fill-color="#ffffff"/>
      <style:paragraph-properties fo:text-align="center" style:writing-mode="lr-tb"/>
      <style:text-properties fo:font-size="14pt" style:font-size-asian="14pt" style:font-size-complex="14pt"/>
    </style:style>
    <style:style style:name="P46" style:family="paragraph">
      <loext:graphic-properties draw:fill-color="#ffd7d7"/>
      <style:paragraph-properties fo:text-align="center"/>
    </style:style>
    <style:style style:name="P47" style:family="paragraph">
      <loext:graphic-properties draw:fill-color="#dee7e5"/>
      <style:paragraph-properties fo:text-align="center" style:writing-mode="lr-tb"/>
    </style:style>
    <style:style style:name="P48" style:family="paragraph">
      <loext:graphic-properties draw:fill-color="#ff6d6d"/>
      <style:paragraph-properties fo:text-align="center" style:writing-mode="lr-tb"/>
    </style:style>
    <style:style style:name="P49" style:family="paragraph">
      <loext:graphic-properties draw:fill-color="#ff5429"/>
      <style:paragraph-properties fo:text-align="center" style:writing-mode="lr-tb"/>
    </style:style>
    <style:style style:name="P50" style:family="paragraph">
      <loext:graphic-properties draw:fill-color="#4b2204"/>
      <style:paragraph-properties fo:text-align="center" style:writing-mode="lr-tb"/>
    </style:style>
    <style:style style:name="P51" style:family="paragraph">
      <loext:graphic-properties draw:fill="solid" draw:fill-color="#81d41a"/>
      <style:paragraph-properties fo:text-align="center" style:writing-mode="lr-tb"/>
      <style:text-properties fo:font-size="9pt" style:font-size-asian="9pt" style:font-size-complex="9pt"/>
    </style:style>
    <style:style style:name="P52" style:family="paragraph">
      <loext:graphic-properties draw:fill="none" draw:fill-color="#81d41a"/>
      <style:paragraph-properties fo:text-align="center"/>
    </style:style>
    <style:style style:name="P53" style:family="paragraph">
      <loext:graphic-properties draw:fill-color="#ffd8ce"/>
      <style:paragraph-properties fo:text-align="center" style:writing-mode="lr-tb"/>
    </style:style>
    <style:style style:name="P54" style:family="paragraph">
      <style:paragraph-properties fo:text-align="center" style:writing-mode="lr-tb"/>
      <style:text-properties fo:font-size="10.5pt"/>
    </style:style>
    <style:style style:name="P55" style:family="paragraph">
      <loext:graphic-properties draw:fill-color="#ffffff"/>
      <style:paragraph-properties fo:text-align="center" style:writing-mode="lr-tb"/>
      <style:text-properties fo:font-size="10.5pt"/>
    </style:style>
    <style:style style:name="P56" style:family="paragraph">
      <loext:graphic-properties draw:fill-color="#808080"/>
      <style:paragraph-properties fo:text-align="center" style:writing-mode="lr-tb"/>
      <style:text-properties fo:font-size="10.5pt"/>
    </style:style>
    <style:style style:name="P57" style:family="paragraph">
      <loext:graphic-properties draw:fill-color="#808080"/>
      <style:paragraph-properties fo:text-align="center" style:writing-mode="lr-tb"/>
      <style:text-properties fo:font-size="14pt" style:font-size-asian="14pt" style:font-size-complex="14pt"/>
    </style:style>
    <style:style style:name="P5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59" style:family="paragraph">
      <loext:graphic-properties draw:fill-color="#729fcf"/>
      <style:paragraph-properties fo:text-align="center" style:writing-mode="lr-tb"/>
      <style:text-properties fo:font-size="12pt" style:font-size-asian="12pt" style:font-size-complex="12pt"/>
    </style:style>
    <style:style style:name="P60" style:family="paragraph">
      <loext:graphic-properties draw:fill-color="#96bde6"/>
      <style:paragraph-properties fo:text-align="center" style:writing-mode="lr-tb"/>
    </style:style>
    <style:style style:name="P61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新宋体1" fo:font-size="22pt" style:font-name-asian="新宋体1" style:font-size-asian="22pt" style:font-size-complex="22pt"/>
    </style:style>
    <style:style style:name="P62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新宋体1" fo:font-size="22pt" style:font-name-asian="新宋体1" style:font-size-asian="22pt" style:font-size-complex="22pt"/>
    </style:style>
    <style:style style:name="P63" style:family="paragraph">
      <loext:graphic-properties draw:fill-color="#eeeeee"/>
      <style:paragraph-properties fo:text-align="center"/>
    </style:style>
    <style:style style:name="P6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65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66" style:family="paragraph">
      <loext:graphic-properties draw:fill-color="#dddddd"/>
      <style:paragraph-properties fo:text-align="center"/>
    </style:style>
    <style:style style:name="P67" style:family="paragraph">
      <style:paragraph-properties fo:margin-left="0cm" fo:margin-right="0cm" fo:text-align="center" fo:text-indent="0cm" style:text-autospace="none" style:writing-mode="lr-tb"/>
      <style:text-properties fo:font-size="12pt" style:font-size-asian="12pt" style:font-size-complex="12pt"/>
    </style:style>
    <style:style style:name="P68" style:family="paragraph">
      <style:paragraph-properties fo:text-align="center"/>
      <style:text-properties fo:font-size="12pt"/>
    </style:style>
    <style:style style:name="P69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70" style:family="paragraph">
      <style:paragraph-properties fo:text-align="center"/>
      <style:text-properties fo:font-size="12pt" style:font-size-asian="12pt" style:font-size-complex="12pt"/>
    </style:style>
    <style:style style:name="P71" style:family="paragraph">
      <style:paragraph-properties fo:margin-left="0cm" fo:margin-right="0cm" fo:margin-top="0cm" fo:margin-bottom="0cm" fo:line-height="100%" fo:text-align="center" fo:text-indent="0cm"/>
      <style:text-properties fo:font-size="12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微软雅黑" style:font-size-asian="18pt" style:font-style-asian="normal" style:font-weight-asian="normal" style:font-name-complex="Mang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ce181e" fo:font-size="12pt" style:font-size-asian="12pt" style:font-size-complex="12pt"/>
    </style:style>
    <style:style style:name="T5" style:family="text">
      <style:text-properties fo:color="#2a6099" fo:font-size="18pt" style:font-size-asian="18pt" style:font-size-complex="18pt"/>
    </style:style>
    <style:style style:name="T6" style:family="text">
      <style:text-properties style:font-size-asian="18pt"/>
    </style:style>
    <style:style style:name="T7" style:family="text">
      <style:text-properties fo:color="#2a6099" style:font-size-asian="18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7.5pt" style:font-size-asian="7.5pt" style:font-size-complex="7.5pt"/>
    </style:style>
    <style:style style:name="T10" style:family="text">
      <style:text-properties fo:font-size="10.5pt" style:font-size-asian="10.5pt" style:font-size-complex="10.5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0.5pt" fo:font-style="normal" fo:text-shadow="none" style:text-underline-style="none" fo:font-weight="normal" style:letter-kerning="true" style:font-name-asian="微软雅黑" style:font-size-asian="10.5pt" style:font-style-asian="normal" style:font-weight-asian="normal" style:font-name-complex="Mangal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666666" fo:font-size="10.5pt" style:font-size-asian="10.5pt" style:font-size-complex="10.5pt"/>
    </style:style>
    <style:style style:name="T13" style:family="text">
      <style:text-properties fo:color="#666666" fo:font-size="10.5pt" style:font-size-asian="18pt" style:font-size-complex="10.5pt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font-size="10.5pt"/>
    </style:style>
    <style:style style:name="T17" style:family="text">
      <style:text-properties style:font-name="新宋体1" fo:font-size="22pt" style:font-name-asian="新宋体1" style:font-size-asian="22pt" style:font-size-complex="22pt"/>
    </style:style>
    <style:style style:name="T18" style:family="text">
      <style:text-properties style:font-name="新宋体1" fo:font-size="12pt" style:font-name-asian="新宋体1" style:font-size-asian="12pt" style:font-size-complex="12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体" fo:font-size="12pt" fo:font-style="normal" fo:text-shadow="none" style:text-underline-style="none" fo:font-weight="normal" style:letter-kerning="true" style:font-name-asian="体" style:font-size-asian="12pt" style:font-style-asian="normal" style:font-weight-asian="normal" style:font-name-complex="体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2pt" fo:font-style="normal" fo:text-shadow="none" style:text-underline-style="none" fo:font-weight="normal" style:letter-kerning="true" style:font-name-asian="微软雅黑" style:font-size-asian="18pt" style:font-style-asian="normal" style:font-weight-asian="normal" style:font-name-complex="Mang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18.2cm" svg:height="4.076cm" svg:x="1.4cm" svg:y="1.524cm">
          <text:p text:style-name="P1">相机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8cm" svg:height="0.906cm" svg:x="2.9cm" svg:y="2.792cm">
          <text:p text:style-name="P1">镜头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8cm" svg:height="0.906cm" svg:x="6.7cm" svg:y="2.792cm">
          <text:p text:style-name="P1">镜头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8.7cm" svg:height="10.709cm" svg:x="1.3cm" svg:y="8.691cm">
          <text:p text:style-name="P1">拼接代理</text:p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3cm" svg:height="0.906cm" svg:x="15.1cm" svg:y="2.792cm">
          <text:p text:style-name="P1">控制器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cm" svg:height="0.906cm" svg:x="4.7cm" svg:y="4.332cm">
          <text:p text:style-name="P1">画面同步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3" draw:layer="layout" svg:x1="3.7cm" svg:y1="3.698cm" svg:x2="3.7cm" svg:y2="4.966cm">
          <text:p/>
        </draw:line>
        <draw:line draw:style-name="gr6" draw:text-style-name="P3" draw:layer="layout" svg:x1="8.1cm" svg:y1="3.698cm" svg:x2="8.1cm" svg:y2="4.966cm">
          <text:p/>
        </draw:line>
        <draw:line draw:style-name="gr7" draw:text-style-name="P3" draw:layer="layout" svg:x1="3.7cm" svg:y1="4.966cm" svg:x2="4.7cm" svg:y2="4.966cm">
          <text:p/>
        </draw:line>
        <draw:line draw:style-name="gr7" draw:text-style-name="P3" draw:layer="layout" svg:x1="8.1cm" svg:y1="4.966cm" svg:x2="7.1cm" svg:y2="4.966cm">
          <text:p/>
        </draw:line>
        <draw:line draw:style-name="gr8" draw:text-style-name="P3" draw:layer="layout" svg:x1="5.8cm" svg:y1="5.25cm" svg:x2="5.8cm" svg:y2="8.601cm">
          <text:p/>
        </draw:line>
        <draw:custom-shape draw:style-name="gr9" draw:text-style-name="P1" draw:layer="measurelines" svg:width="8.6cm" svg:height="1.502cm" svg:x="1.8cm" svg:y="21.598cm">
          <text:p text:style-name="P1">拼接服务器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measurelines" svg:width="9.1cm" svg:height="1.993cm" svg:x="11cm" svg:y="26.1cm">
          <text:p text:style-name="P1"><text:span text:style-name="T1">相机远程</text:span>控制客户端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measurelines" svg:width="9.1cm" svg:height="1.992cm" svg:x="1.4cm" svg:y="26.2cm">
          <text:p text:style-name="P1">拼接远程控制客户端</text:p>
          <draw:enhanced-geometry svg:viewBox="0 0 21600 21600" draw:type="rectangle" draw:enhanced-path="M 0 0 L 21600 0 21600 21600 0 21600 0 0 Z N"/>
        </draw:custom-shape>
        <draw:line draw:style-name="gr12" draw:text-style-name="P5" draw:layer="measurelines" svg:x1="7.3cm" svg:y1="26.1cm" svg:x2="7.3cm" svg:y2="22.983cm">
          <text:p/>
        </draw:line>
        <draw:line draw:style-name="gr13" draw:text-style-name="P3" draw:layer="measurelines" svg:x1="16.1cm" svg:y1="8.6cm" svg:x2="16.1cm" svg:y2="3.8cm">
          <text:p/>
        </draw:line>
        <draw:custom-shape draw:style-name="gr14" draw:text-style-name="P6" draw:layer="measurelines" svg:width="14.2cm" svg:height="0.815cm" svg:x="3.7cm" svg:y="18.5cm">
          <text:p text:style-name="P1">公共接口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measurelines" svg:width="13.6cm" svg:height="0.815cm" svg:x="4.4cm" svg:y="8.691cm">
          <text:p text:style-name="P1">专用接口</text:p>
          <draw:enhanced-geometry svg:viewBox="0 0 21600 21600" draw:type="rectangle" draw:enhanced-path="M 0 0 L 21600 0 21600 21600 0 21600 0 0 Z N"/>
        </draw:custom-shape>
        <draw:line draw:style-name="gr16" draw:text-style-name="P7" draw:layer="measurelines" svg:x1="13.5cm" svg:y1="26cm" svg:x2="13.6cm" svg:y2="19.616cm">
          <text:p/>
        </draw:line>
        <draw:line draw:style-name="gr17" draw:text-style-name="P3" draw:layer="layout" svg:x1="5.8cm" svg:y1="23.1cm" svg:x2="5.8cm" svg:y2="26.217cm">
          <text:p/>
        </draw:line>
        <draw:line draw:style-name="gr8" draw:text-style-name="P3" draw:layer="layout" svg:x1="5.8cm" svg:y1="19.605cm" svg:x2="5.8cm" svg:y2="21.688cm">
          <text:p/>
        </draw:line>
        <draw:custom-shape draw:style-name="gr18" draw:text-style-name="P8" draw:layer="measurelines" svg:width="4.5cm" svg:height="1.812cm" svg:x="1.9cm" svg:y="9.959cm">
          <text:p text:style-name="P1">同步包封装？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measurelines" svg:width="4.5cm" svg:height="1.359cm" svg:x="2cm" svg:y="12.036cm">
          <text:p text:style-name="P9"><text:span text:style-name="T2">包转发（格式？）</text:span></text:p>
          <draw:enhanced-geometry svg:viewBox="0 0 21600 21600" draw:type="rectangle" draw:enhanced-path="M 0 0 L 21600 0 21600 21600 0 21600 0 0 Z N"/>
        </draw:custom-shape>
        <draw:line draw:style-name="gr12" draw:text-style-name="P5" draw:layer="measurelines" svg:x1="8.3cm" svg:y1="21.6cm" svg:x2="8.3cm" svg:y2="19.514cm">
          <text:p/>
        </draw:line>
        <draw:custom-shape draw:style-name="gr20" draw:text-style-name="P12" draw:layer="layout" svg:width="4.6cm" svg:height="1.9cm" svg:x="1.1cm" svg:y="23cm">
          <text:p text:style-name="P11"><text:span text:style-name="T3">拉取</text:span><text:span text:style-name="T3">720p h264 and </text:span></text:p>
          <text:p text:style-name="P11"><text:span text:style-name="T3">8K h265 rtsp Or rtmp</text:span></text:p>
          <draw:enhanced-geometry svg:viewBox="0 0 21600 21600" draw:glue-points="10800 0 0 10800 10800 21600 21600 10800 ?f40 ?f41" draw:text-areas="0 0 21600 21600" draw:type="rectangular-callout" draw:modifiers="21510.8019995653 25690.47869542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4" draw:layer="layout" svg:width="4.8cm" svg:height="5.6cm" svg:x="14.7cm" svg:y="19.9cm">
          <text:p text:style-name="P13"><text:span text:style-name="T3">1.IP</text:span></text:p>
          <text:p text:style-name="P13"><text:span text:style-name="T3">2.</text:span><text:span text:style-name="T3">机身序列号</text:span></text:p>
          <text:p text:style-name="P13"><text:span text:style-name="T3">3.</text:span><text:span text:style-name="T3">上行码率</text:span><text:span text:style-name="T3">/</text:span><text:span text:style-name="T3">分辨率</text:span></text:p>
          <text:p text:style-name="P13"><text:span text:style-name="T3">4.</text:span><text:span text:style-name="T3">相机本地存储</text:span></text:p>
          <text:p text:style-name="P13"><text:span text:style-name="T3">5.</text:span><text:span text:style-name="T3">快门，</text:span><text:span text:style-name="T3">ISO</text:span><text:span text:style-name="T3">，白平衡</text:span></text:p>
          <text:p text:style-name="P13"><text:span text:style-name="T3">6.</text:span><text:span text:style-name="T3">相机状态</text:span><text:span text:style-name="T3">:</text:span></text:p>
          <text:p text:style-name="P13"><text:span text:style-name="T3">电量，存储卡，温度报警，</text:span></text:p>
          <text:p text:style-name="P13"><text:span text:style-name="T3">网络信号，音频状态</text:span><text:span text:style-name="T3">dB</text:span></text:p>
          <text:p text:style-name="P13"><text:span text:style-name="T3">7.</text:span><text:span text:style-name="T4">预览？</text:span></text:p>
          <draw:enhanced-geometry svg:viewBox="0 0 21600 21600" draw:glue-points="10800 0 0 10800 10800 21600 21600 10800 ?f40 ?f41" draw:text-areas="0 0 21600 21600" draw:type="rectangular-callout" draw:modifiers="-5434.86773588836 20581.89608998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4" draw:layer="layout" svg:width="3.3cm" svg:height="2.2cm" svg:x="8.6cm" svg:y="23.6cm">
          <text:p text:style-name="P13"><text:span text:style-name="T3">1.GOP</text:span><text:span text:style-name="T3">值</text:span></text:p>
          <text:p text:style-name="P13"><text:span text:style-name="T3">2.</text:span><text:span text:style-name="T3">码率分辨率帧率</text:span></text:p>
          <text:p text:style-name="P13"><text:span text:style-name="T3">3.</text:span><text:span text:style-name="T3">推流地址</text:span></text:p>
          <text:p text:style-name="P13"><text:span text:style-name="T3">4.</text:span><text:span text:style-name="T3">存储</text:span></text:p>
          <draw:enhanced-geometry svg:viewBox="0 0 21600 21600" draw:glue-points="10800 0 0 10800 10800 21600 21600 10800 ?f40 ?f41" draw:text-areas="0 0 21600 21600" draw:type="rectangular-callout" draw:modifiers="-8611.2087246289 19450.79509313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15" draw:layer="layout" svg:width="5.2cm" svg:height="2.6cm" svg:x="12.5cm" svg:y="10.436cm">
          <text:p text:style-name="P1">控制信息转发</text:p>
          <draw:enhanced-geometry svg:viewBox="0 0 21600 21600" draw:type="rectangle" draw:enhanced-path="M 0 0 L 21600 0 21600 21600 0 21600 0 0 Z N"/>
        </draw:custom-shape>
        <draw:custom-shape draw:style-name="gr24" draw:text-style-name="P12" draw:layer="layout" svg:width="5.8cm" svg:height="1.2cm" svg:x="6.2cm" svg:y="5.936cm">
          <text:p text:style-name="P11"><text:span text:style-name="T3">多目同步帧封装包，格式</text:span></text:p>
          <draw:enhanced-geometry svg:viewBox="0 0 21600 21600" draw:glue-points="10800 0 0 10800 10800 21600 21600 10800 ?f40 ?f41" draw:text-areas="0 0 21600 21600" draw:type="rectangular-callout" draw:modifiers="-1411.20496466127 32067.27726894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默认">
        <draw:custom-shape draw:style-name="gr25" draw:text-style-name="P16" draw:layer="layout" svg:width="7.1cm" svg:height="3.6cm" svg:x="2.4cm" svg:y="3cm">
          <text:p text:style-name="P1">Zcam camera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7.4cm" svg:height="3.6cm" svg:x="10.7cm" svg:y="3cm">
          <text:p text:style-name="P1">Insta camera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15.9cm" svg:height="3.4cm" svg:x="2.3cm" svg:y="8.2cm">
          <text:p text:style-name="P1">Stitching router 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18cm" svg:height="12.3cm" svg:x="1.5cm" svg:y="1.8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Private network</text:p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18cm" svg:height="12.1cm" svg:x="1.7cm" svg:y="16.1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Public networ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6" draw:layer="layout" svg:width="6.8cm" svg:height="3.4cm" svg:x="2.7cm" svg:y="17.3cm">
          <text:p text:style-name="P1">Zcam Stitcher</text:p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6.8cm" svg:height="3.4cm" svg:x="11.6cm" svg:y="17.2cm">
          <text:p text:style-name="P1">Insta Stitcher</text:p>
          <draw:enhanced-geometry svg:viewBox="0 0 21600 21600" draw:type="rectangle" draw:enhanced-path="M 0 0 L 21600 0 21600 21600 0 21600 0 0 Z N"/>
        </draw:custom-shape>
        <draw:custom-shape draw:style-name="gr31" draw:text-style-name="P17" draw:layer="layout" svg:width="6.7cm" svg:height="3cm" svg:x="2.7cm" svg:y="21.7cm">
          <text:p text:style-name="P1">Cloud Director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6.8cm" svg:height="3cm" svg:x="11.6cm" svg:y="21.7cm">
          <text:p text:style-name="P1">Transcoder 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5.9cm" svg:y1="6.6cm" svg:x2="5.9cm" svg:y2="8.2cm">
          <text:p/>
        </draw:line>
        <draw:line draw:style-name="gr7" draw:text-style-name="P3" draw:layer="layout" svg:x1="5.9cm" svg:y1="11.6cm" svg:x2="5.9cm" svg:y2="17.1cm">
          <text:p/>
        </draw:line>
        <draw:line draw:style-name="gr7" draw:text-style-name="P3" draw:layer="layout" svg:x1="5.9cm" svg:y1="20.7cm" svg:x2="5.9cm" svg:y2="21.6cm">
          <text:p/>
        </draw:line>
        <draw:line draw:style-name="gr7" draw:text-style-name="P3" draw:layer="layout" svg:x1="9.4cm" svg:y1="23.2cm" svg:x2="11.6cm" svg:y2="23.2cm">
          <text:p/>
        </draw:line>
        <draw:line draw:style-name="gr7" draw:text-style-name="P3" draw:layer="layout" svg:x1="15.2cm" svg:y1="6.6cm" svg:x2="15.2cm" svg:y2="8.1cm">
          <text:p/>
        </draw:line>
        <draw:line draw:style-name="gr7" draw:text-style-name="P3" draw:layer="layout" svg:x1="15.3cm" svg:y1="11.6cm" svg:x2="15.3cm" svg:y2="17.1cm">
          <text:p/>
        </draw:line>
        <draw:line draw:style-name="gr7" draw:text-style-name="P3" draw:layer="layout" svg:x1="15.4cm" svg:y1="20.6cm" svg:x2="15.4cm" svg:y2="21.6cm">
          <text:p/>
        </draw:line>
      </draw:page>
      <draw:page draw:name="page3" draw:style-name="dp1" draw:master-page-name="默认">
        <draw:custom-shape draw:style-name="gr1" draw:text-style-name="P1" draw:layer="layout" svg:width="18.2cm" svg:height="4.076cm" svg:x="1.3cm" svg:y="1.532cm">
          <text:p text:style-name="P1">相机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8cm" svg:height="0.906cm" svg:x="2.8cm" svg:y="2.8cm">
          <text:p text:style-name="P1">镜头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8cm" svg:height="0.906cm" svg:x="6.6cm" svg:y="2.8cm">
          <text:p text:style-name="P1">镜头2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3cm" svg:height="0.906cm" svg:x="15cm" svg:y="2.8cm">
          <text:p text:style-name="P1">控制器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cm" svg:height="0.906cm" svg:x="4.6cm" svg:y="4.34cm">
          <text:p text:style-name="P1">画面同步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3" draw:layer="layout" svg:x1="3.6cm" svg:y1="3.706cm" svg:x2="3.6cm" svg:y2="4.974cm">
          <text:p/>
        </draw:line>
        <draw:line draw:style-name="gr6" draw:text-style-name="P3" draw:layer="layout" svg:x1="8cm" svg:y1="3.706cm" svg:x2="8cm" svg:y2="4.974cm">
          <text:p/>
        </draw:line>
        <draw:line draw:style-name="gr7" draw:text-style-name="P3" draw:layer="layout" svg:x1="3.6cm" svg:y1="4.974cm" svg:x2="4.6cm" svg:y2="4.974cm">
          <text:p/>
        </draw:line>
        <draw:line draw:style-name="gr7" draw:text-style-name="P3" draw:layer="layout" svg:x1="8cm" svg:y1="4.974cm" svg:x2="7cm" svg:y2="4.974cm">
          <text:p/>
        </draw:line>
        <draw:line draw:style-name="gr8" draw:text-style-name="P3" draw:layer="layout" svg:x1="5.7cm" svg:y1="5.258cm" svg:x2="5.7cm" svg:y2="9.3cm">
          <text:p/>
        </draw:line>
        <draw:custom-shape draw:style-name="gr9" draw:text-style-name="P1" draw:layer="layout" svg:width="8.6cm" svg:height="1.502cm" svg:x="1.7cm" svg:y="14.206cm">
          <text:p text:style-name="P1">拼接服务器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9.1cm" svg:height="1.993cm" svg:x="10.9cm" svg:y="18.708cm">
          <text:p text:style-name="P1"><text:span text:style-name="T1">相机远程</text:span>控制客户端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9.1cm" svg:height="1.992cm" svg:x="1.3cm" svg:y="18.808cm">
          <text:p text:style-name="P1">拼接远程控制客户端</text:p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7.2cm" svg:y1="18.708cm" svg:x2="7.2cm" svg:y2="15.591cm">
          <text:p/>
        </draw:line>
        <draw:line draw:style-name="gr13" draw:text-style-name="P3" draw:layer="layout" svg:x1="16cm" svg:y1="9.5cm" svg:x2="16cm" svg:y2="3.808cm">
          <text:p/>
        </draw:line>
        <draw:line draw:style-name="gr16" draw:text-style-name="P7" draw:layer="layout" svg:x1="13.4cm" svg:y1="18.608cm" svg:x2="13.5cm" svg:y2="12.224cm">
          <text:p/>
        </draw:line>
        <draw:line draw:style-name="gr17" draw:text-style-name="P3" draw:layer="layout" svg:x1="5.7cm" svg:y1="15.708cm" svg:x2="5.7cm" svg:y2="18.825cm">
          <text:p/>
        </draw:line>
        <draw:line draw:style-name="gr8" draw:text-style-name="P3" draw:layer="layout" svg:x1="5.7cm" svg:y1="12.213cm" svg:x2="5.7cm" svg:y2="14.296cm">
          <text:p/>
        </draw:line>
        <draw:line draw:style-name="gr12" draw:text-style-name="P5" draw:layer="layout" svg:x1="8.2cm" svg:y1="14.208cm" svg:x2="8.2cm" svg:y2="12.122cm">
          <text:p/>
        </draw:line>
        <draw:custom-shape draw:style-name="gr20" draw:text-style-name="P12" draw:layer="layout" svg:width="4.6cm" svg:height="1.9cm" svg:x="1cm" svg:y="15.608cm">
          <text:p text:style-name="P11"><text:span text:style-name="T3">拉取</text:span><text:span text:style-name="T3">720p h264 and </text:span></text:p>
          <text:p text:style-name="P11"><text:span text:style-name="T3">8K h265 rtsp Or rtmp</text:span></text:p>
          <draw:enhanced-geometry svg:viewBox="0 0 21600 21600" draw:glue-points="10800 0 0 10800 10800 21600 21600 10800 ?f40 ?f41" draw:text-areas="0 0 21600 21600" draw:type="rectangular-callout" draw:modifiers="21510.8019995653 25690.47869542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4" draw:layer="layout" svg:width="4.8cm" svg:height="5.6cm" svg:x="14.6cm" svg:y="12.508cm">
          <text:p text:style-name="P13"><text:span text:style-name="T3">1.IP</text:span></text:p>
          <text:p text:style-name="P13"><text:span text:style-name="T3">2.</text:span><text:span text:style-name="T3">机身序列号</text:span></text:p>
          <text:p text:style-name="P13"><text:span text:style-name="T3">3.</text:span><text:span text:style-name="T3">上行码率</text:span><text:span text:style-name="T3">/</text:span><text:span text:style-name="T3">分辨率</text:span></text:p>
          <text:p text:style-name="P13"><text:span text:style-name="T3">4.</text:span><text:span text:style-name="T3">相机本地存储</text:span></text:p>
          <text:p text:style-name="P13"><text:span text:style-name="T3">5.</text:span><text:span text:style-name="T3">快门，</text:span><text:span text:style-name="T3">ISO</text:span><text:span text:style-name="T3">，白平衡</text:span></text:p>
          <text:p text:style-name="P13"><text:span text:style-name="T3">6.</text:span><text:span text:style-name="T3">相机状态</text:span><text:span text:style-name="T3">:</text:span></text:p>
          <text:p text:style-name="P13"><text:span text:style-name="T3">电量，存储卡，温度报警，</text:span></text:p>
          <text:p text:style-name="P13"><text:span text:style-name="T3">网络信号，音频状态</text:span><text:span text:style-name="T3">dB</text:span></text:p>
          <text:p text:style-name="P13"><text:span text:style-name="T3">7.</text:span><text:span text:style-name="T4">预览？</text:span></text:p>
          <draw:enhanced-geometry svg:viewBox="0 0 21600 21600" draw:glue-points="10800 0 0 10800 10800 21600 21600 10800 ?f40 ?f41" draw:text-areas="0 0 21600 21600" draw:type="rectangular-callout" draw:modifiers="-5434.86773588836 20581.89608998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4" draw:layer="layout" svg:width="3.3cm" svg:height="2.2cm" svg:x="8.5cm" svg:y="16.208cm">
          <text:p text:style-name="P13"><text:span text:style-name="T3">1.GOP</text:span><text:span text:style-name="T3">值</text:span></text:p>
          <text:p text:style-name="P13"><text:span text:style-name="T3">2.</text:span><text:span text:style-name="T3">码率分辨率帧率</text:span></text:p>
          <text:p text:style-name="P13"><text:span text:style-name="T3">3.</text:span><text:span text:style-name="T3">推流地址</text:span></text:p>
          <text:p text:style-name="P13"><text:span text:style-name="T3">4.</text:span><text:span text:style-name="T3">存储</text:span></text:p>
          <draw:enhanced-geometry svg:viewBox="0 0 21600 21600" draw:glue-points="10800 0 0 10800 10800 21600 21600 10800 ?f40 ?f41" draw:text-areas="0 0 21600 21600" draw:type="rectangular-callout" draw:modifiers="-8611.2087246289 19450.79509313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12" draw:layer="layout" svg:width="5.8cm" svg:height="1.2cm" svg:x="6.1cm" svg:y="5.944cm">
          <text:p text:style-name="P11"><text:span text:style-name="T3">多目同步帧封装包，格式</text:span></text:p>
          <draw:enhanced-geometry svg:viewBox="0 0 21600 21600" draw:glue-points="10800 0 0 10800 10800 21600 21600 10800 ?f40 ?f41" draw:text-areas="0 0 21600 21600" draw:type="rectangular-callout" draw:modifiers="-1411.20496466127 32067.27726894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6" draw:layer="layout" svg:width="18.8cm" svg:height="2.6cm" svg:x="1cm" svg:y="9.5cm">
          <text:p text:style-name="P1">普通路由器（端口转发规则配置）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默认">
        <draw:custom-shape draw:style-name="gr34" draw:text-style-name="P19" draw:layer="layout" svg:width="7.2cm" svg:height="4.4cm" svg:x="2.7cm" svg:y="6.4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3.8cm" svg:height="1.9cm" svg:x="2cm" svg:y="3.9cm">
          <text:p text:style-name="P1">1内容采集</text:p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3.6cm" svg:height="1.8cm" svg:x="8.1cm" svg:y="4cm">
          <text:p text:style-name="P1">2内容格式化</text:p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3.6cm" svg:height="1.9cm" svg:x="14.3cm" svg:y="4cm">
          <text:p text:style-name="P1">3内容管理</text:p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16.1cm" svg:height="2cm" svg:x="2cm" svg:y="11.1cm">
          <text:p text:style-name="P1">CDN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5.9cm" svg:y1="4.9cm" svg:x2="8.1cm" svg:y2="4.9cm">
          <text:p/>
        </draw:line>
        <draw:line draw:style-name="gr7" draw:text-style-name="P3" draw:layer="layout" svg:x1="11.7cm" svg:y1="4.9cm" svg:x2="14.4cm" svg:y2="4.9cm">
          <text:p/>
        </draw:line>
        <draw:custom-shape draw:style-name="gr39" draw:text-style-name="P16" draw:layer="layout" svg:width="3.9cm" svg:height="2.7cm" svg:x="9.9cm" svg:y="6.8cm">
          <text:p text:style-name="P1">4.分发协议</text:p>
          <draw:enhanced-geometry svg:viewBox="0 0 21600 21600" draw:text-areas="800 800 20800 20800" draw:type="round-rectangular-callout" draw:modifiers="30963.137657011 23295.37208441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0" draw:text-style-name="P21" draw:layer="layout" svg:x1="15.6cm" svg:y1="6cm" svg:x2="15.6cm" svg:y2="11.2cm">
          <text:p/>
        </draw:line>
        <draw:custom-shape draw:style-name="gr41" draw:text-style-name="P22" draw:layer="layout" svg:width="4cm" svg:height="3.9cm" svg:x="8.5cm" svg:y="20.1cm">
          <text:p text:style-name="P1">7视频播放器</text:p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4.2cm" svg:height="1.9cm" svg:x="1.9cm" svg:y="14.7cm">
          <text:p text:style-name="P1">5内容授权</text:p>
          <draw:enhanced-geometry svg:viewBox="0 0 21600 21600" draw:type="rectangle" draw:enhanced-path="M 0 0 L 21600 0 21600 21600 0 21600 0 0 Z N"/>
        </draw:custom-shape>
        <draw:line draw:style-name="gr40" draw:text-style-name="P21" draw:layer="layout" svg:x1="10.4cm" svg:y1="13.1cm" svg:x2="10.4cm" svg:y2="20cm">
          <text:p/>
        </draw:line>
        <draw:custom-shape draw:style-name="gr37" draw:text-style-name="P1" draw:layer="layout" svg:width="3.6cm" svg:height="1.9cm" draw:transform="skewX (-0.0205948851735331) translate (14.506cm 15cm)">
          <text:p text:style-name="P1">6广告服务</text:p>
          <draw:enhanced-geometry svg:viewBox="0 0 21600 21600" draw:type="rectangle" draw:enhanced-path="M 0 0 L 21600 0 21600 21600 0 21600 0 0 Z N"/>
        </draw:custom-shape>
        <draw:line draw:style-name="gr40" draw:text-style-name="P21" draw:layer="layout" svg:x1="3.8cm" svg:y1="16.6cm" svg:x2="8.5cm" svg:y2="21cm">
          <text:p/>
        </draw:line>
        <draw:line draw:style-name="gr40" draw:text-style-name="P21" draw:layer="layout" svg:x1="16.4cm" svg:y1="17cm" svg:x2="12.6cm" svg:y2="21.9cm">
          <text:p/>
        </draw:line>
        <draw:custom-shape draw:style-name="gr43" draw:text-style-name="P1" draw:layer="layout" svg:width="4.4cm" svg:height="1.8cm" svg:x="1.7cm" svg:y="22.2cm">
          <text:p text:style-name="P1">8内容保护</text:p>
          <draw:enhanced-geometry svg:viewBox="0 0 21600 21600" draw:type="rectangle" draw:enhanced-path="M 0 0 L 21600 0 21600 21600 0 21600 0 0 Z N"/>
        </draw:custom-shape>
        <draw:line draw:style-name="gr40" draw:text-style-name="P21" draw:layer="layout" svg:x1="6.2cm" svg:y1="23.2cm" svg:x2="8.6cm" svg:y2="22.9cm">
          <text:p/>
        </draw:line>
        <draw:custom-shape draw:style-name="gr44" draw:text-style-name="P1" draw:layer="layout" svg:width="3.6cm" svg:height="1.7cm" svg:x="14.9cm" svg:y="22.2cm">
          <text:p text:style-name="P1">9内容分析</text:p>
          <draw:enhanced-geometry svg:viewBox="0 0 21600 21600" draw:type="rectangle" draw:enhanced-path="M 0 0 L 21600 0 21600 21600 0 21600 0 0 Z N"/>
        </draw:custom-shape>
        <draw:line draw:style-name="gr40" draw:text-style-name="P21" draw:layer="layout" svg:x1="12.5cm" svg:y1="22.7cm" svg:x2="15cm" svg:y2="23.3cm">
          <text:p/>
        </draw:line>
        <draw:custom-shape draw:style-name="gr45" draw:text-style-name="P11" draw:layer="layout" svg:width="3.7cm" svg:height="1.1cm" svg:x="4.9cm" svg:y="7.2cm">
          <text:p text:style-name="P11"><text:span text:style-name="T3">导播中心</text:span></text:p>
          <draw:enhanced-geometry svg:viewBox="0 0 21600 21600" draw:type="rectangle" draw:enhanced-path="M 0 0 L 21600 0 21600 21600 0 21600 0 0 Z N"/>
        </draw:custom-shape>
        <draw:line draw:style-name="gr46" draw:text-style-name="P3" draw:layer="layout" svg:x1="4.3cm" svg:y1="5.9cm" svg:x2="5cm" svg:y2="7.3cm">
          <text:p/>
        </draw:line>
        <draw:line draw:style-name="gr46" draw:text-style-name="P3" draw:layer="layout" svg:x1="8.6cm" svg:y1="7.3cm" svg:x2="9.7cm" svg:y2="5.9cm">
          <text:p/>
        </draw:line>
        <draw:custom-shape draw:style-name="gr47" draw:text-style-name="P11" draw:layer="layout" svg:width="4.4cm" svg:height="1cm" svg:x="4.7cm" svg:y="9.7cm">
          <text:p text:style-name="P11"><text:span text:style-name="T3">内容缝合、包装</text:span></text:p>
          <text:p text:style-name="P11"><text:span text:style-name="T3">（渲染）</text:span></text:p>
          <draw:enhanced-geometry svg:viewBox="0 0 21600 21600" draw:type="rectangle" draw:enhanced-path="M 0 0 L 21600 0 21600 21600 0 21600 0 0 Z N"/>
        </draw:custom-shape>
        <draw:line draw:style-name="gr40" draw:text-style-name="P21" draw:layer="layout" svg:x1="6.8cm" svg:y1="8.3cm" svg:x2="6.8cm" svg:y2="9.6cm">
          <text:p/>
        </draw:line>
      </draw:page>
      <draw:page draw:name="page5" draw:style-name="dp1" draw:master-page-name="默认">
        <draw:frame draw:style-name="standard" draw:layer="layout" svg:width="18.913cm" svg:height="2.401cm" svg:x="1.086cm" svg:y="1.00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><text:span text:style-name="T5">内容采集</text:span></text:p>
              </table:table-cell>
              <table:covered-table-cell table:style-name="ce2"/>
            </table:table-row>
            <table:table-row table:style-name="ro1">
              <table:table-cell table:style-name="ce3">
                <text:p><text:span text:style-name="T6">采集终端</text:span></text:p>
              </table:table-cell>
              <table:table-cell table:style-name="gray2">
                <text:p><text:span text:style-name="T6">普通摄像机 </text:span><text:span text:style-name="T6">VR</text:span><text:span text:style-name="T6">摄像机 手机 其他采集设备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8.999cm" svg:height="24.535cm" svg:x="1cm" svg:y="3.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 table:default-cell-style-name="gray3">
              <table:table-cell>
                <text:p><text:span text:style-name="T6">视频类型</text:span></text:p>
              </table:table-cell>
              <table:table-cell>
                <text:p><text:span text:style-name="T6">VR 180/360 </text:span><text:span text:style-name="T6">传统</text:span></text:p>
              </table:table-cell>
            </table:table-row>
            <table:table-row table:style-name="ro3" table:default-cell-style-name="gray2">
              <table:table-cell>
                <text:p><text:span text:style-name="T6">直播类型</text:span></text:p>
              </table:table-cell>
              <table:table-cell>
                <text:p><text:span text:style-name="T6">Live </text:span></text:p>
              </table:table-cell>
            </table:table-row>
            <table:table-row table:style-name="ro3">
              <table:table-cell table:style-name="ce3">
                <text:p><text:span text:style-name="T6">分辨率</text:span></text:p>
              </table:table-cell>
              <table:table-cell table:style-name="gray1">
                <text:p><text:span text:style-name="T6">720p 1080p 4k 8k</text:span></text:p>
              </table:table-cell>
            </table:table-row>
            <table:table-row table:style-name="ro3" table:default-cell-style-name="gray2">
              <table:table-cell>
                <text:p><text:span text:style-name="T6">视频编码</text:span></text:p>
              </table:table-cell>
              <table:table-cell>
                <text:p><text:span text:style-name="T6">H264 H265 </text:span></text:p>
              </table:table-cell>
            </table:table-row>
            <table:table-row table:style-name="ro3" table:default-cell-style-name="gray1">
              <table:table-cell>
                <text:p><text:span text:style-name="T6">音频编码</text:span></text:p>
              </table:table-cell>
              <table:table-cell>
                <text:p><text:span text:style-name="T6">AAC MP3</text:span></text:p>
              </table:table-cell>
            </table:table-row>
            <table:table-row table:style-name="ro3" table:default-cell-style-name="gray2">
              <table:table-cell>
                <text:p><text:span text:style-name="T6">音频类型</text:span></text:p>
              </table:table-cell>
              <table:table-cell>
                <text:p><text:span text:style-name="T6">单声道 立体声</text:span></text:p>
              </table:table-cell>
            </table:table-row>
            <table:table-row table:style-name="ro3" table:default-cell-style-name="gray1">
              <table:table-cell>
                <text:p><text:span text:style-name="T6">传输协议</text:span></text:p>
              </table:table-cell>
              <table:table-cell>
                <text:p><text:span text:style-name="T6">RTMP HLS</text:span></text:p>
              </table:table-cell>
            </table:table-row>
            <table:table-row table:style-name="ro3" table:default-cell-style-name="gray2">
              <table:table-cell>
                <text:p><text:span text:style-name="T6">视频帧率</text:span></text:p>
              </table:table-cell>
              <table:table-cell>
                <text:p><text:span text:style-name="T6">30fps</text:span></text:p>
              </table:table-cell>
            </table:table-row>
            <table:table-row table:style-name="ro3" table:default-cell-style-name="gray1">
              <table:table-cell>
                <text:p><text:span text:style-name="T6">视频码率</text:span></text:p>
              </table:table-cell>
              <table:table-cell>
                <text:p><text:span text:style-name="T6">最大</text:span><text:span text:style-name="T6">100M</text:span></text:p>
              </table:table-cell>
            </table:table-row>
            <table:table-row table:style-name="ro4" table:default-cell-style-name="gray2">
              <table:table-cell/>
              <table:table-cell/>
            </table:table-row>
            <table:table-row table:style-name="ro4" table:default-cell-style-name="gray1">
              <table:table-cell/>
              <table:table-cell/>
            </table:table-row>
            <table:table-row table:style-name="ro4" table:default-cell-style-name="gray2">
              <table:table-cell/>
              <table:table-cell/>
            </table:table-row>
            <table:table-row table:style-name="ro4" table:default-cell-style-name="gray1">
              <table:table-cell/>
              <table:table-cell/>
            </table:table-row>
            <table:table-row table:style-name="ro4" table:default-cell-style-name="gray2">
              <table:table-cell/>
              <table:table-cell/>
            </table:table-row>
            <table:table-row table:style-name="ro4" table:default-cell-style-name="gray1">
              <table:table-cell/>
              <table:table-cell/>
            </table:table-row>
            <table:table-row table:style-name="ro4" table:default-cell-style-name="gray2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</draw:page>
      <draw:page draw:name="page6" draw:style-name="dp1" draw:master-page-name="默认">
        <draw:frame draw:style-name="standard" draw:layer="layout" svg:width="18.913cm" svg:height="3.112cm" svg:x="1.087cm" svg:y="1.00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><text:span text:style-name="T5">内容格式化</text:span></text:p>
              </table:table-cell>
              <table:covered-table-cell table:style-name="ce2"/>
            </table:table-row>
            <table:table-row table:style-name="ro5">
              <table:table-cell table:style-name="ce3">
                <text:p><text:span text:style-name="T6">解析度转换</text:span></text:p>
              </table:table-cell>
              <table:table-cell table:style-name="gray2">
                <text:p><text:span text:style-name="T6">8K→4k→1080p→720p </text:span></text:p>
                <text:p><text:span text:style-name="T6"/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8.999cm" svg:height="25.298cm" svg:x="1.001cm" svg:y="3.401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6" table:default-cell-style-name="gray3">
              <table:table-cell>
                <text:p><text:span text:style-name="T6">协议转换</text:span></text:p>
              </table:table-cell>
              <table:table-cell>
                <text:p><text:span text:style-name="T6">rtmp→rtmp rtmp→hls hls→ rtmp <text:s/>rtsp-&gt;hls</text:span></text:p>
              </table:table-cell>
            </table:table-row>
            <table:table-row table:style-name="ro7" table:default-cell-style-name="gray2">
              <table:table-cell>
                <text:p><text:span text:style-name="T6">编码转换</text:span></text:p>
              </table:table-cell>
              <table:table-cell>
                <text:p><text:span text:style-name="T6">H264→H265 H265→H264 </text:span></text:p>
              </table:table-cell>
            </table:table-row>
            <table:table-row table:style-name="ro7">
              <table:table-cell table:style-name="ce3">
                <text:p><text:span text:style-name="T6">编码方式</text:span></text:p>
              </table:table-cell>
              <table:table-cell table:style-name="gray1">
                <text:p><text:span text:style-name="T6">硬编码 软编码</text:span></text:p>
              </table:table-cell>
            </table:table-row>
            <table:table-row table:style-name="ro7" table:default-cell-style-name="gray2">
              <table:table-cell>
                <text:p><text:span text:style-name="T6">文件格式</text:span></text:p>
              </table:table-cell>
              <table:table-cell>
                <text:p><text:span text:style-name="T6">mp4</text:span></text:p>
              </table:table-cell>
            </table:table-row>
            <table:table-row table:style-name="ro7" table:default-cell-style-name="gray1">
              <table:table-cell>
                <text:p><text:span text:style-name="T6">处理架构</text:span></text:p>
              </table:table-cell>
              <table:table-cell>
                <text:p><text:span text:style-name="T6">高可用，负载均衡</text:span></text:p>
              </table:table-cell>
            </table:table-row>
            <table:table-row table:style-name="ro7" table:default-cell-style-name="gray2">
              <table:table-cell/>
              <table:table-cell/>
            </table:table-row>
            <table:table-row table:style-name="ro7" table:default-cell-style-name="gray1">
              <table:table-cell/>
              <table:table-cell/>
            </table:table-row>
            <table:table-row table:style-name="ro7" table:default-cell-style-name="gray2">
              <table:table-cell/>
              <table:table-cell/>
            </table:table-row>
            <table:table-row table:style-name="ro7" table:default-cell-style-name="gray1">
              <table:table-cell/>
              <table:table-cell/>
            </table:table-row>
            <table:table-row table:style-name="ro8" table:default-cell-style-name="gray2">
              <table:table-cell/>
              <table:table-cell/>
            </table:table-row>
            <table:table-row table:style-name="ro8" table:default-cell-style-name="gray1">
              <table:table-cell/>
              <table:table-cell/>
            </table:table-row>
            <table:table-row table:style-name="ro8" table:default-cell-style-name="gray2">
              <table:table-cell/>
              <table:table-cell/>
            </table:table-row>
            <table:table-row table:style-name="ro8" table:default-cell-style-name="gray1">
              <table:table-cell/>
              <table:table-cell/>
            </table:table-row>
            <table:table-row table:style-name="ro8" table:default-cell-style-name="gray2">
              <table:table-cell/>
              <table:table-cell/>
            </table:table-row>
            <table:table-row table:style-name="ro8" table:default-cell-style-name="gray1">
              <table:table-cell/>
              <table:table-cell/>
            </table:table-row>
            <table:table-row table:style-name="ro9" table:default-cell-style-name="gray2"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</draw:page>
      <draw:page draw:name="page7" draw:style-name="dp1" draw:master-page-name="默认">
        <draw:frame draw:style-name="standard" draw:layer="layout" svg:width="18.999cm" svg:height="26.527cm" svg:x="1.002cm" svg:y="1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0" table:default-cell-style-name="ce4">
              <table:table-cell table:number-columns-spanned="2">
                <text:p><text:span text:style-name="T7">内容管理</text:span></text:p>
              </table:table-cell>
              <table:covered-table-cell/>
            </table:table-row>
            <table:table-row table:style-name="ro11" table:default-cell-style-name="gray2">
              <table:table-cell>
                <text:p><text:span text:style-name="T6">通用功能</text:span></text:p>
              </table:table-cell>
              <table:table-cell>
                <text:p><text:span text:style-name="T6">编录、组织、存储、创建、收集、添加缩略图、发表评论、创建播放列表、通过修剪编辑视频和访问多媒体信息。</text:span></text:p>
              </table:table-cell>
            </table:table-row>
            <table:table-row table:style-name="ro12">
              <table:table-cell table:style-name="ce3">
                <text:p><text:span text:style-name="T6">高级功能</text:span></text:p>
              </table:table-cell>
              <table:table-cell table:style-name="gray1">
                <text:p><text:span text:style-name="T6">接收视频点播内容、创建现场剧集、生成并绘制广告时间表、选择视频播放器类型、提供特定的分析服务。为不同的用户分配不同的权限和功能。视频播放器可以使用这些用户数据创建个性化广告。</text:span></text:p>
              </table:table-cell>
            </table:table-row>
            <table:table-row table:style-name="ro13" table:default-cell-style-name="gray2">
              <table:table-cell>
                <text:p>终端</text:p>
              </table:table-cell>
              <table:table-cell>
                <text:p>终端设备信息，可控性，归属等。</text:p>
              </table:table-cell>
            </table:table-row>
            <table:table-row table:style-name="ro13" table:default-cell-style-name="gray1">
              <table:table-cell>
                <text:p>服务管理</text:p>
              </table:table-cell>
              <table:table-cell>
                <text:p>服务资源可用性，分配等。</text:p>
              </table:table-cell>
            </table:table-row>
            <table:table-row table:style-name="ro13" table:default-cell-style-name="ce4">
              <table:table-cell table:number-columns-spanned="2">
                <text:p><text:span text:style-name="T7">内容分发</text:span></text:p>
              </table:table-cell>
              <table:covered-table-cell/>
            </table:table-row>
            <table:table-row table:style-name="ro13" table:default-cell-style-name="gray1">
              <table:table-cell>
                <text:p><text:span text:style-name="T6">分发协议</text:span></text:p>
              </table:table-cell>
              <table:table-cell>
                <text:p><text:span text:style-name="T6">HLS RTMP</text:span></text:p>
              </table:table-cell>
            </table:table-row>
            <table:table-row table:style-name="ro13" table:default-cell-style-name="gray2">
              <table:table-cell/>
              <table:table-cell/>
            </table:table-row>
            <table:table-row table:style-name="ro14" table:default-cell-style-name="gray1">
              <table:table-cell table:number-columns-spanned="2">
                <text:p><text:span text:style-name="T6">内容授权</text:span></text:p>
              </table:table-cell>
              <table:covered-table-cell/>
            </table:table-row>
            <table:table-row table:style-name="ro14" table:default-cell-style-name="gray2">
              <table:table-cell>
                <text:p><text:span text:style-name="T6">多终端设备</text:span></text:p>
              </table:table-cell>
              <table:table-cell>
                <text:p><text:span text:style-name="T6">多种设备和平台同时访问已经付费的内容。</text:span></text:p>
              </table:table-cell>
            </table:table-row>
            <table:table-row table:style-name="ro14" table:default-cell-style-name="gray1">
              <table:table-cell>
                <text:p><text:span text:style-name="T6">认证</text:span></text:p>
              </table:table-cell>
              <table:table-cell>
                <text:p><text:span text:style-name="T6">注册用户</text:span></text:p>
              </table:table-cell>
            </table:table-row>
            <table:table-row table:style-name="ro14" table:default-cell-style-name="gray2">
              <table:table-cell>
                <text:p><text:span text:style-name="T6">授权</text:span></text:p>
              </table:table-cell>
              <table:table-cell>
                <text:p><text:span text:style-name="T6">正在请求的内容</text:span></text:p>
              </table:table-cell>
            </table:table-row>
            <table:table-row table:style-name="ro15" table:default-cell-style-name="gray1"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</draw:page>
      <draw:page draw:name="page8" draw:style-name="dp1" draw:master-page-name="默认">
        <draw:frame draw:style-name="standard" draw:layer="layout" svg:width="19.003cm" svg:height="27.65cm" svg:x="1.003cm" svg:y="1.001cm">
          <table:table table:template-name="default" table:use-first-row-styles="true" table:use-banding-rows-styles="true">
            <table:table-column table:style-name="co3"/>
            <table:table-column table:style-name="co5"/>
            <table:table-row table:style-name="ro16" table:default-cell-style-name="ce4">
              <table:table-cell table:number-columns-spanned="2">
                <text:p><text:span text:style-name="T7">内容保护</text:span></text:p>
              </table:table-cell>
              <table:covered-table-cell/>
            </table:table-row>
            <table:table-row table:style-name="ro11" table:default-cell-style-name="gray2">
              <table:table-cell/>
              <table:table-cell>
                <text:p><text:span text:style-name="T6">防止复制、指定可访问内容的时间段或限制设备数量（限制性许可协议和加密方法）来控制内容查看的策略。</text:span></text:p>
              </table:table-cell>
            </table:table-row>
            <table:table-row table:style-name="ro16" table:default-cell-style-name="gray1">
              <table:table-cell/>
              <table:table-cell/>
            </table:table-row>
            <table:table-row table:style-name="ro16" table:default-cell-style-name="gray2">
              <table:table-cell table:number-columns-spanned="2">
                <text:p><text:span text:style-name="T6">视频播放器</text:span></text:p>
              </table:table-cell>
              <table:covered-table-cell/>
            </table:table-row>
            <table:table-row table:style-name="ro17" table:default-cell-style-name="gray1">
              <table:table-cell>
                <text:p><text:span text:style-name="T6">基本功能范围</text:span></text:p>
              </table:table-cell>
              <table:table-cell>
                <text:p><text:span text:style-name="T6">流格式支持、字幕、缩略图、播放列表创建、比特率更改、分辨率</text:span><text:span text:style-name="T6">/</text:span><text:span text:style-name="T6">质量更改、多种音频语言、隐藏字幕、</text:span><text:span text:style-name="T6">trickplay</text:span><text:span text:style-name="T6">、</text:span><text:span text:style-name="T6">ABR</text:span><text:span text:style-name="T6">切换、自动播放、共享到社交网络、音量、播放</text:span><text:span text:style-name="T6">/</text:span><text:span text:style-name="T6">暂停，</text:span><text:span text:style-name="T6">VR360</text:span><text:span text:style-name="T6">度，</text:span><text:span text:style-name="T6">3D</text:span><text:span text:style-name="T6">（</text:span><text:span text:style-name="T6">UP/LR</text:span><text:span text:style-name="T6">）</text:span></text:p>
              </table:table-cell>
            </table:table-row>
            <table:table-row table:style-name="ro16" table:default-cell-style-name="gray2">
              <table:table-cell>
                <text:p><text:span text:style-name="T6">增值服务</text:span></text:p>
              </table:table-cell>
              <table:table-cell>
                <text:p><text:span text:style-name="T6">整合广告工作流程</text:span></text:p>
              </table:table-cell>
            </table:table-row>
            <table:table-row table:style-name="ro5" table:default-cell-style-name="gray1">
              <table:table-cell>
                <text:p><text:span text:style-name="T6">设备平台</text:span></text:p>
              </table:table-cell>
              <table:table-cell>
                <text:p><text:span text:style-name="T6">Windows android IOS</text:span></text:p>
                <text:p><text:span text:style-name="T6">VR</text:span><text:span text:style-name="T6">一体机 手机 </text:span><text:span text:style-name="T6">PC </text:span></text:p>
              </table:table-cell>
            </table:table-row>
            <table:table-row table:style-name="ro16" table:default-cell-style-name="gray2">
              <table:table-cell table:number-columns-spanned="2">
                <text:p><text:span text:style-name="T6">广告服务</text:span></text:p>
              </table:table-cell>
              <table:covered-table-cell/>
            </table:table-row>
            <table:table-row table:style-name="ro17" table:default-cell-style-name="gray1">
              <table:table-cell>
                <text:p><text:span text:style-name="T6">类型</text:span></text:p>
              </table:table-cell>
              <table:table-cell>
                <text:p><text:span text:style-name="T6">1.</text:span><text:span text:style-name="T6">呈现在用户消费视频内容之前、中间或之后。</text:span></text:p>
                <text:p><text:span text:style-name="T6">2.</text:span><text:span text:style-name="T6">与视频内容同时运行。可以是覆盖</text:span><text:span text:style-name="T6">/</text:span><text:span text:style-name="T6">横幅广告的形式。</text:span></text:p>
                <text:p><text:span text:style-name="T6">3.</text:span><text:span text:style-name="T6">文本、显示广告、富媒体或围绕视频体验的皮肤。</text:span></text:p>
              </table:table-cell>
            </table:table-row>
            <table:table-row table:style-name="ro16" table:default-cell-style-name="gray2">
              <table:table-cell>
                <text:p><text:span text:style-name="T6">格式</text:span></text:p>
              </table:table-cell>
              <table:table-cell>
                <text:p><text:span text:style-name="T6">MP4</text:span><text:span text:style-name="T6">，</text:span><text:span text:style-name="T6">HLS</text:span><text:span text:style-name="T6">，</text:span><text:span text:style-name="T6">DASH</text:span></text:p>
              </table:table-cell>
            </table:table-row>
            <table:table-row table:style-name="ro16" table:default-cell-style-name="gray1">
              <table:table-cell/>
              <table:table-cell/>
            </table:table-row>
            <table:table-row table:style-name="ro18" table:default-cell-style-name="gray2"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</draw:page>
      <draw:page draw:name="page9" draw:style-name="dp1" draw:master-page-name="默认">
        <draw:frame draw:style-name="standard" draw:layer="layout" svg:width="19.007cm" svg:height="34.899cm" svg:x="1.004cm" svg:y="1.002cm">
          <table:table table:template-name="default" table:use-first-row-styles="true" table:use-banding-rows-styles="true">
            <table:table-column table:style-name="co3"/>
            <table:table-column table:style-name="co6"/>
            <table:table-row table:style-name="ro19" table:default-cell-style-name="gray3">
              <table:table-cell table:number-columns-spanned="2">
                <text:p>内容分析</text:p>
              </table:table-cell>
              <table:covered-table-cell/>
            </table:table-row>
            <table:table-row table:style-name="ro20" table:default-cell-style-name="gray2">
              <table:table-cell>
                <text:p>数据范围</text:p>
              </table:table-cell>
              <table:table-cell>
                <text:p>基于用户流媒体模式、观看类别、年龄、性别、地理位置、设备信息、流的数量、广告类型等做出未来的决定，以便将来更好地确定目标。</text:p>
              </table:table-cell>
            </table:table-row>
            <table:table-row table:style-name="ro21" table:default-cell-style-name="gray1">
              <table:table-cell/>
              <table:table-cell/>
            </table:table-row>
            <table:table-row table:style-name="ro22" table:default-cell-style-name="gray2">
              <table:table-cell table:number-columns-spanned="2">
                <text:p>G1：云导播低延迟要求</text:p>
                <text:p>G2：下采样支持8k</text:p>
                <text:p>G3：相机控制支持的多种功能</text:p>
                <text:p/>
                <text:p>G4: 相同云GPU环境下，性能参数</text:p>
                <text:p>G5：云导播界面易用性，用户交互设计</text:p>
                <text:p>G6：画面监看支持VR模式</text:p>
                <text:p>LetinVR孙文博 撤回了一条消息</text:p>
                <text:p/>
                <text:p>G7：易扩展性</text:p>
                <text:p>G8：运营管理、安全性</text:p>
                <text:p>G9：编排处理的复杂度和抗压力</text:p>
              </table:table-cell>
              <table:covered-table-cell/>
            </table:table-row>
            <table:table-row table:style-name="ro23" table:default-cell-style-name="gray1">
              <table:table-cell/>
              <table:table-cell/>
            </table:table-row>
            <table:table-row table:style-name="ro19" table:default-cell-style-name="gray2">
              <table:table-cell/>
              <table:table-cell/>
            </table:table-row>
            <table:table-row table:style-name="ro19" table:default-cell-style-name="gray1">
              <table:table-cell/>
              <table:table-cell/>
            </table:table-row>
            <table:table-row table:style-name="ro19" table:default-cell-style-name="gray2">
              <table:table-cell table:number-columns-spanned="2"/>
              <table:covered-table-cell/>
            </table:table-row>
            <table:table-row table:style-name="ro24" table:default-cell-style-name="gray1">
              <table:table-cell/>
              <table:table-cell/>
            </table:table-row>
            <table:table-row table:style-name="ro19" table:default-cell-style-name="gray2">
              <table:table-cell/>
              <table:table-cell/>
            </table:table-row>
            <table:table-row table:style-name="ro19" table:default-cell-style-name="gray1">
              <table:table-cell/>
              <table:table-cell/>
            </table:table-row>
            <table:table-row table:style-name="ro25" table:default-cell-style-name="gray2"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</draw:page>
      <draw:page draw:name="page10" draw:style-name="dp1" draw:master-page-name="默认">
        <draw:custom-shape draw:style-name="gr48" draw:text-style-name="P24" draw:layer="layout" svg:width="23.2cm" svg:height="8.171cm" svg:x="-3.4cm" svg:y="5.834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 text:c="3"/></text:p>
          <text:p text:style-name="P23">Cloud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6" draw:layer="layout" svg:width="2.31cm" svg:height="0.768cm" svg:x="17.256cm" svg:y="4.591cm">
          <text:p text:style-name="P25"><text:span text:style-name="T8">手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5" draw:layer="layout" svg:width="5.583cm" svg:height="0.588cm" draw:transform="skewX (-0.00174532925199433) rotate (-0.000872664625997355) translate (8.216cm 8.436cm)">
          <text:p text:style-name="P25"><text:span text:style-name="T8">导播服务器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5" draw:layer="layout" svg:width="18.581cm" svg:height="0.578cm" svg:x="1.187cm" svg:y="10.171cm">
          <text:p text:style-name="P25"><text:span text:style-name="T8">转码集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6" draw:layer="layout" svg:width="2.151cm" svg:height="0.771cm" svg:x="3.622cm" svg:y="4.772cm">
          <text:p text:style-name="P25"><text:span text:style-name="T8">监控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6" draw:layer="layout" svg:width="2.408cm" svg:height="0.768cm" svg:x="8.137cm" svg:y="4.591cm">
          <text:p text:style-name="P25"><text:span text:style-name="T8">VR</text:span><text:span text:style-name="T8">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6" draw:layer="layout" svg:width="3.099cm" svg:height="0.768cm" svg:x="14.08cm" svg:y="4.591cm">
          <text:p text:style-name="P25"><text:span text:style-name="T8">内拼接</text:span><text:span text:style-name="T8">VR</text:span><text:span text:style-name="T8">相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5" draw:layer="layout" svg:width="3.038cm" svg:height="0.674cm" svg:x="7.882cm" svg:y="6.792cm">
          <text:p text:style-name="P25"><text:span text:style-name="T8">拼接</text:span><text:span text:style-name="T8">(VR</text:span><text:span text:style-name="T8">专有</text:span><text:span text:style-name="T8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9.245cm" svg:y1="5.497cm" svg:x2="9.258cm" svg:y2="6.723cm">
          <text:p/>
        </draw:line>
        <draw:line draw:style-name="gr7" draw:text-style-name="P3" draw:layer="layout" svg:x1="10.057cm" svg:y1="7.423cm" svg:x2="10.044cm" svg:y2="8.436cm">
          <text:p/>
        </draw:line>
        <draw:line draw:style-name="gr7" draw:text-style-name="P3" draw:layer="layout" svg:x1="4.543cm" svg:y1="5.544cm" svg:x2="4.543cm" svg:y2="8.335cm">
          <text:p/>
        </draw:line>
        <draw:line draw:style-name="gr7" draw:text-style-name="P3" draw:layer="layout" svg:x1="18.295cm" svg:y1="5.484cm" svg:x2="18.323cm" svg:y2="8.438cm">
          <text:p/>
        </draw:line>
        <draw:line draw:style-name="gr7" draw:text-style-name="P3" draw:layer="layout" svg:x1="15.443cm" svg:y1="5.484cm" svg:x2="15.436cm" svg:y2="8.438cm">
          <text:p/>
        </draw:line>
        <draw:line draw:style-name="gr7" draw:text-style-name="P3" draw:layer="layout" svg:x1="10.525cm" svg:y1="9.016cm" svg:x2="10.525cm" svg:y2="10.171cm">
          <text:p/>
        </draw:line>
        <draw:custom-shape draw:style-name="gr56" draw:text-style-name="P27" draw:layer="layout" svg:width="17.713cm" svg:height="0.682cm" draw:transform="rotate (0.000349065850398866) translate (2.087cm 14.369cm)">
          <text:p text:style-name="P25"><text:span text:style-name="T8">CD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7" draw:text-style-name="P28" draw:layer="layout" svg:width="1.486cm" svg:height="1.158cm" svg:x="3.667cm" svg:y="6.847cm">
          <draw:text-box>
            <text:p><text:span text:style-name="T9">4k</text:span></text:p>
          </draw:text-box>
        </draw:frame>
        <draw:frame draw:style-name="gr58" draw:text-style-name="P28" draw:layer="layout" svg:width="1.213cm" svg:height="1.157cm" svg:x="9.122cm" svg:y="7.471cm">
          <draw:text-box>
            <text:p><text:span text:style-name="T9">8k</text:span></text:p>
          </draw:text-box>
        </draw:frame>
        <draw:frame draw:style-name="gr59" draw:text-style-name="P28" draw:layer="layout" svg:width="1.04cm" svg:height="1.155cm" svg:x="14.7cm" svg:y="7.219cm">
          <draw:text-box>
            <text:p><text:span text:style-name="T9">2k</text:span></text:p>
          </draw:text-box>
        </draw:frame>
        <draw:frame draw:style-name="gr59" draw:text-style-name="P28" draw:layer="layout" svg:width="1.03cm" svg:height="1.155cm" svg:x="17.303cm" svg:y="7.219cm">
          <draw:text-box>
            <text:p><text:span text:style-name="T9">2k</text:span></text:p>
          </draw:text-box>
        </draw:frame>
        <draw:custom-shape draw:style-name="gr60" draw:text-style-name="P25" draw:layer="layout" svg:width="5.006cm" svg:height="0.627cm" draw:transform="skewX (-0.00314159265358979) rotate (-0.000872664625997355) translate (14.787cm 8.438cm)">
          <text:p text:style-name="P25"><text:span text:style-name="T8">导播服务器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6" draw:layer="layout" svg:width="2.408cm" svg:height="0.768cm" svg:x="10.928cm" svg:y="4.591cm">
          <text:p text:style-name="P25"><text:span text:style-name="T8">VR</text:span><text:span text:style-name="T8">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5" draw:layer="layout" svg:width="2.791cm" svg:height="0.702cm" svg:x="11.413cm" svg:y="6.722cm">
          <text:p text:style-name="P25"><text:span text:style-name="T8">拼接</text:span><text:span text:style-name="T8">(VR</text:span><text:span text:style-name="T8">专有</text:span><text:span text:style-name="T8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12.22cm" svg:y1="5.484cm" svg:x2="12.22cm" svg:y2="6.71cm">
          <text:p/>
        </draw:line>
        <draw:line draw:style-name="gr7" draw:text-style-name="P3" draw:layer="layout" svg:x1="12.836cm" svg:y1="7.423cm" svg:x2="12.836cm" svg:y2="8.436cm">
          <text:p/>
        </draw:line>
        <draw:frame draw:style-name="gr58" draw:text-style-name="P28" draw:layer="layout" svg:width="1.423cm" svg:height="1.157cm" svg:x="11.724cm" svg:y="7.471cm">
          <draw:text-box>
            <text:p><text:span text:style-name="T9">8k</text:span></text:p>
          </draw:text-box>
        </draw:frame>
        <draw:custom-shape draw:style-name="gr62" draw:text-style-name="P25" draw:layer="layout" svg:width="6.453cm" svg:height="0.684cm" draw:transform="skewX (-0.00296705972839036) rotate (-0.000872664625997355) translate (1.186cm 8.325cm)">
          <text:p text:style-name="P25"><text:span text:style-name="T8">导播服务器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6" draw:layer="layout" svg:width="1.983cm" svg:height="0.769cm" svg:x="1.435cm" svg:y="2.849cm">
          <text:p text:style-name="P25"><text:span text:style-name="T8">VR</text:span><text:span text:style-name="T8">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2.459cm" svg:y1="5.544cm" svg:x2="2.459cm" svg:y2="8.335cm">
          <text:p/>
        </draw:line>
        <draw:frame draw:style-name="gr64" draw:text-style-name="P28" draw:layer="layout" svg:width="1.468cm" svg:height="0.811cm" svg:x="1.455cm" svg:y="6.972cm">
          <draw:text-box>
            <text:p><text:span text:style-name="T9">4k</text:span></text:p>
          </draw:text-box>
        </draw:frame>
        <draw:line draw:style-name="gr7" draw:text-style-name="P3" draw:layer="layout" svg:x1="5.038cm" svg:y1="9.016cm" svg:x2="5.038cm" svg:y2="10.267cm">
          <text:p/>
        </draw:line>
        <draw:line draw:style-name="gr7" draw:text-style-name="P3" draw:layer="layout" svg:x1="17.938cm" svg:y1="9.111cm" svg:x2="17.938cm" svg:y2="10.266cm">
          <text:p/>
        </draw:line>
        <draw:line draw:style-name="gr7" draw:text-style-name="P3" draw:layer="layout" svg:x1="5.039cm" svg:y1="10.749cm" svg:x2="5.052cm" svg:y2="14.375cm">
          <text:p/>
        </draw:line>
        <draw:line draw:style-name="gr7" draw:text-style-name="P3" draw:layer="layout" svg:x1="10.527cm" svg:y1="10.749cm" svg:x2="10.52cm" svg:y2="14.375cm">
          <text:p/>
        </draw:line>
        <draw:line draw:style-name="gr7" draw:text-style-name="P3" draw:layer="layout" svg:x1="18.035cm" svg:y1="10.749cm" svg:x2="18.026cm" svg:y2="14.375cm">
          <text:p/>
        </draw:line>
        <draw:custom-shape draw:style-name="gr65" draw:text-style-name="P29" draw:layer="layout" svg:width="2.792cm" svg:height="0.466cm" svg:x="2.185cm" svg:y="16.687cm">
          <text:p text:style-name="P25"><text:span text:style-name="T8">TV </text:span><text:span text:style-name="T8">播放器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29" draw:layer="layout" svg:width="2.79cm" svg:height="0.466cm" svg:x="5.842cm" svg:y="16.687cm">
          <text:p text:style-name="P25"><text:span text:style-name="T8">PC</text:span><text:span text:style-name="T8">播放器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9" draw:layer="layout" svg:width="2.791cm" svg:height="0.466cm" svg:x="9.307cm" svg:y="16.687cm">
          <text:p text:style-name="P25"><text:span text:style-name="T8">手机播放器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9" draw:layer="layout" svg:width="2.791cm" svg:height="0.466cm" svg:x="12.773cm" svg:y="16.687cm">
          <text:p text:style-name="P25"><text:span text:style-name="T8">VR</text:span><text:span text:style-name="T8">头盔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29" draw:layer="layout" svg:width="2.79cm" svg:height="0.466cm" svg:x="16.624cm" svg:y="16.687cm">
          <text:p text:style-name="P25"><text:span text:style-name="T8">其他设备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10.461cm" svg:y1="15.037cm" svg:x2="3.82cm" svg:y2="16.689cm">
          <text:p/>
        </draw:line>
        <draw:line draw:style-name="gr7" draw:text-style-name="P3" draw:layer="layout" svg:x1="10.654cm" svg:y1="15.037cm" svg:x2="14.215cm" svg:y2="16.689cm">
          <text:p/>
        </draw:line>
        <draw:line draw:style-name="gr7" draw:text-style-name="P3" draw:layer="layout" svg:x1="10.559cm" svg:y1="15.037cm" svg:x2="10.559cm" svg:y2="16.673cm">
          <text:p/>
        </draw:line>
        <draw:line draw:style-name="gr7" draw:text-style-name="P3" draw:layer="layout" svg:x1="10.751cm" svg:y1="15.037cm" svg:x2="17.874cm" svg:y2="16.61cm">
          <text:p/>
        </draw:line>
        <draw:line draw:style-name="gr7" draw:text-style-name="P3" draw:layer="layout" svg:x1="10.558cm" svg:y1="15.037cm" svg:x2="7.382cm" svg:y2="16.689cm">
          <text:p/>
        </draw:line>
        <draw:custom-shape draw:style-name="gr68" draw:text-style-name="P25" draw:layer="layout" svg:width="18.538cm" svg:height="0.769cm" draw:transform="rotate (-0.000872664625997355) translate (1.187cm 12.48cm)">
          <text:p text:style-name="P25"><text:span text:style-name="T8">内容审核接口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30" draw:layer="layout" svg:width="3.06cm" svg:height="0.649cm" svg:x="6.441cm" svg:y="11.223cm">
          <text:p text:style-name="P25"><text:span text:style-name="T8">直播内容存储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7" draw:text-style-name="P3" draw:layer="layout" svg:x1="5.052cm" svg:y1="10.759cm" svg:x2="6.536cm" svg:y2="11.407cm">
          <text:p/>
        </draw:line>
        <draw:custom-shape draw:style-name="gr70" draw:text-style-name="P30" draw:layer="layout" svg:width="3.058cm" svg:height="0.648cm" svg:x="11.911cm" svg:y="11.317cm">
          <text:p text:style-name="P25"><text:span text:style-name="T8">直播内容存储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7" draw:text-style-name="P3" draw:layer="layout" svg:x1="17.933cm" svg:y1="10.759cm" svg:x2="14.968cm" svg:y2="11.593cm">
          <text:p/>
        </draw:line>
        <draw:custom-shape draw:style-name="gr71" draw:text-style-name="P32" draw:layer="layout" svg:width="3.471cm" svg:height="1.146cm" svg:x="-3.028cm" svg:y="6.972cm">
          <text:p text:style-name="P31"><text:span text:style-name="T10">数据统计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32" draw:layer="layout" svg:width="3.471cm" svg:height="1.147cm" svg:x="-3.028cm" svg:y="8.381cm">
          <text:p text:style-name="P31"><text:span text:style-name="T10">调度系统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32" draw:layer="layout" svg:width="3.471cm" svg:height="1.145cm" svg:x="-3.028cm" svg:y="9.793cm">
          <text:p text:style-name="P31"><text:span text:style-name="T10">运维管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32" draw:layer="layout" svg:width="3.471cm" svg:height="1.144cm" svg:x="-3.028cm" svg:y="11.187cm">
          <text:p text:style-name="P31"><text:span text:style-name="T10">内容安全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32" draw:layer="layout" svg:width="3.471cm" svg:height="1.144cm" svg:x="-3.028cm" svg:y="12.645cm">
          <text:p text:style-name="P31"><text:span text:style-name="T10">权限管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6" draw:layer="layout" svg:width="1.534cm" svg:height="0.769cm" svg:x="1.682cm" svg:y="4.734cm">
          <text:p text:style-name="P25"><text:span text:style-name="T8">本地拼接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2.425cm" svg:y1="3.618cm" svg:x2="2.425cm" svg:y2="4.858cm">
          <text:p/>
        </draw:line>
        <draw:line draw:style-name="gr7" draw:text-style-name="P3" draw:layer="layout" svg:x1="6.394cm" svg:y1="5.484cm" svg:x2="6.427cm" svg:y2="8.244cm">
          <text:p/>
        </draw:line>
        <draw:frame draw:style-name="gr76" draw:text-style-name="P28" draw:layer="layout" svg:width="1.353cm" svg:height="0.812cm" svg:x="5.413cm" svg:y="6.904cm">
          <draw:text-box>
            <text:p><text:span text:style-name="T9">4k</text:span></text:p>
          </draw:text-box>
        </draw:frame>
        <draw:custom-shape draw:style-name="gr77" draw:text-style-name="P26" draw:layer="layout" svg:width="1.833cm" svg:height="0.77cm" svg:x="5.925cm" svg:y="4.713cm">
          <text:p text:style-name="P25"><text:span text:style-name="T8">本地导播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6" draw:layer="layout" svg:width="3.099cm" svg:height="0.77cm" svg:x="7.138cm" svg:y="2.88cm">
          <text:p text:style-name="P25"><text:span text:style-name="T8">高清</text:span><text:span text:style-name="T8">/VR</text:span><text:span text:style-name="T8">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26" draw:layer="layout" svg:width="3.222cm" svg:height="0.77cm" svg:x="3.791cm" svg:y="2.88cm">
          <text:p text:style-name="P25"><text:span text:style-name="T8">高清</text:span><text:span text:style-name="T8">/VR</text:span><text:span text:style-name="T8">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6.394cm" svg:y1="3.624cm" svg:x2="6.394cm" svg:y2="4.739cm">
          <text:p/>
        </draw:line>
        <draw:line draw:style-name="gr7" draw:text-style-name="P3" draw:layer="layout" svg:x1="7.262cm" svg:y1="3.624cm" svg:x2="7.262cm" svg:y2="4.739cm">
          <text:p/>
        </draw:line>
      </draw:page>
      <draw:page draw:name="page11" draw:style-name="dp1" draw:master-page-name="默认">
        <draw:frame draw:style-name="gr80" draw:text-style-name="P33" draw:layer="layout" svg:width="0.502cm" svg:height="1.237cm" svg:x="10.248cm" svg:y="8.4cm">
          <draw:text-box>
            <text:p/>
          </draw:text-box>
        </draw:frame>
        <draw:frame draw:style-name="gr81" draw:text-style-name="P33" draw:layer="layout" svg:width="15.7cm" svg:height="14.9cm" svg:x="1cm" svg:y="2.8cm">
          <draw:text-box>
            <text:p/>
          </draw:text-box>
        </draw:frame>
        <draw:frame draw:style-name="gr82" draw:text-style-name="P3" draw:layer="layout" svg:width="18.898cm" svg:height="27.517cm" svg:x="1.002cm" svg:y="1.083cm">
          <draw:image xlink:href="Pictures/1000020100000595000007593021FCADC190CD8B.png" xlink:type="simple" xlink:show="embed" xlink:actuate="onLoad" loext:mime-type="image/png">
            <text:p/>
          </draw:image>
        </draw:frame>
      </draw:page>
      <draw:page draw:name="page12" draw:style-name="dp1" draw:master-page-name="默认">
        <draw:custom-shape draw:style-name="gr83" draw:text-style-name="P21" draw:layer="layout" svg:width="13.2cm" svg:height="10.5cm" svg:x="3.4cm" svg:y="3.2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32" draw:layer="layout" svg:width="11.9cm" svg:height="1.116cm" svg:x="3.9cm" svg:y="3.983cm">
          <text:p text:style-name="P31"><text:span text:style-name="T10">业务支撑系统</text:span></text:p>
          <draw:enhanced-geometry svg:viewBox="0 0 21600 21600" draw:type="rectangle" draw:enhanced-path="M 0 0 L 21600 0 21600 21600 0 21600 0 0 Z N"/>
        </draw:custom-shape>
        <draw:custom-shape draw:style-name="gr85" draw:text-style-name="P32" draw:layer="layout" svg:width="1.8cm" svg:height="6.03cm" svg:x="3.9cm" svg:y="5.435cm">
          <text:p text:style-name="P31"><text:span text:style-name="T10">采集系统</text:span></text:p>
          <draw:enhanced-geometry svg:viewBox="0 0 21600 21600" draw:type="rectangle" draw:enhanced-path="M 0 0 L 21600 0 21600 21600 0 21600 0 0 Z N"/>
        </draw:custom-shape>
        <draw:custom-shape draw:style-name="gr86" draw:text-style-name="P32" draw:layer="layout" svg:width="2.2cm" svg:height="6.03cm" svg:x="6cm" svg:y="5.435cm">
          <text:p text:style-name="P31"><text:span text:style-name="T10">导播系统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32" draw:layer="layout" svg:width="2cm" svg:height="6.03cm" svg:x="11cm" svg:y="5.37cm">
          <text:p text:style-name="P31"><text:span text:style-name="T10">编码系统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32" draw:layer="layout" svg:width="2.2cm" svg:height="6.03cm" svg:x="13.6cm" svg:y="5.435cm">
          <text:p text:style-name="P31"><text:span text:style-name="T10">分发对接系统</text:span></text:p>
          <draw:enhanced-geometry svg:viewBox="0 0 21600 21600" draw:type="rectangle" draw:enhanced-path="M 0 0 L 21600 0 21600 21600 0 21600 0 0 Z N"/>
        </draw:custom-shape>
        <draw:custom-shape draw:style-name="gr88" draw:text-style-name="P32" draw:layer="layout" svg:width="11.9cm" svg:height="1.117cm" svg:x="3.929cm" svg:y="11.826cm">
          <text:p text:style-name="P31"><text:span text:style-name="T10">运维管理</text:span></text:p>
          <draw:enhanced-geometry svg:viewBox="0 0 21600 21600" draw:type="rectangle" draw:enhanced-path="M 0 0 L 21600 0 21600 21600 0 21600 0 0 Z N"/>
        </draw:custom-shape>
        <draw:custom-shape draw:style-name="gr89" draw:text-style-name="P32" draw:layer="layout" svg:width="1.6cm" svg:height="1.899cm" svg:x="1.2cm" svg:y="9.455cm">
          <text:p text:style-name="P31"><text:span text:style-name="T10">相机配置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2.8cm" svg:y1="10.572cm" svg:x2="3.9cm" svg:y2="10.572cm">
          <text:p/>
        </draw:line>
        <draw:custom-shape draw:style-name="gr90" draw:text-style-name="P32" draw:layer="layout" svg:width="1.6cm" svg:height="2.237cm" svg:x="1.1cm" svg:y="4.763cm">
          <text:p text:style-name="P31"><text:span text:style-name="T10">添加素材</text:span></text:p>
          <text:p text:style-name="P31"><text:span text:style-name="T10">控制</text:span></text:p>
          <draw:enhanced-geometry svg:viewBox="0 0 21600 21600" draw:type="rectangle" draw:enhanced-path="M 0 0 L 21600 0 21600 21600 0 21600 0 0 Z N"/>
        </draw:custom-shape>
        <draw:line draw:style-name="gr91" draw:text-style-name="P3" draw:layer="layout" svg:x1="2.7cm" svg:y1="6.886cm" svg:x2="8.5cm" svg:y2="6.9cm">
          <text:p/>
        </draw:line>
        <draw:custom-shape draw:style-name="gr92" draw:text-style-name="P32" draw:layer="layout" svg:width="2.1cm" svg:height="1.898cm" svg:x="17.2cm" svg:y="9.567cm">
          <text:p text:style-name="P31"><text:span text:style-name="T10">CDN</text:span><text:span text:style-name="T10">选择</text:span></text:p>
          <draw:enhanced-geometry svg:viewBox="0 0 21600 21600" draw:type="rectangle" draw:enhanced-path="M 0 0 L 21600 0 21600 21600 0 21600 0 0 Z N"/>
        </draw:custom-shape>
        <draw:custom-shape draw:style-name="gr93" draw:text-style-name="P32" draw:layer="layout" svg:width="2.1cm" svg:height="1.899cm" svg:x="17.1cm" svg:y="5.882cm">
          <text:p text:style-name="P31"><text:span text:style-name="T10">编码参数调整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7.2cm" svg:y1="10.572cm" svg:x2="15.7cm" svg:y2="10.572cm">
          <text:p/>
        </draw:line>
        <draw:line draw:style-name="gr91" draw:text-style-name="P3" draw:layer="layout" svg:x1="17.1cm" svg:y1="6.774cm" svg:x2="13cm" svg:y2="6.8cm">
          <text:p/>
        </draw:line>
        <draw:custom-shape draw:style-name="gr86" draw:text-style-name="P32" draw:layer="layout" svg:width="2.2cm" svg:height="6.03cm" svg:x="8.5cm" svg:y="5.37cm">
          <text:p text:style-name="P31"><text:span text:style-name="T10">渲染</text:span><text:span text:style-name="T10">(</text:span><text:span text:style-name="T10">算法</text:span><text:span text:style-name="T10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32" draw:layer="layout" svg:width="1.6cm" svg:height="1.6cm" svg:x="1.1cm" svg:y="7.4cm">
          <text:p text:style-name="P31"><text:span text:style-name="T10">一键切台</text:span></text:p>
          <draw:enhanced-geometry svg:viewBox="0 0 21600 21600" draw:type="rectangle" draw:enhanced-path="M 0 0 L 21600 0 21600 21600 0 21600 0 0 Z N"/>
        </draw:custom-shape>
        <draw:line draw:style-name="gr91" draw:text-style-name="P3" draw:layer="layout" svg:x1="2.7cm" svg:y1="8.1cm" svg:x2="6.1cm" svg:y2="8.1cm">
          <text:p/>
        </draw:line>
      </draw:page>
      <draw:page draw:name="page13" draw:style-name="dp1" draw:master-page-name="默认">
        <draw:custom-shape draw:style-name="gr95" draw:text-style-name="P34" draw:layer="layout" svg:width="17.3cm" svg:height="3.7cm" svg:x="1.3cm" svg:y="4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32" draw:layer="layout" svg:width="3.112cm" svg:height="0.781cm" svg:x="1.4cm" svg:y="2.963cm">
          <text:p text:style-name="P31"><text:span text:style-name="T10">授权管理</text:span></text:p>
          <draw:enhanced-geometry svg:viewBox="0 0 21600 21600" draw:type="rectangle" draw:enhanced-path="M 0 0 L 21600 0 21600 21600 0 21600 0 0 Z N"/>
        </draw:custom-shape>
        <draw:custom-shape draw:style-name="gr97" draw:text-style-name="P32" draw:layer="layout" svg:width="3.209cm" svg:height="0.782cm" svg:x="4.803cm" svg:y="2.181cm">
          <text:p text:style-name="P31"><text:span text:style-name="T10">栏目管理</text:span></text:p>
          <draw:enhanced-geometry svg:viewBox="0 0 21600 21600" draw:type="rectangle" draw:enhanced-path="M 0 0 L 21600 0 21600 21600 0 21600 0 0 Z N"/>
        </draw:custom-shape>
        <draw:custom-shape draw:style-name="gr96" draw:text-style-name="P32" draw:layer="layout" svg:width="3.112cm" svg:height="0.781cm" svg:x="1.4cm" svg:y="1.4cm">
          <text:p text:style-name="P31"><text:span text:style-name="T10">用户管理</text:span></text:p>
          <draw:enhanced-geometry svg:viewBox="0 0 21600 21600" draw:type="rectangle" draw:enhanced-path="M 0 0 L 21600 0 21600 21600 0 21600 0 0 Z N"/>
        </draw:custom-shape>
        <draw:custom-shape draw:style-name="gr98" draw:text-style-name="P32" draw:layer="layout" svg:width="3.209cm" svg:height="0.781cm" svg:x="4.803cm" svg:y="1.4cm">
          <text:p text:style-name="P31"><text:span text:style-name="T10">直播内容管理</text:span></text:p>
          <draw:enhanced-geometry svg:viewBox="0 0 21600 21600" draw:type="rectangle" draw:enhanced-path="M 0 0 L 21600 0 21600 21600 0 21600 0 0 Z N"/>
        </draw:custom-shape>
        <draw:custom-shape draw:style-name="gr98" draw:text-style-name="P32" draw:layer="layout" svg:width="3.209cm" svg:height="0.781cm" svg:x="4.803cm" svg:y="2.963cm">
          <text:p text:style-name="P31"><text:span text:style-name="T10">内容编排</text:span></text:p>
          <draw:enhanced-geometry svg:viewBox="0 0 21600 21600" draw:type="rectangle" draw:enhanced-path="M 0 0 L 21600 0 21600 21600 0 21600 0 0 Z N"/>
        </draw:custom-shape>
        <draw:custom-shape draw:style-name="gr99" draw:text-style-name="P32" draw:layer="layout" svg:width="3.112cm" svg:height="0.782cm" svg:x="1.4cm" svg:y="2.181cm">
          <text:p text:style-name="P31"><text:span text:style-name="T10">认证鉴权</text:span></text:p>
          <draw:enhanced-geometry svg:viewBox="0 0 21600 21600" draw:type="rectangle" draw:enhanced-path="M 0 0 L 21600 0 21600 21600 0 21600 0 0 Z N"/>
        </draw:custom-shape>
        <draw:custom-shape draw:style-name="gr96" draw:text-style-name="P32" draw:layer="layout" svg:width="3.112cm" svg:height="0.781cm" svg:x="1.4cm" svg:y="2.963cm">
          <text:p text:style-name="P31"><text:span text:style-name="T10">登录接口</text:span></text:p>
          <draw:enhanced-geometry svg:viewBox="0 0 21600 21600" draw:type="rectangle" draw:enhanced-path="M 0 0 L 21600 0 21600 21600 0 21600 0 0 Z N"/>
        </draw:custom-shape>
        <draw:custom-shape draw:style-name="gr100" draw:text-style-name="P32" draw:layer="layout" svg:width="16.435cm" svg:height="0.782cm" svg:x="1.671cm" svg:y="4.312cm">
          <text:p text:style-name="P31"><text:span text:style-name="T10">相机控制系统（</text:span><text:span text:style-name="T10">4k</text:span><text:span text:style-name="T10">、</text:span><text:span text:style-name="T10">VR360 VR180</text:span><text:span text:style-name="T10">、监控摄像头 专有）</text:span></text:p>
          <draw:enhanced-geometry svg:viewBox="0 0 21600 21600" draw:type="rectangle" draw:enhanced-path="M 0 0 L 21600 0 21600 21600 0 21600 0 0 Z N"/>
        </draw:custom-shape>
        <draw:custom-shape draw:style-name="gr101" draw:text-style-name="P32" draw:layer="layout" svg:width="4.258cm" svg:height="0.781cm" svg:x="1.526cm" svg:y="13.352cm">
          <text:p text:style-name="P31"><text:span text:style-name="T10">内容包装服务</text:span></text:p>
          <draw:enhanced-geometry svg:viewBox="0 0 21600 21600" draw:type="rectangle" draw:enhanced-path="M 0 0 L 21600 0 21600 21600 0 21600 0 0 Z N"/>
        </draw:custom-shape>
        <draw:custom-shape draw:style-name="gr102" draw:text-style-name="P32" draw:layer="layout" svg:width="17.235cm" svg:height="0.781cm" svg:x="1.465cm" svg:y="20.719cm">
          <text:p text:style-name="P31"><text:span text:style-name="T10">内容分发对接（</text:span><text:span text:style-name="T10">hls/ rtmp</text:span><text:span text:style-name="T10">）</text:span></text:p>
          <draw:enhanced-geometry svg:viewBox="0 0 21600 21600" draw:type="rectangle" draw:enhanced-path="M 0 0 L 21600 0 21600 21600 0 21600 0 0 Z N"/>
        </draw:custom-shape>
        <draw:custom-shape draw:style-name="gr98" draw:text-style-name="P32" draw:layer="layout" svg:width="3.209cm" svg:height="0.781cm" svg:x="8.3cm" svg:y="1.4cm">
          <text:p text:style-name="P31"><text:span text:style-name="T10">系统全局配置</text:span></text:p>
          <draw:enhanced-geometry svg:viewBox="0 0 21600 21600" draw:type="rectangle" draw:enhanced-path="M 0 0 L 21600 0 21600 21600 0 21600 0 0 Z N"/>
        </draw:custom-shape>
        <draw:custom-shape draw:style-name="gr98" draw:text-style-name="P32" draw:layer="layout" svg:width="3.209cm" svg:height="0.781cm" svg:x="8.3cm" svg:y="2.178cm">
          <text:p text:style-name="P31"><text:span text:style-name="T10">系统菜单管理</text:span></text:p>
          <draw:enhanced-geometry svg:viewBox="0 0 21600 21600" draw:type="rectangle" draw:enhanced-path="M 0 0 L 21600 0 21600 21600 0 21600 0 0 Z N"/>
        </draw:custom-shape>
        <draw:custom-shape draw:style-name="gr97" draw:text-style-name="P32" draw:layer="layout" svg:width="3.209cm" svg:height="0.782cm" svg:x="11.8cm" svg:y="2.955cm">
          <text:p text:style-name="P31"><text:span text:style-name="T10">服务质量监控</text:span></text:p>
          <draw:enhanced-geometry svg:viewBox="0 0 21600 21600" draw:type="rectangle" draw:enhanced-path="M 0 0 L 21600 0 21600 21600 0 21600 0 0 Z N"/>
        </draw:custom-shape>
        <draw:custom-shape draw:style-name="gr103" draw:text-style-name="P32" draw:layer="layout" svg:width="4.358cm" svg:height="0.781cm" svg:x="5.784cm" svg:y="13.352cm">
          <text:p text:style-name="P31"><text:span text:style-name="T10">素材加工服务</text:span></text:p>
          <draw:enhanced-geometry svg:viewBox="0 0 21600 21600" draw:type="rectangle" draw:enhanced-path="M 0 0 L 21600 0 21600 21600 0 21600 0 0 Z N"/>
        </draw:custom-shape>
        <draw:custom-shape draw:style-name="gr104" draw:text-style-name="P32" draw:layer="layout" svg:width="4.327cm" svg:height="0.781cm" svg:x="10.142cm" svg:y="13.352cm">
          <text:p text:style-name="P31"><text:span text:style-name="T10">强算法渲染服务</text:span></text:p>
          <draw:enhanced-geometry svg:viewBox="0 0 21600 21600" draw:type="rectangle" draw:enhanced-path="M 0 0 L 21600 0 21600 21600 0 21600 0 0 Z N"/>
        </draw:custom-shape>
        <draw:custom-shape draw:style-name="gr105" draw:text-style-name="P32" draw:layer="layout" svg:width="3.067cm" svg:height="0.68cm" svg:x="1.71cm" svg:y="6.552cm">
          <text:p text:style-name="P31"><text:span text:style-name="T10">VR</text:span><text:span text:style-name="T10">相机流注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32" draw:layer="layout" svg:width="4.203cm" svg:height="0.781cm" svg:x="14.407cm" svg:y="13.352cm">
          <text:p text:style-name="P31"><text:span text:style-name="T10">源切换</text:span></text:p>
          <draw:enhanced-geometry svg:viewBox="0 0 21600 21600" draw:type="rectangle" draw:enhanced-path="M 0 0 L 21600 0 21600 21600 0 21600 0 0 Z N"/>
        </draw:custom-shape>
        <draw:custom-shape draw:style-name="gr107" draw:text-style-name="P32" draw:layer="layout" svg:width="17.084cm" svg:height="0.875cm" svg:x="1.526cm" svg:y="11.703cm">
          <text:p text:style-name="P31"><text:span text:style-name="T10">多路流随机采集注入（相同视频格式）</text:span></text:p>
          <draw:enhanced-geometry svg:viewBox="0 0 21600 21600" draw:type="rectangle" draw:enhanced-path="M 0 0 L 21600 0 21600 21600 0 21600 0 0 Z N"/>
        </draw:custom-shape>
        <draw:custom-shape draw:style-name="gr108" draw:text-style-name="P32" draw:layer="layout" svg:width="4.128cm" svg:height="0.68cm" svg:x="7.844cm" svg:y="6.552cm">
          <text:p text:style-name="P31"><text:span text:style-name="T10">VR</text:span><text:span text:style-name="T10">缝合算法</text:span></text:p>
          <draw:enhanced-geometry svg:viewBox="0 0 21600 21600" draw:type="rectangle" draw:enhanced-path="M 0 0 L 21600 0 21600 21600 0 21600 0 0 Z N"/>
        </draw:custom-shape>
        <draw:custom-shape draw:style-name="gr109" draw:text-style-name="P32" draw:layer="layout" svg:width="3.068cm" svg:height="0.68cm" svg:x="11.972cm" svg:y="6.552cm">
          <text:p text:style-name="P31"><text:span text:style-name="T10">VR </text:span><text:span text:style-name="T10">编码</text:span></text:p>
          <draw:enhanced-geometry svg:viewBox="0 0 21600 21600" draw:type="rectangle" draw:enhanced-path="M 0 0 L 21600 0 21600 21600 0 21600 0 0 Z N"/>
        </draw:custom-shape>
        <draw:custom-shape draw:style-name="gr110" draw:text-style-name="P32" draw:layer="layout" svg:width="3.066cm" svg:height="0.68cm" svg:x="15.04cm" svg:y="6.552cm">
          <text:p text:style-name="P31"><text:span text:style-name="T10">VR </text:span><text:span text:style-name="T10">封装输出</text:span></text:p>
          <draw:enhanced-geometry svg:viewBox="0 0 21600 21600" draw:type="rectangle" draw:enhanced-path="M 0 0 L 21600 0 21600 21600 0 21600 0 0 Z N"/>
        </draw:custom-shape>
        <draw:custom-shape draw:style-name="gr105" draw:text-style-name="P32" draw:layer="layout" svg:width="3.067cm" svg:height="0.68cm" svg:x="4.777cm" svg:y="6.552cm">
          <text:p text:style-name="P31"><text:span text:style-name="T10">VR </text:span><text:span text:style-name="T10">解码</text:span></text:p>
          <draw:enhanced-geometry svg:viewBox="0 0 21600 21600" draw:type="rectangle" draw:enhanced-path="M 0 0 L 21600 0 21600 21600 0 21600 0 0 Z N"/>
        </draw:custom-shape>
        <draw:custom-shape draw:style-name="gr111" draw:text-style-name="P32" draw:layer="layout" svg:width="8.616cm" svg:height="0.778cm" svg:x="1.526cm" svg:y="12.578cm">
          <text:p text:style-name="P31"><text:span text:style-name="T10">多路解码（</text:span><text:span text:style-name="T10">&lt;= 4k 60fps 100M</text:span><text:span text:style-name="T10">）</text:span></text:p>
          <draw:enhanced-geometry svg:viewBox="0 0 21600 21600" draw:type="rectangle" draw:enhanced-path="M 0 0 L 21600 0 21600 21600 0 21600 0 0 Z N"/>
        </draw:custom-shape>
        <draw:custom-shape draw:style-name="gr112" draw:text-style-name="P32" draw:layer="layout" svg:width="8.468cm" svg:height="0.778cm" svg:x="10.142cm" svg:y="12.578cm">
          <text:p text:style-name="P31"><text:span text:style-name="T11">多路导播流编码</text:span><text:span text:style-name="T11">(</text:span><text:span text:style-name="T10">&lt;= 4k 30fps 100M)</text:span></text:p>
          <draw:enhanced-geometry svg:viewBox="0 0 21600 21600" draw:type="rectangle" draw:enhanced-path="M 0 0 L 21600 0 21600 21600 0 21600 0 0 Z N"/>
        </draw:custom-shape>
        <draw:custom-shape draw:style-name="gr113" draw:text-style-name="P32" draw:layer="layout" svg:width="4.951cm" svg:height="0.781cm" svg:x="1.5cm" svg:y="17.244cm">
          <text:p text:style-name="P31"><text:span text:style-name="T11">多设备流随机</text:span><text:span text:style-name="T10">采集注入</text:span></text:p>
          <draw:enhanced-geometry svg:viewBox="0 0 21600 21600" draw:type="rectangle" draw:enhanced-path="M 0 0 L 21600 0 21600 21600 0 21600 0 0 Z N"/>
        </draw:custom-shape>
        <draw:custom-shape draw:style-name="gr98" draw:text-style-name="P32" draw:layer="layout" svg:width="3.209cm" svg:height="0.781cm" svg:x="11.8cm" svg:y="1.4cm">
          <text:p text:style-name="P31"><text:span text:style-name="T10">运维管理</text:span></text:p>
          <draw:enhanced-geometry svg:viewBox="0 0 21600 21600" draw:type="rectangle" draw:enhanced-path="M 0 0 L 21600 0 21600 21600 0 21600 0 0 Z N"/>
        </draw:custom-shape>
        <draw:custom-shape draw:style-name="gr97" draw:text-style-name="P32" draw:layer="layout" svg:width="3.209cm" svg:height="0.782cm" svg:x="8.3cm" svg:y="2.955cm">
          <text:p text:style-name="P31"><text:span text:style-name="T10">资源权限管理</text:span></text:p>
          <draw:enhanced-geometry svg:viewBox="0 0 21600 21600" draw:type="rectangle" draw:enhanced-path="M 0 0 L 21600 0 21600 21600 0 21600 0 0 Z N"/>
        </draw:custom-shape>
        <draw:custom-shape draw:style-name="gr114" draw:text-style-name="P32" draw:layer="layout" svg:width="3.209cm" svg:height="0.758cm" svg:x="11.8cm" svg:y="2.197cm">
          <text:p text:style-name="P31"><text:span text:style-name="T10">数据收集与分析</text:span></text:p>
          <draw:enhanced-geometry svg:viewBox="0 0 21600 21600" draw:type="rectangle" draw:enhanced-path="M 0 0 L 21600 0 21600 21600 0 21600 0 0 Z N"/>
        </draw:custom-shape>
        <draw:custom-shape draw:style-name="gr115" draw:text-style-name="P32" draw:layer="layout" svg:width="3.631cm" svg:height="0.777cm" svg:x="6.5cm" svg:y="17.244cm">
          <text:p text:style-name="P31"><text:span text:style-name="T10">多路解码</text:span></text:p>
          <draw:enhanced-geometry svg:viewBox="0 0 21600 21600" draw:type="rectangle" draw:enhanced-path="M 0 0 L 21600 0 21600 21600 0 21600 0 0 Z N"/>
        </draw:custom-shape>
        <draw:custom-shape draw:style-name="gr116" draw:text-style-name="P32" draw:layer="layout" svg:width="4.325cm" svg:height="0.777cm" svg:x="10.1cm" svg:y="17.244cm">
          <text:p text:style-name="P31"><text:span text:style-name="T10">多路编码</text:span></text:p>
          <draw:enhanced-geometry svg:viewBox="0 0 21600 21600" draw:type="rectangle" draw:enhanced-path="M 0 0 L 21600 0 21600 21600 0 21600 0 0 Z N"/>
        </draw:custom-shape>
        <draw:custom-shape draw:style-name="gr117" draw:text-style-name="P32" draw:layer="layout" svg:width="4.154cm" svg:height="0.777cm" svg:x="14.4cm" svg:y="17.244cm">
          <text:p text:style-name="P31"><text:span text:style-name="T10">多路封装输出</text:span><text:span text:style-name="T10">rtmp/hls</text:span></text:p>
          <draw:enhanced-geometry svg:viewBox="0 0 21600 21600" draw:type="rectangle" draw:enhanced-path="M 0 0 L 21600 0 21600 21600 0 21600 0 0 Z N"/>
        </draw:custom-shape>
        <draw:custom-shape draw:style-name="gr118" draw:text-style-name="P32" draw:layer="layout" svg:width="5.725cm" svg:height="0.777cm" svg:x="1.435cm" svg:y="19.356cm">
          <text:p text:style-name="P31"><text:span text:style-name="T10">直播内容存储</text:span></text:p>
          <draw:enhanced-geometry svg:viewBox="0 0 21600 21600" draw:type="rectangle" draw:enhanced-path="M 0 0 L 21600 0 21600 21600 0 21600 0 0 Z N"/>
        </draw:custom-shape>
        <draw:custom-shape draw:style-name="gr119" draw:text-style-name="P32" draw:layer="layout" svg:width="5.726cm" svg:height="0.777cm" svg:x="7.16cm" svg:y="19.356cm">
          <text:p text:style-name="P31"><text:span text:style-name="T10">内容分类</text:span></text:p>
          <draw:enhanced-geometry svg:viewBox="0 0 21600 21600" draw:type="rectangle" draw:enhanced-path="M 0 0 L 21600 0 21600 21600 0 21600 0 0 Z N"/>
        </draw:custom-shape>
        <draw:custom-shape draw:style-name="gr118" draw:text-style-name="P32" draw:layer="layout" svg:width="5.725cm" svg:height="0.777cm" svg:x="12.886cm" svg:y="19.356cm">
          <text:p text:style-name="P31"><text:span text:style-name="T10">内容查询</text:span></text:p>
          <draw:enhanced-geometry svg:viewBox="0 0 21600 21600" draw:type="rectangle" draw:enhanced-path="M 0 0 L 21600 0 21600 21600 0 21600 0 0 Z N"/>
        </draw:custom-shape>
        <draw:custom-shape draw:style-name="gr98" draw:text-style-name="P32" draw:layer="layout" svg:width="3.209cm" svg:height="0.781cm" svg:x="15.391cm" svg:y="1.4cm">
          <text:p text:style-name="P31"><text:span text:style-name="T10">内容保护</text:span></text:p>
          <draw:enhanced-geometry svg:viewBox="0 0 21600 21600" draw:type="rectangle" draw:enhanced-path="M 0 0 L 21600 0 21600 21600 0 21600 0 0 Z N"/>
        </draw:custom-shape>
        <draw:custom-shape draw:style-name="gr120" draw:text-style-name="P32" draw:layer="layout" svg:width="17.1cm" svg:height="2.333cm" svg:x="1.535cm" svg:y="8.204cm">
          <text:p text:style-name="P31"><text:span text:style-name="T10">设备流采集模块</text:span></text:p>
          <text:p text:style-name="P31"><text:span text:style-name="T12">VR 180/360 </text:span><text:span text:style-name="T12">相机，传统监控数字摄像机，</text:span><text:span text:style-name="T12">5G</text:span><text:span text:style-name="T12">背包</text:span></text:p>
          <text:p text:style-name="P31"><text:span text:style-name="T13">720p/1080p/4k/8k <text:s/>&lt;60fps &lt;100M</text:span></text:p>
          <text:p text:style-name="P31"><text:span text:style-name="T13">h264/h265 aac/mp3</text:span></text:p>
          <text:p text:style-name="P31"><text:span text:style-name="T13">rtmp/hls</text:span></text:p>
          <draw:enhanced-geometry svg:viewBox="0 0 21600 21600" draw:type="rectangle" draw:enhanced-path="M 0 0 L 21600 0 21600 21600 0 21600 0 0 Z N"/>
        </draw:custom-shape>
        <draw:custom-shape draw:style-name="gr98" draw:text-style-name="P32" draw:layer="layout" svg:width="3.209cm" svg:height="0.781cm" svg:x="15.4cm" svg:y="2.178cm">
          <text:p text:style-name="P31"><text:span text:style-name="T10">监播接口</text:span></text:p>
          <draw:enhanced-geometry svg:viewBox="0 0 21600 21600" draw:type="rectangle" draw:enhanced-path="M 0 0 L 21600 0 21600 21600 0 21600 0 0 Z N"/>
        </draw:custom-shape>
        <draw:custom-shape draw:style-name="gr121" draw:text-style-name="P32" draw:layer="layout" svg:width="3.209cm" svg:height="0.778cm" svg:x="15.4cm" svg:y="2.955cm">
          <text:p text:style-name="P31"><text:span text:style-name="T10">备播服务</text:span></text:p>
          <draw:enhanced-geometry svg:viewBox="0 0 21600 21600" draw:type="rectangle" draw:enhanced-path="M 0 0 L 21600 0 21600 21600 0 21600 0 0 Z N"/>
        </draw:custom-shape>
        <draw:custom-shape draw:style-name="gr122" draw:text-style-name="P35" draw:layer="layout" svg:width="17.127cm" svg:height="3.071cm" svg:x="1.5cm" svg:y="14.911cm">
          <text:p text:style-name="P31"><text:span text:style-name="T10">转码系统</text:span></text:p>
          <text:p text:style-name="P31"><text:span text:style-name="T13">8K→4k→1080p→720p</text:span></text:p>
          <text:p text:style-name="P31"><text:span text:style-name="T13">rtmp→rtmp rtmp→hls hls→ rtmp <text:s/>rtsp-&gt;hls mp4</text:span></text:p>
          <text:p text:style-name="P31"><text:span text:style-name="T13">H264→</text:span><text:span text:style-name="T12">H265</text:span><text:span text:style-name="T13"> H265→H264</text:span><text:span text:style-name="T12">硬编码 软编码</text:span></text:p>
          <text:p text:style-name="P31"><text:span text:style-name="T12">高可用，负载均衡</text:span></text:p>
          <text:p text:style-name="P31"><text:span text:style-name="T10"/></text:p>
          <text:p text:style-name="P31"><text:span text:style-name="T10"/></text:p>
          <draw:enhanced-geometry svg:viewBox="0 0 21600 21600" draw:type="rectangle" draw:enhanced-path="M 0 0 L 21600 0 21600 21600 0 21600 0 0 Z N"/>
        </draw:custom-shape>
        <draw:custom-shape draw:style-name="gr123" draw:text-style-name="P35" draw:layer="layout" svg:width="17.095cm" svg:height="3.207cm" draw:transform="skewX (-0.00959931088596881) translate (1.5cm 10.926cm)">
          <text:p text:style-name="P31"><text:span text:style-name="T10"/></text:p>
          <text:p text:style-name="P31"><text:span text:style-name="T10">导播系统</text:span></text:p>
          <text:p text:style-name="P31"><text:span text:style-name="T10"/></text:p>
          <text:p text:style-name="P31"><text:span text:style-name="T10"/></text:p>
          <text:p text:style-name="P31"><text:span text:style-name="T10"/></text:p>
          <text:p text:style-name="P31"><text:span text:style-name="T10"/></text:p>
          <text:p text:style-name="P31"><text:span text:style-name="T10"/></text:p>
          <text:p text:style-name="P31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35" draw:layer="layout" svg:width="17.176cm" svg:height="1.619cm" svg:x="1.449cm" svg:y="18.507cm">
          <text:p text:style-name="P31"><text:span text:style-name="T10">内容存储系统</text:span></text:p>
          <text:p text:style-name="P31"><text:span text:style-name="T10"/></text:p>
          <text:p text:style-name="P31"><text:span text:style-name="T10"/></text:p>
          <draw:enhanced-geometry svg:viewBox="0 0 21600 21600" draw:type="rectangle" draw:enhanced-path="M 0 0 L 21600 0 21600 21600 0 21600 0 0 Z N"/>
        </draw:custom-shape>
        <draw:custom-shape draw:style-name="gr125" draw:text-style-name="P35" draw:layer="layout" svg:width="16.396cm" svg:height="1.555cm" svg:x="1.71cm" svg:y="5.677cm">
          <text:p text:style-name="P31"><text:span text:style-name="T10">相机拼接服务（</text:span><text:span text:style-name="T10">VR </text:span><text:span text:style-name="T10">专有）</text:span></text:p>
          <text:p text:style-name="P31"><text:span text:style-name="T10"/></text:p>
          <text:p text:style-name="P31"><text:span text:style-name="T10"/></text:p>
          <draw:enhanced-geometry svg:viewBox="0 0 21600 21600" draw:type="rectangle" draw:enhanced-path="M 0 0 L 21600 0 21600 21600 0 21600 0 0 Z N"/>
        </draw:custom-shape>
      </draw:page>
      <draw:page draw:name="page14" draw:style-name="dp1" draw:master-page-name="默认">
        <draw:custom-shape draw:style-name="gr126" draw:text-style-name="P36" draw:layer="layout" svg:width="18.5cm" svg:height="5.4cm" svg:x="1.3cm" svg:y="4.9cm">
          <text:p text:style-name="P1">VR拼接服务（自有拼接算法）</text:p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27" draw:text-style-name="P36" draw:layer="layout" svg:width="18.5cm" svg:height="7.7cm" svg:x="1.3cm" svg:y="11cm">
          <text:p text:style-name="P1">云导播服务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37" draw:layer="layout" svg:width="18.2cm" svg:height="2.9cm" svg:x="1.3cm" svg:y="1.2cm">
          <text:p text:style-name="P1">VR媒体网关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29" draw:text-style-name="P38" draw:layer="layout" svg:width="2.3cm" svg:height="0.9cm" svg:x="2.1cm" svg:y="2.7cm">
          <text:p text:style-name="P11"><text:span text:style-name="T3">路由转发</text:span></text:p>
          <draw:enhanced-geometry svg:viewBox="0 0 21600 21600" draw:type="rectangle" draw:enhanced-path="M 0 0 L 21600 0 21600 21600 0 21600 0 0 Z N"/>
        </draw:custom-shape>
        <draw:custom-shape draw:style-name="gr130" draw:text-style-name="P38" draw:layer="layout" svg:width="3.1cm" svg:height="0.9cm" svg:x="5cm" svg:y="2.7cm">
          <text:p text:style-name="P11"><text:span text:style-name="T3">相机虚拟代理</text:span></text:p>
          <draw:enhanced-geometry svg:viewBox="0 0 21600 21600" draw:type="rectangle" draw:enhanced-path="M 0 0 L 21600 0 21600 21600 0 21600 0 0 Z N"/>
        </draw:custom-shape>
        <draw:custom-shape draw:style-name="gr130" draw:text-style-name="P38" draw:layer="layout" svg:width="3.1cm" svg:height="0.9cm" svg:x="8.7cm" svg:y="2.7cm">
          <text:p text:style-name="P11"><text:span text:style-name="T3">控制信息转发</text:span></text:p>
          <draw:enhanced-geometry svg:viewBox="0 0 21600 21600" draw:type="rectangle" draw:enhanced-path="M 0 0 L 21600 0 21600 21600 0 21600 0 0 Z N"/>
        </draw:custom-shape>
        <draw:custom-shape draw:style-name="gr130" draw:text-style-name="P38" draw:layer="layout" svg:width="3.1cm" svg:height="0.9cm" svg:x="12.4cm" svg:y="2.7cm">
          <text:p text:style-name="P11"><text:span text:style-name="T3">音频视频转发</text:span></text:p>
          <draw:enhanced-geometry svg:viewBox="0 0 21600 21600" draw:type="rectangle" draw:enhanced-path="M 0 0 L 21600 0 21600 21600 0 21600 0 0 Z N"/>
        </draw:custom-shape>
        <draw:custom-shape draw:style-name="gr130" draw:text-style-name="P38" draw:layer="layout" svg:width="3.1cm" svg:height="0.9cm" svg:x="15.9cm" svg:y="2.7cm">
          <text:p text:style-name="P11"><text:span text:style-name="T3">拼接虚拟代理</text:span></text:p>
          <draw:enhanced-geometry svg:viewBox="0 0 21600 21600" draw:type="rectangle" draw:enhanced-path="M 0 0 L 21600 0 21600 21600 0 21600 0 0 Z N"/>
        </draw:custom-shape>
        <draw:custom-shape draw:style-name="gr131" draw:text-style-name="P38" draw:layer="layout" svg:width="3.5cm" svg:height="0.9cm" svg:x="1.5cm" svg:y="12.9cm">
          <text:p text:style-name="P11"><text:span text:style-name="T3">导播源视频流管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38" draw:layer="layout" svg:width="3.2cm" svg:height="0.9cm" svg:x="5.1cm" svg:y="12.9cm">
          <text:p text:style-name="P11"><text:span text:style-name="T3">输入源预览控制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39" draw:layer="layout" svg:width="3.3cm" svg:height="0.9cm" svg:x="8.5cm" svg:y="12.9cm">
          <text:p text:style-name="P25"><text:span text:style-name="T3">输入源状态监控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38" draw:layer="layout" svg:width="4.2cm" svg:height="0.9cm" svg:x="1.5cm" svg:y="16.4cm">
          <text:p text:style-name="P11"><text:span text:style-name="T3">导播视频解码器设置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38" draw:layer="layout" svg:width="3.9cm" svg:height="0.9cm" svg:x="12cm" svg:y="12.9cm">
          <text:p text:style-name="P11"><text:span text:style-name="T3">输入源切换效果控制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38" draw:layer="layout" svg:width="3.4cm" svg:height="0.9cm" svg:x="16.1cm" svg:y="12.9cm">
          <text:p text:style-name="P11"><text:span text:style-name="T3">PVM</text:span><text:span text:style-name="T3">预览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38" draw:layer="layout" svg:width="3.8cm" svg:height="0.9cm" svg:x="14.9cm" svg:y="15.3cm">
          <text:p text:style-name="P11"><text:span text:style-name="T3">视频音频同步切换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38" draw:layer="layout" svg:width="4cm" svg:height="0.9cm" svg:x="1.5cm" svg:y="14.1cm">
          <text:p text:style-name="P11"><text:span text:style-name="T3">PVM</text:span><text:span text:style-name="T3">切换叠画效果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38" draw:layer="layout" svg:width="2.3cm" svg:height="0.9cm" svg:x="5.7cm" svg:y="14.1cm">
          <text:p text:style-name="P11"><text:span text:style-name="T3">PGM</text:span><text:span text:style-name="T3">预览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38" draw:layer="layout" svg:width="2.8cm" svg:height="0.9cm" svg:x="8.144cm" svg:y="14.124cm">
          <text:p text:style-name="P11"><text:span text:style-name="T3">导播监看控制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38" draw:layer="layout" svg:width="3.2cm" svg:height="0.9cm" svg:x="1.5cm" svg:y="15.3cm">
          <text:p text:style-name="P11"><text:span text:style-name="T3">相机流输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38" draw:layer="layout" svg:width="8.5cm" svg:height="0.9cm" svg:x="11cm" svg:y="14.1cm">
          <text:p text:style-name="P11"><text:span text:style-name="T3">分级导播（大于</text:span><text:span text:style-name="T3">20</text:span><text:span text:style-name="T3">路时采取分级导播模式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38" draw:layer="layout" svg:width="2.6cm" svg:height="0.9cm" svg:x="4.8cm" svg:y="15.3cm">
          <text:p text:style-name="P11"><text:span text:style-name="T3">拼接流输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38" draw:layer="layout" svg:width="3.5cm" svg:height="0.9cm" svg:x="7.5cm" svg:y="15.3cm">
          <text:p text:style-name="P11"><text:span text:style-name="T3">直播流视频解码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38" draw:layer="layout" svg:width="3.6cm" svg:height="0.9cm" svg:x="11.1cm" svg:y="15.3cm">
          <text:p text:style-name="P11"><text:span text:style-name="T3">导播流编辑与渲染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38" draw:layer="layout" svg:width="3.2cm" svg:height="0.9cm" svg:x="6cm" svg:y="16.4cm">
          <text:p text:style-name="P11"><text:span text:style-name="T3">视频编码器设置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38" draw:layer="layout" svg:width="3.2cm" svg:height="0.9cm" svg:x="5.1cm" svg:y="17.6cm">
          <text:p text:style-name="P11"><text:span text:style-name="T3">远程控制</text:span><text:span text:style-name="T3">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38" draw:layer="layout" svg:width="3.2cm" svg:height="0.9cm" svg:x="16.1cm" svg:y="16.4cm">
          <text:p text:style-name="P11"><text:span text:style-name="T3">外部输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38" draw:layer="layout" svg:width="3.2cm" svg:height="0.9cm" svg:x="1.6cm" svg:y="6.3cm">
          <text:p text:style-name="P11"><text:span text:style-name="T3">多路流同步输入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5.9cm" svg:y="6.3cm">
          <text:p text:style-name="P11"><text:span text:style-name="T3">多流并行解码</text:span></text:p>
          <draw:enhanced-geometry svg:viewBox="0 0 21600 21600" draw:type="rectangle" draw:enhanced-path="M 0 0 L 21600 0 21600 21600 0 21600 0 0 Z N"/>
        </draw:custom-shape>
        <draw:custom-shape draw:style-name="gr143" draw:text-style-name="P39" draw:layer="layout" svg:width="4.5cm" svg:height="0.9cm" svg:x="9.8cm" svg:y="6.3cm">
          <text:p text:style-name="P25"><text:span text:style-name="T3">多流毫秒级同步</text:span></text:p>
          <draw:enhanced-geometry svg:viewBox="0 0 21600 21600" draw:type="rectangle" draw:enhanced-path="M 0 0 L 21600 0 21600 21600 0 21600 0 0 Z N"/>
        </draw:custom-shape>
        <draw:custom-shape draw:style-name="gr135" draw:text-style-name="P38" draw:layer="layout" svg:width="3.9cm" svg:height="0.9cm" svg:x="15.2cm" svg:y="6.3cm">
          <text:p text:style-name="P11"><text:span text:style-name="T3">鱼眼反畸变</text:span></text:p>
          <draw:enhanced-geometry svg:viewBox="0 0 21600 21600" draw:type="rectangle" draw:enhanced-path="M 0 0 L 21600 0 21600 21600 0 21600 0 0 Z N"/>
        </draw:custom-shape>
        <draw:custom-shape draw:style-name="gr144" draw:text-style-name="P38" draw:layer="layout" svg:width="4.7cm" svg:height="0.9cm" svg:x="1.5cm" svg:y="7.4cm">
          <text:p text:style-name="P11"><text:span text:style-name="T3">广角镜头反畸变</text:span></text:p>
          <draw:enhanced-geometry svg:viewBox="0 0 21600 21600" draw:type="rectangle" draw:enhanced-path="M 0 0 L 21600 0 21600 21600 0 21600 0 0 Z N"/>
        </draw:custom-shape>
        <draw:custom-shape draw:style-name="gr139" draw:text-style-name="P38" draw:layer="layout" svg:width="2.8cm" svg:height="0.9cm" svg:x="6.5cm" svg:y="7.4cm">
          <text:p text:style-name="P11"><text:span text:style-name="T3">blend</text:span><text:span text:style-name="T3">缝合</text:span></text:p>
          <draw:enhanced-geometry svg:viewBox="0 0 21600 21600" draw:type="rectangle" draw:enhanced-path="M 0 0 L 21600 0 21600 21600 0 21600 0 0 Z N"/>
        </draw:custom-shape>
        <draw:custom-shape draw:style-name="gr129" draw:text-style-name="P38" draw:layer="layout" svg:width="2.3cm" svg:height="0.9cm" svg:x="9.7cm" svg:y="7.4cm">
          <text:p text:style-name="P11"><text:span text:style-name="T3">光流缝合</text:span></text:p>
          <draw:enhanced-geometry svg:viewBox="0 0 21600 21600" draw:type="rectangle" draw:enhanced-path="M 0 0 L 21600 0 21600 21600 0 21600 0 0 Z N"/>
        </draw:custom-shape>
        <draw:custom-shape draw:style-name="gr138" draw:text-style-name="P38" draw:layer="layout" svg:width="4cm" svg:height="0.9cm" svg:x="12.2cm" svg:y="7.4cm">
          <text:p text:style-name="P11"><text:span text:style-name="T3">分布式反畸变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.6cm" svg:y="8.5cm">
          <text:p text:style-name="P11"><text:span text:style-name="T3">分布式缝合</text:span></text:p>
          <draw:enhanced-geometry svg:viewBox="0 0 21600 21600" draw:type="rectangle" draw:enhanced-path="M 0 0 L 21600 0 21600 21600 0 21600 0 0 Z N"/>
        </draw:custom-shape>
        <draw:custom-shape draw:style-name="gr145" draw:text-style-name="P38" draw:layer="layout" svg:width="6.2cm" svg:height="0.9cm" svg:x="5.2cm" svg:y="8.6cm">
          <text:p text:style-name="P11"><text:span text:style-name="T3">编码</text:span><text:span text:style-name="T3">h264</text:span><text:span text:style-name="T3">、</text:span><text:span text:style-name="T3">h265-8</text:span><text:span text:style-name="T3">或</text:span><text:span text:style-name="T3">10bit</text:span></text:p>
          <draw:enhanced-geometry svg:viewBox="0 0 21600 21600" draw:type="rectangle" draw:enhanced-path="M 0 0 L 21600 0 21600 21600 0 21600 0 0 Z N"/>
        </draw:custom-shape>
        <draw:custom-shape draw:style-name="gr135" draw:text-style-name="P38" draw:layer="layout" svg:width="3.9cm" svg:height="0.9cm" svg:x="11.7cm" svg:y="8.6cm">
          <text:p text:style-name="P11"><text:span text:style-name="T3">分布式编码合成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6.1cm" svg:y="8.7cm">
          <text:p text:style-name="P11"><text:span text:style-name="T3">远程控制</text:span><text:span text:style-name="T3">API</text:span></text:p>
          <draw:enhanced-geometry svg:viewBox="0 0 21600 21600" draw:type="rectangle" draw:enhanced-path="M 0 0 L 21600 0 21600 21600 0 21600 0 0 Z N"/>
        </draw:custom-shape>
        <draw:custom-shape draw:style-name="gr146" draw:text-style-name="P36" draw:layer="layout" svg:width="18.3cm" svg:height="7.7cm" svg:x="1.4cm" svg:y="19.4cm">
          <text:p text:style-name="P1">云转码系统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.8cm" svg:y="21.1cm">
          <text:p text:style-name="P11"><text:span text:style-name="T3">流输入协议控制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6.1cm" svg:y="21.1cm">
          <text:p text:style-name="P11"><text:span text:style-name="T3">流输出协议控制</text:span></text:p>
          <draw:enhanced-geometry svg:viewBox="0 0 21600 21600" draw:type="rectangle" draw:enhanced-path="M 0 0 L 21600 0 21600 21600 0 21600 0 0 Z N"/>
        </draw:custom-shape>
        <draw:custom-shape draw:style-name="gr143" draw:text-style-name="P39" draw:layer="layout" svg:width="4.5cm" svg:height="0.9cm" svg:x="10cm" svg:y="21.1cm">
          <text:p text:style-name="P25"><text:span text:style-name="T3">输入输出协议转换规则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5.5cm" svg:y="25.5cm">
          <text:p text:style-name="P11"><text:span text:style-name="T3">视频并行编码</text:span></text:p>
          <draw:enhanced-geometry svg:viewBox="0 0 21600 21600" draw:type="rectangle" draw:enhanced-path="M 0 0 L 21600 0 21600 21600 0 21600 0 0 Z N"/>
        </draw:custom-shape>
        <draw:custom-shape draw:style-name="gr135" draw:text-style-name="P38" draw:layer="layout" svg:width="3.9cm" svg:height="0.9cm" svg:x="15.4cm" svg:y="21.1cm">
          <text:p text:style-name="P11"><text:span text:style-name="T3">视频编码规格转换</text:span></text:p>
          <draw:enhanced-geometry svg:viewBox="0 0 21600 21600" draw:type="rectangle" draw:enhanced-path="M 0 0 L 21600 0 21600 21600 0 21600 0 0 Z N"/>
        </draw:custom-shape>
        <draw:custom-shape draw:style-name="gr144" draw:text-style-name="P38" draw:layer="layout" svg:width="4.7cm" svg:height="0.9cm" svg:x="1.8cm" svg:y="22.6cm">
          <text:p text:style-name="P11"><text:span text:style-name="T3">视频编码器参数控制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.8cm" svg:y="25.5cm">
          <text:p text:style-name="P11"><text:span text:style-name="T3">视频并行解码</text:span></text:p>
          <draw:enhanced-geometry svg:viewBox="0 0 21600 21600" draw:type="rectangle" draw:enhanced-path="M 0 0 L 21600 0 21600 21600 0 21600 0 0 Z N"/>
        </draw:custom-shape>
        <draw:custom-shape draw:style-name="gr147" draw:text-style-name="P38" draw:layer="layout" svg:width="4.4cm" svg:height="0.9cm" svg:x="6.8cm" svg:y="22.6cm">
          <text:p text:style-name="P11"><text:span text:style-name="T3">视频解码器参数控制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1.5cm" svg:y="22.6cm">
          <text:p text:style-name="P11"><text:span text:style-name="T3">音频解码器控制</text:span></text:p>
          <draw:enhanced-geometry svg:viewBox="0 0 21600 21600" draw:type="rectangle" draw:enhanced-path="M 0 0 L 21600 0 21600 21600 0 21600 0 0 Z N"/>
        </draw:custom-shape>
        <draw:custom-shape draw:style-name="gr138" draw:text-style-name="P38" draw:layer="layout" svg:width="4cm" svg:height="0.9cm" svg:x="15.3cm" svg:y="22.6cm">
          <text:p text:style-name="P11"><text:span text:style-name="T3">音频编码器参数控制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.8cm" svg:y="24.1cm">
          <text:p text:style-name="P11"><text:span text:style-name="T3">导播流输入</text:span></text:p>
          <draw:enhanced-geometry svg:viewBox="0 0 21600 21600" draw:type="rectangle" draw:enhanced-path="M 0 0 L 21600 0 21600 21600 0 21600 0 0 Z N"/>
        </draw:custom-shape>
        <draw:custom-shape draw:style-name="gr139" draw:text-style-name="P38" draw:layer="layout" svg:width="2.8cm" svg:height="0.9cm" svg:x="5.5cm" svg:y="24.1cm">
          <text:p text:style-name="P11"><text:span text:style-name="T3">拼接流输入</text:span></text:p>
          <draw:enhanced-geometry svg:viewBox="0 0 21600 21600" draw:type="rectangle" draw:enhanced-path="M 0 0 L 21600 0 21600 21600 0 21600 0 0 Z N"/>
        </draw:custom-shape>
        <draw:custom-shape draw:style-name="gr141" draw:text-style-name="P38" draw:layer="layout" svg:width="2.6cm" svg:height="0.9cm" svg:x="8.7cm" svg:y="24.1cm">
          <text:p text:style-name="P11"><text:span text:style-name="T3">相机流输入</text:span></text:p>
          <draw:enhanced-geometry svg:viewBox="0 0 21600 21600" draw:type="rectangle" draw:enhanced-path="M 0 0 L 21600 0 21600 21600 0 21600 0 0 Z N"/>
        </draw:custom-shape>
        <draw:custom-shape draw:style-name="gr131" draw:text-style-name="P38" draw:layer="layout" svg:width="3.5cm" svg:height="0.9cm" svg:x="11.7cm" svg:y="24.1cm">
          <text:p text:style-name="P11"><text:span text:style-name="T3">并行编码任务管理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6cm" svg:y="24cm">
          <text:p text:style-name="P11"><text:span text:style-name="T3">内容录制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9.3cm" svg:y="25.5cm">
          <text:p text:style-name="P11"><text:span text:style-name="T3">音频频并行解码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3cm" svg:y="25.5cm">
          <text:p text:style-name="P11"><text:span text:style-name="T3">音频并行解码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6.5cm" svg:y="25.5cm">
          <text:p text:style-name="P11"><text:span text:style-name="T3">远程控制</text:span><text:span text:style-name="T3">API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9.4cm" svg:y="16.4cm">
          <text:p text:style-name="P11"><text:span text:style-name="T3">多路视频解码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38" draw:layer="layout" svg:width="3.2cm" svg:height="0.9cm" svg:x="12.8cm" svg:y="16.4cm">
          <text:p text:style-name="P11"><text:span text:style-name="T3">视频多路编码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38" draw:layer="layout" svg:width="3.2cm" svg:height="0.9cm" svg:x="1.5cm" svg:y="17.6cm">
          <text:p text:style-name="P11"><text:span text:style-name="T3">导播预览输出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5" draw:style-name="dp1" draw:master-page-name="默认">
        <draw:custom-shape draw:style-name="gr148" draw:text-style-name="P40" draw:layer="layout" svg:width="5.1cm" svg:height="5.2cm" svg:x="2.1cm" svg:y="5.9cm">
          <text:p text:style-name="P11"><text:span text:style-name="T14">直播现场</text:span></text:p>
          <text:p text:style-name="P11"><text:span text:style-name="T3"/></text:p>
          <text:p text:style-name="P11"><text:span text:style-name="T3"/></text:p>
          <text:p text:style-name="P11"><text:span text:style-name="T3"/></text:p>
          <text:p text:style-name="P11"><text:span text:style-name="T3"/></text:p>
          <text:p text:style-name="P11"><text:span text:style-name="T3"/></text:p>
          <draw:enhanced-geometry svg:viewBox="0 0 21600 21600" draw:type="rectangle" draw:enhanced-path="M 0 0 L 21600 0 21600 21600 0 21600 0 0 Z N"/>
        </draw:custom-shape>
        <draw:custom-shape draw:style-name="gr149" draw:text-style-name="P41" draw:layer="layout" svg:width="3.6cm" svg:height="1.2cm" svg:x="2.6cm" svg:y="7.7cm">
          <text:p text:style-name="P9"><text:span text:style-name="T2">VR</text:span><text:span text:style-name="T2">相机</text:span></text:p>
          <draw:enhanced-geometry svg:viewBox="0 0 21600 21600" draw:type="rectangle" draw:enhanced-path="M 0 0 L 21600 0 21600 21600 0 21600 0 0 Z N"/>
        </draw:custom-shape>
        <draw:custom-shape draw:style-name="gr150" draw:text-style-name="P19" draw:layer="layout" svg:width="10.3cm" svg:height="5.2cm" svg:x="9.1cm" svg:y="6cm">
          <text:p text:style-name="P1">云</text:p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51" draw:text-style-name="P43" draw:layer="layout" svg:width="5.9cm" svg:height="1.6cm" svg:x="11.1cm" svg:y="7.6cm">
          <text:p text:style-name="P42"><text:span text:style-name="T15">拼接服务器</text:span></text:p>
          <draw:enhanced-geometry svg:viewBox="0 0 21600 21600" draw:type="rectangle" draw:enhanced-path="M 0 0 L 21600 0 21600 21600 0 21600 0 0 Z N"/>
        </draw:custom-shape>
        <draw:custom-shape draw:style-name="gr152" draw:text-style-name="P44" draw:layer="layout" svg:width="17.3cm" svg:height="2.8cm" svg:x="1.9cm" svg:y="16cm">
          <text:p text:style-name="P1">远程客户端</text:p>
          <draw:enhanced-geometry svg:viewBox="0 0 21600 21600" draw:type="rectangle" draw:enhanced-path="M 0 0 L 21600 0 21600 21600 0 21600 0 0 Z N"/>
        </draw:custom-shape>
        <draw:line draw:style-name="gr153" draw:text-style-name="P3" draw:layer="layout" svg:x1="6.2cm" svg:y1="8.2cm" svg:x2="11.1cm" svg:y2="8.2cm">
          <text:p/>
        </draw:line>
        <draw:line draw:style-name="gr40" draw:text-style-name="P21" draw:layer="layout" svg:x1="5.1cm" svg:y1="8.9cm" svg:x2="5.1cm" svg:y2="15.7cm">
          <text:p/>
        </draw:line>
        <draw:line draw:style-name="gr40" draw:text-style-name="P21" draw:layer="layout" svg:x1="13.6cm" svg:y1="9.2cm" svg:x2="13.6cm" svg:y2="15.7cm">
          <text:p/>
        </draw:line>
        <draw:custom-shape draw:style-name="gr154" draw:text-style-name="P45" draw:layer="layout" svg:width="4.554cm" svg:height="1.195cm" draw:transform="skewX (0.36006142468643) rotate (0.279252680319093) translate (5.822cm 12.855cm)">
          <text:p text:style-name="P9"><text:span text:style-name="T2">相机参数实时控制</text:span></text:p>
          <draw:enhanced-geometry svg:viewBox="0 0 21600 21600" draw:text-areas="800 800 20800 20800" draw:type="round-rectangular-callout" draw:modifiers="-3087.06915477497 29203.34448160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5" draw:text-style-name="P46" draw:layer="layout" svg:width="0.799cm" svg:height="6.965cm" svg:x="14.601cm" svg:y="9.03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6" draw:text-style-name="P45" draw:layer="layout" svg:width="5.927cm" svg:height="1.24cm" draw:transform="skewX (-0.191986217719376) rotate (-0.27436575841351) translate (7.931cm 12.544cm)">
          <text:p text:style-name="P9"><text:span text:style-name="T2">拼接连接相机及启停控制</text:span></text:p>
          <draw:enhanced-geometry svg:viewBox="0 0 21600 21600" draw:mirror-horizontal="true" draw:text-areas="800 800 20800 20800" draw:type="round-rectangular-callout" draw:modifiers="615.789473684211 29020.64516129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7" draw:text-style-name="P47" draw:layer="layout" svg:width="4.9cm" svg:height="1.461cm" svg:x="14.3cm" svg:y="16cm">
          <text:p text:style-name="P1">拼接流预览</text:p>
          <draw:enhanced-geometry svg:viewBox="0 0 21600 21600" draw:type="rectangle" draw:enhanced-path="M 0 0 L 21600 0 21600 21600 0 21600 0 0 Z N"/>
        </draw:custom-shape>
      </draw:page>
      <draw:page draw:name="page16" draw:style-name="dp1" draw:master-page-name="默认">
        <draw:custom-shape draw:style-name="gr158" draw:text-style-name="P48" draw:layer="layout" svg:width="5.4cm" svg:height="3.3cm" svg:x="3.9cm" svg:y="11.9cm">
          <text:p text:style-name="P1">云导播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49" draw:layer="layout" svg:width="5.4cm" svg:height="3.3cm" svg:x="12.7cm" svg:y="12.1cm">
          <text:p text:style-name="P1">云转码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0" draw:text-style-name="P3" draw:layer="layout" svg:x1="9.1cm" svg:y1="7.8cm" svg:x2="6.6cm" svg:y2="11.9cm">
          <text:p/>
        </draw:line>
        <draw:line draw:style-name="gr160" draw:text-style-name="P3" draw:layer="layout" svg:x1="9.3cm" svg:y1="13.6cm" svg:x2="12.7cm" svg:y2="13.6cm">
          <text:p/>
        </draw:line>
        <draw:line draw:style-name="gr160" draw:text-style-name="P3" draw:layer="layout" svg:x1="12.9cm" svg:y1="7.7cm" svg:x2="15.4cm" svg:y2="12.1cm">
          <text:p/>
        </draw:line>
        <draw:line draw:style-name="gr160" draw:text-style-name="P3" draw:layer="layout" svg:x1="12.7cm" svg:y1="14cm" svg:x2="9.2cm" svg:y2="14cm">
          <text:p/>
        </draw:line>
        <draw:line draw:style-name="gr160" draw:text-style-name="P3" draw:layer="layout" svg:x1="11cm" svg:y1="8.2cm" svg:x2="11cm" svg:y2="18.3cm">
          <text:p/>
        </draw:line>
        <draw:line draw:style-name="gr160" draw:text-style-name="P3" draw:layer="layout" svg:x1="6.6cm" svg:y1="15.3cm" svg:x2="6.6cm" svg:y2="18.3cm">
          <text:p/>
        </draw:line>
        <draw:line draw:style-name="gr160" draw:text-style-name="P3" draw:layer="layout" svg:x1="15.6cm" svg:y1="15.5cm" svg:x2="15.6cm" svg:y2="18.3cm">
          <text:p/>
        </draw:line>
        <draw:custom-shape draw:style-name="gr161" draw:text-style-name="P50" draw:layer="layout" svg:width="18cm" svg:height="1.5cm" svg:x="1.4cm" svg:y="18.1cm">
          <text:p text:style-name="P1">CDN</text:p>
          <draw:enhanced-geometry svg:viewBox="0 0 21600 21600" draw:type="rectangle" draw:enhanced-path="M 0 0 L 21600 0 21600 21600 0 21600 0 0 Z N"/>
        </draw:custom-shape>
        <draw:custom-shape draw:style-name="gr162" draw:text-style-name="P51" draw:layer="layout" svg:width="2.157cm" svg:height="0.946cm" svg:x="17.043cm" svg:y="3.254cm">
          <text:p text:style-name="P25"><text:span text:style-name="T8">手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51" draw:layer="layout" svg:width="2.195cm" svg:height="0.949cm" svg:x="3.405cm" svg:y="3.351cm">
          <text:p text:style-name="P25"><text:span text:style-name="T8">监控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4" draw:text-style-name="P51" draw:layer="layout" svg:width="2.456cm" svg:height="0.946cm" svg:x="8.144cm" svg:y="3.354cm">
          <text:p text:style-name="P25"><text:span text:style-name="T8">VR</text:span><text:span text:style-name="T8">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5" draw:text-style-name="P51" draw:layer="layout" svg:width="2.663cm" svg:height="0.946cm" svg:x="13.837cm" svg:y="3.3cm">
          <text:p text:style-name="P25"><text:span text:style-name="T8">内拼接</text:span><text:span text:style-name="T8">VR</text:span><text:span text:style-name="T8">相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4" draw:text-style-name="P51" draw:layer="layout" svg:width="2.456cm" svg:height="0.946cm" svg:x="10.986cm" svg:y="3.372cm">
          <text:p text:style-name="P25"><text:span text:style-name="T8">VR</text:span><text:span text:style-name="T8">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51" draw:layer="layout" svg:width="2.023cm" svg:height="0.947cm" svg:x="1.3cm" svg:y="1.1cm">
          <text:p text:style-name="P25"><text:span text:style-name="T8">VR</text:span><text:span text:style-name="T8">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51" draw:layer="layout" svg:width="1.565cm" svg:height="0.947cm" svg:x="1.552cm" svg:y="3.419cm">
          <text:p text:style-name="P25"><text:span text:style-name="T8">本地拼接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8" draw:text-style-name="P52" draw:layer="layout" svg:x1="2.31cm" svg:y1="2.047cm" svg:x2="2.3cm" svg:y2="3.5cm">
          <text:p/>
        </draw:line>
        <draw:custom-shape draw:style-name="gr169" draw:text-style-name="P51" draw:layer="layout" svg:width="1.97cm" svg:height="0.948cm" svg:x="5.9cm" svg:y="3.4cm">
          <text:p text:style-name="P25"><text:span text:style-name="T8">本地导播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51" draw:layer="layout" svg:width="3.163cm" svg:height="0.947cm" svg:x="7.118cm" svg:y="1.139cm">
          <text:p text:style-name="P25"><text:span text:style-name="T8">高清</text:span><text:span text:style-name="T8">/VR</text:span><text:span text:style-name="T8">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51" draw:layer="layout" svg:width="3.289cm" svg:height="0.947cm" svg:x="3.703cm" svg:y="1.139cm">
          <text:p text:style-name="P25"><text:span text:style-name="T8">高清</text:span><text:span text:style-name="T8">/VR</text:span><text:span text:style-name="T8">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8" draw:text-style-name="P52" draw:layer="layout" svg:x1="6.359cm" svg:y1="2.054cm" svg:x2="6.359cm" svg:y2="3.426cm">
          <text:p/>
        </draw:line>
        <draw:line draw:style-name="gr168" draw:text-style-name="P52" draw:layer="layout" svg:x1="7.4cm" svg:y1="2.1cm" svg:x2="7.4cm" svg:y2="3.472cm">
          <text:p/>
        </draw:line>
        <draw:line draw:style-name="gr160" draw:text-style-name="P3" draw:layer="layout" svg:x1="12cm" svg:y1="4.2cm" svg:x2="11.2cm" svg:y2="6.4cm">
          <text:p/>
        </draw:line>
        <draw:line draw:style-name="gr160" draw:text-style-name="P3" draw:layer="layout" svg:x1="9.3cm" svg:y1="4.3cm" svg:x2="6.7cm" svg:y2="11.5cm">
          <text:p/>
        </draw:line>
        <draw:line draw:style-name="gr160" draw:text-style-name="P3" draw:layer="layout" svg:x1="15.3cm" svg:y1="4.3cm" svg:x2="15.4cm" svg:y2="12.1cm">
          <text:p/>
        </draw:line>
        <draw:line draw:style-name="gr160" draw:text-style-name="P3" draw:layer="layout" svg:x1="18.4cm" svg:y1="4.1cm" svg:x2="17.3cm" svg:y2="12.5cm">
          <text:p/>
        </draw:line>
        <draw:line draw:style-name="gr160" draw:text-style-name="P3" draw:layer="layout" svg:x1="6.7cm" svg:y1="4.3cm" svg:x2="6.7cm" svg:y2="11.7cm">
          <text:p/>
        </draw:line>
        <draw:line draw:style-name="gr160" draw:text-style-name="P3" draw:layer="layout" svg:x1="4.8cm" svg:y1="4.3cm" svg:x2="6.6cm" svg:y2="11.9cm">
          <text:p/>
        </draw:line>
        <draw:line draw:style-name="gr160" draw:text-style-name="P3" draw:layer="layout" svg:x1="2.3cm" svg:y1="4.2cm" svg:x2="6.6cm" svg:y2="11.9cm">
          <text:p/>
        </draw:line>
        <draw:line draw:style-name="gr160" draw:text-style-name="P3" draw:layer="layout" svg:x1="18.4cm" svg:y1="4.2cm" svg:x2="6.5cm" svg:y2="11.9cm">
          <text:p/>
        </draw:line>
        <draw:line draw:style-name="gr160" draw:text-style-name="P3" draw:layer="layout" svg:x1="6.8cm" svg:y1="4.3cm" svg:x2="15.3cm" svg:y2="12.1cm">
          <text:p/>
        </draw:line>
        <draw:line draw:style-name="gr160" draw:text-style-name="P3" draw:layer="layout" svg:x1="4.8cm" svg:y1="4.3cm" svg:x2="15.3cm" svg:y2="12.1cm">
          <text:p/>
        </draw:line>
        <draw:custom-shape draw:style-name="gr172" draw:text-style-name="P53" draw:layer="layout" svg:width="5.4cm" svg:height="3.3cm" svg:x="8.4cm" svg:y="6.3cm">
          <text:p text:style-name="P1">云拼接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53" xml:id="id1" draw:id="id1" draw:layer="layout" svg:width="3.3cm" svg:height="3.3cm" svg:x="3.1cm" svg:y="21cm">
          <text:p text:style-name="P1">云拼接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4" draw:text-style-name="P48" draw:layer="layout" svg:width="3.6cm" svg:height="3.3cm" svg:x="8.8cm" svg:y="21.1cm">
          <text:p text:style-name="P1">云导播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49" xml:id="id2" draw:id="id2" draw:layer="layout" svg:width="3.6cm" svg:height="3.3cm" svg:x="15.5cm" svg:y="21.1cm">
          <text:p text:style-name="P1">云转码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0" draw:text-style-name="P3" draw:layer="layout" svg:x1="6.3cm" svg:y1="22.8cm" svg:x2="8.8cm" svg:y2="22.8cm">
          <text:p/>
        </draw:line>
        <draw:line draw:style-name="gr160" draw:text-style-name="P3" draw:layer="layout" svg:x1="12.2cm" svg:y1="22.8cm" svg:x2="15.6cm" svg:y2="22.8cm">
          <text:p/>
        </draw:line>
        <draw:connector draw:style-name="gr176" draw:text-style-name="P3" draw:layer="layout" draw:type="curve" svg:x1="4.75cm" svg:y1="21cm" svg:x2="17.3cm" svg:y2="21.1cm" draw:start-shape="id1" draw:start-glue-point="4" draw:end-shape="id2" draw:end-glue-point="4" svg:d="M4750 21000c0-751 12550-801 12550 100" svg:viewBox="0 0 12551 671">
          <text:p/>
        </draw:connector>
        <draw:custom-shape draw:style-name="gr177" draw:text-style-name="P48" xml:id="id3" draw:id="id3" draw:layer="layout" svg:width="3.8cm" svg:height="3.3cm" svg:x="8.4cm" svg:y="25.1cm">
          <text:p text:style-name="P1">云导播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6" draw:text-style-name="P3" draw:layer="layout" draw:type="curve" svg:x1="17.3cm" svg:y1="24.4cm" svg:x2="12.2cm" svg:y2="26.75cm" draw:start-shape="id2" draw:start-glue-point="8" draw:end-shape="id3" draw:end-glue-point="10" svg:d="M17300 24400c0 1567-1700 2350-5100 2350" svg:viewBox="0 0 5101 2351">
          <text:p/>
        </draw:connector>
      </draw:page>
      <draw:page draw:name="page17" draw:style-name="dp1" draw:master-page-name="默认">
        <draw:custom-shape draw:style-name="gr178" draw:text-style-name="P55" draw:layer="layout" svg:width="7.2cm" svg:height="7.5cm" svg:x="7.1cm" svg:y="1.9cm">
          <text:p text:style-name="P54"><text:span text:style-name="T15">媒体网关</text:span></text:p>
          <text:p text:style-name="P54"><text:span text:style-name="T16"/></text:p>
          <text:p text:style-name="P54"><text:span text:style-name="T16"/></text:p>
          <text:p text:style-name="P54"><text:span text:style-name="T16"/></text:p>
          <text:p text:style-name="P54"><text:span text:style-name="T16"/></text:p>
          <text:p text:style-name="P54"><text:span text:style-name="T16"/></text:p>
          <text:p text:style-name="P54"><text:span text:style-name="T16"/></text:p>
          <text:p text:style-name="P54"><text:span text:style-name="T16"/></text:p>
          <text:p text:style-name="P54"><text:span text:style-name="T16"/></text:p>
          <draw:enhanced-geometry svg:viewBox="0 0 21600 21600" draw:type="rectangle" draw:enhanced-path="M 0 0 L 21600 0 21600 21600 0 21600 0 0 Z N"/>
        </draw:custom-shape>
        <draw:custom-shape draw:style-name="gr179" draw:text-style-name="P56" draw:layer="layout" svg:width="4.474cm" svg:height="2.4cm" svg:x="1.4cm" svg:y="10.5cm">
          <text:p text:style-name="P54"><text:span text:style-name="T2">VR</text:span><text:span text:style-name="T2">采集端</text:span><text:span text:style-name="T2">(</text:span><text:span text:style-name="T2">多目流</text:span><text:span text:style-name="T16">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9" draw:layer="layout" svg:width="3.4cm" svg:height="1.2cm" svg:x="10.7cm" svg:y="7.7cm">
          <text:p text:style-name="P9"><text:span text:style-name="T2">相机虚拟代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57" draw:layer="layout" svg:width="3.578cm" svg:height="2.8cm" svg:x="14.222cm" svg:y="19.7cm">
          <text:p text:style-name="P9"><text:span text:style-name="T2">拼接服务器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2" draw:text-style-name="P9" draw:layer="layout" svg:width="3.288cm" svg:height="1.229cm" svg:x="7.3cm" svg:y="7.671cm">
          <text:p text:style-name="P9"><text:span text:style-name="T2">拼接虚拟代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3" draw:text-style-name="P58" draw:layer="layout" svg:width="3.288cm" svg:height="1.8cm" svg:x="7.3cm" svg:y="5.2cm">
          <text:p text:style-name="P58"><text:span text:style-name="T2">控制信息转发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4" draw:text-style-name="P9" draw:layer="layout" svg:width="3.4cm" svg:height="1.8cm" svg:x="10.7cm" svg:y="5.2cm">
          <text:p text:style-name="P9"><text:span text:style-name="T2">音视频转发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59" draw:layer="layout" svg:width="6.8cm" svg:height="0.9cm" svg:x="7.3cm" svg:y="3.9cm">
          <text:p text:style-name="P11"><text:span text:style-name="T3">路由转发</text:span></text:p>
          <draw:enhanced-geometry svg:viewBox="0 0 21600 21600" draw:type="rectangle" draw:enhanced-path="M 0 0 L 21600 0 21600 21600 0 21600 0 0 Z N"/>
        </draw:custom-shape>
        <draw:custom-shape draw:style-name="gr186" draw:text-style-name="P1" draw:layer="layout" svg:width="4.259cm" svg:height="3cm" svg:x="7.578cm" svg:y="14.3cm">
          <text:p text:style-name="P1">媒体网关设备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5.874cm" svg:y1="12.8cm" svg:x2="8.004cm" svg:y2="15cm">
          <text:p/>
        </draw:line>
        <draw:line draw:style-name="gr7" draw:text-style-name="P3" draw:layer="layout" svg:x1="10.474cm" svg:y1="17.2cm" svg:x2="14.222cm" svg:y2="20.3cm">
          <text:p/>
        </draw:line>
        <draw:line draw:style-name="gr7" draw:text-style-name="P3" draw:layer="layout" svg:x1="15.926cm" svg:y1="19.6cm" svg:x2="11.667cm" svg:y2="16.4cm">
          <text:p/>
        </draw:line>
        <draw:line draw:style-name="gr7" draw:text-style-name="P3" draw:layer="layout" svg:x1="9.537cm" svg:y1="14.3cm" svg:x2="5.874cm" svg:y2="11.5cm">
          <text:p/>
        </draw:line>
      </draw:page>
      <draw:page draw:name="page18" draw:style-name="dp1" draw:master-page-name="默认">
        <draw:custom-shape draw:style-name="gr187" draw:text-style-name="P60" draw:layer="layout" svg:width="8.938cm" svg:height="2.06cm" svg:x="5.462cm" svg:y="1.7cm">
          <text:p text:style-name="P1">业务支撑系统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7" draw:text-style-name="P60" draw:layer="layout" svg:width="8.938cm" svg:height="2.06cm" svg:x="5.462cm" svg:y="3.775cm">
          <text:p text:style-name="P1">媒体处理系统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7" draw:text-style-name="P60" draw:layer="layout" svg:width="8.938cm" svg:height="2.06cm" svg:x="5.462cm" svg:y="5.865cm">
          <text:p text:style-name="P1">运维管理系统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7" draw:text-style-name="P60" draw:layer="layout" svg:width="8.938cm" svg:height="2.06cm" draw:transform="skewX (0.00628318530717959) rotate (0.00628318530717959) translate (5.462cm 7.94cm)">
          <text:p text:style-name="P1">第三方监播接口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</draw:page>
      <draw:page draw:name="page19" draw:style-name="dp1" draw:master-page-name="默认">
        <draw:custom-shape draw:style-name="gr188" draw:text-style-name="P62" draw:layer="layout" svg:width="7.8cm" svg:height="2.3cm" svg:x="6.2cm" svg:y="0.7cm">
          <text:p text:style-name="P61"><text:span text:style-name="T17">业务支撑系统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9" draw:text-style-name="P63" draw:layer="layout" svg:width="17.8cm" svg:height="0.2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190" draw:text-style-name="P65" draw:layer="layout" svg:width="4.39cm" svg:height="0.783cm" svg:x="1.81cm" svg:y="4.217cm">
          <text:p text:style-name="P64"><text:span text:style-name="T18">内容管理中心</text:span><text:span text:style-name="T3">CM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1" draw:text-style-name="P65" draw:layer="layout" svg:width="4.44cm" svg:height="0.783cm" svg:x="15.1cm" svg:y="4.3cm">
          <text:p text:style-name="P64"><text:span text:style-name="T18">媒资管理中心</text:span><text:span text:style-name="T3">MM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2" draw:text-style-name="P66" draw:layer="layout" svg:width="0.4cm" svg:height="1.2cm" svg:x="3cm" svg:y="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3" draw:text-style-name="P66" draw:layer="layout" svg:width="0.4cm" svg:height="1.3cm" svg:x="16.9cm" svg:y="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2" draw:text-style-name="P3" draw:layer="layout" svg:width="18.999cm" svg:height="4.978cm" svg:x="0.98cm" svg:y="3.197cm">
          <draw:image xlink:href="Pictures/10000000000004C500000140318CB2F0BE1DFF2B.png" xlink:type="simple" xlink:show="embed" xlink:actuate="onLoad" loext:mime-type="image/png">
            <text:p/>
          </draw:image>
        </draw:frame>
        <draw:custom-shape draw:style-name="gr194" draw:text-style-name="P36" draw:layer="layout" svg:width="18.8cm" svg:height="5cm" svg:x="1.1cm" svg:y="12cm">
          <text:p text:style-name="P1">运维管理系统</text:p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.772cm" svg:y="13.28cm">
          <text:p text:style-name="P11"><text:span text:style-name="T3">我的工作台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5.5cm" svg:y="13.3cm">
          <text:p text:style-name="P11"><text:span text:style-name="T3">资源管理</text:span></text:p>
          <draw:enhanced-geometry svg:viewBox="0 0 21600 21600" draw:type="rectangle" draw:enhanced-path="M 0 0 L 21600 0 21600 21600 0 21600 0 0 Z N"/>
        </draw:custom-shape>
        <draw:custom-shape draw:style-name="gr195" draw:text-style-name="P38" draw:layer="layout" svg:width="5.059cm" svg:height="1.928cm" svg:x="9.941cm" svg:y="13.2cm">
          <text:p text:style-name="P13"><text:span text:style-name="T3">网络监控</text:span><text:span text:style-name="T3">:</text:span></text:p>
          <text:p text:style-name="P11"><text:span text:style-name="T19">实时性能查询</text:span></text:p>
          <text:p text:style-name="P67"><text:span text:style-name="T19">预警</text:span><text:span text:style-name="T19">/</text:span><text:span text:style-name="T19">告警配置</text:span></text:p>
          <draw:enhanced-geometry svg:viewBox="0 0 21600 21600" draw:type="rectangle" draw:enhanced-path="M 0 0 L 21600 0 21600 21600 0 21600 0 0 Z N"/>
        </draw:custom-shape>
        <draw:custom-shape draw:style-name="gr135" draw:text-style-name="P38" draw:layer="layout" svg:width="3.9cm" svg:height="0.9cm" svg:x="15.8cm" svg:y="13.4cm">
          <text:p text:style-name="P11"><text:span text:style-name="T3">运营管理</text:span></text:p>
          <draw:enhanced-geometry svg:viewBox="0 0 21600 21600" draw:type="rectangle" draw:enhanced-path="M 0 0 L 21600 0 21600 21600 0 21600 0 0 Z N"/>
        </draw:custom-shape>
        <draw:custom-shape draw:style-name="gr195" draw:text-style-name="P38" draw:layer="layout" svg:width="4.148cm" svg:height="1.928cm" svg:x="5.452cm" svg:y="14.8cm">
          <text:p text:style-name="P13"><text:span text:style-name="T3">运营分析：</text:span></text:p>
          <text:p text:style-name="P67"><text:span text:style-name="T19">运行质量报表</text:span></text:p>
          <text:p text:style-name="P67"><text:span text:style-name="T19">实时监控报表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0.8cm" svg:y="15.8cm">
          <text:p text:style-name="P11"><text:span text:style-name="T3">大屏监控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6.2cm" svg:y="15.9cm">
          <text:p text:style-name="P11"><text:span text:style-name="T3">系统管理</text:span></text:p>
          <draw:enhanced-geometry svg:viewBox="0 0 21600 21600" draw:type="rectangle" draw:enhanced-path="M 0 0 L 21600 0 21600 21600 0 21600 0 0 Z N"/>
        </draw:custom-shape>
        <draw:custom-shape draw:style-name="gr138" draw:text-style-name="P38" draw:layer="layout" svg:width="4cm" svg:height="0.9cm" svg:x="15.8cm" svg:y="14.9cm">
          <text:p text:style-name="P11"><text:span text:style-name="T3">客户管理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.8cm" svg:y="15.9cm">
          <text:p text:style-name="P11"><text:span text:style-name="T3">待维管理</text:span></text:p>
          <draw:enhanced-geometry svg:viewBox="0 0 21600 21600" draw:type="rectangle" draw:enhanced-path="M 0 0 L 21600 0 21600 21600 0 21600 0 0 Z N"/>
        </draw:custom-shape>
        <draw:custom-shape draw:style-name="gr196" draw:text-style-name="P36" draw:layer="layout" svg:width="18.8cm" svg:height="3cm" svg:x="1.1cm" svg:y="18.5cm">
          <text:p text:style-name="P1">第三方监播接口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.772cm" svg:y="19.78cm">
          <text:p text:style-name="P11"><text:span text:style-name="T3">内容审核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5.4cm" svg:y="19.8cm">
          <text:p text:style-name="P11"><text:span text:style-name="T3">一键切台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9.3cm" svg:y="19.8cm">
          <text:p text:style-name="P11"><text:span text:style-name="T3">预备播放源</text:span></text:p>
          <draw:enhanced-geometry svg:viewBox="0 0 21600 21600" draw:type="rectangle" draw:enhanced-path="M 0 0 L 21600 0 21600 21600 0 21600 0 0 Z N"/>
        </draw:custom-shape>
      </draw:page>
      <draw:page draw:name="page20" draw:style-name="dp1" draw:master-page-name="默认">
        <draw:frame draw:style-name="gr82" draw:text-style-name="P3" draw:layer="layout" svg:width="15.998cm" svg:height="9.543cm" svg:x="1.761cm" svg:y="13.008cm">
          <draw:image xlink:href="Pictures/2000000800003E7F00002548C6463FD902DC68FE.svm" xlink:type="simple" xlink:show="embed" xlink:actuate="onLoad" loext:mime-type="image/x-svm">
            <text:p/>
          </draw:image>
          <draw:image xlink:href="Pictures/100002000000038B0000021D27A36F22FAA89B90.png" xlink:type="simple" xlink:show="embed" xlink:actuate="onLoad" loext:mime-type="image/png"/>
        </draw:frame>
      </draw:page>
      <draw:page draw:name="page21" draw:style-name="dp1" draw:master-page-name="默认">
        <draw:custom-shape draw:style-name="gr197" draw:text-style-name="P36" draw:layer="layout" svg:width="11.1cm" svg:height="7.7cm" svg:x="8.6cm" svg:y="4.6cm">
          <text:p text:style-name="P1"><text:span text:style-name="T15"><text:s text:c="6"/></text:span><text:span text:style-name="T15">VR</text:span><text:span text:style-name="T15">拼接服务</text:span><text:span text:style-name="T15">(</text:span><text:span text:style-name="T15">自有拼接算法）</text:span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8" draw:text-style-name="P36" draw:layer="layout" svg:width="18.8cm" svg:height="6.6cm" svg:x="1.1cm" svg:y="12.5cm">
          <text:p text:style-name="P1">云导播服务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9" draw:text-style-name="P37" draw:layer="layout" svg:width="18.6cm" svg:height="2.7cm" svg:x="1.1cm" svg:y="1.8cm">
          <text:p text:style-name="P1">VR媒体网关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00" draw:text-style-name="P38" draw:layer="layout" svg:width="2.35cm" svg:height="0.9cm" svg:x="1.3cm" svg:y="2.9cm">
          <text:p text:style-name="P11"><text:span text:style-name="T3">路由转发</text:span></text:p>
          <draw:enhanced-geometry svg:viewBox="0 0 21600 21600" draw:type="rectangle" draw:enhanced-path="M 0 0 L 21600 0 21600 21600 0 21600 0 0 Z N"/>
        </draw:custom-shape>
        <draw:custom-shape draw:style-name="gr201" draw:text-style-name="P38" draw:layer="layout" svg:width="3.168cm" svg:height="0.9cm" svg:x="3.732cm" svg:y="2.9cm">
          <text:p text:style-name="P11"><text:span text:style-name="T3">相机虚拟代理</text:span></text:p>
          <draw:enhanced-geometry svg:viewBox="0 0 21600 21600" draw:type="rectangle" draw:enhanced-path="M 0 0 L 21600 0 21600 21600 0 21600 0 0 Z N"/>
        </draw:custom-shape>
        <draw:custom-shape draw:style-name="gr201" draw:text-style-name="P38" draw:layer="layout" svg:width="3.168cm" svg:height="0.9cm" svg:x="6.932cm" svg:y="2.9cm">
          <text:p text:style-name="P11"><text:span text:style-name="T3">控制信息转发</text:span></text:p>
          <draw:enhanced-geometry svg:viewBox="0 0 21600 21600" draw:type="rectangle" draw:enhanced-path="M 0 0 L 21600 0 21600 21600 0 21600 0 0 Z N"/>
        </draw:custom-shape>
        <draw:custom-shape draw:style-name="gr201" draw:text-style-name="P38" draw:layer="layout" svg:width="3.168cm" svg:height="0.9cm" svg:x="10.1cm" svg:y="2.9cm">
          <text:p text:style-name="P11"><text:span text:style-name="T3">音频视频转发</text:span></text:p>
          <draw:enhanced-geometry svg:viewBox="0 0 21600 21600" draw:type="rectangle" draw:enhanced-path="M 0 0 L 21600 0 21600 21600 0 21600 0 0 Z N"/>
        </draw:custom-shape>
        <draw:custom-shape draw:style-name="gr201" draw:text-style-name="P38" draw:layer="layout" svg:width="3.168cm" svg:height="0.9cm" svg:x="13.232cm" svg:y="2.9cm">
          <text:p text:style-name="P11"><text:span text:style-name="T3">拼接虚拟代理</text:span></text:p>
          <draw:enhanced-geometry svg:viewBox="0 0 21600 21600" draw:type="rectangle" draw:enhanced-path="M 0 0 L 21600 0 21600 21600 0 21600 0 0 Z N"/>
        </draw:custom-shape>
        <draw:custom-shape draw:style-name="gr202" draw:text-style-name="P38" draw:layer="layout" svg:width="3.595cm" svg:height="0.9cm" svg:x="1.105cm" svg:y="13.3cm">
          <text:p text:style-name="P11"><text:span text:style-name="T3">导播源视频流管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3" draw:text-style-name="P38" draw:layer="layout" svg:width="3.286cm" svg:height="0.9cm" svg:x="4.803cm" svg:y="13.3cm">
          <text:p text:style-name="P11"><text:span text:style-name="T3">输入源预览控制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4" draw:text-style-name="P39" draw:layer="layout" svg:width="3.389cm" svg:height="0.9cm" svg:x="8.295cm" svg:y="13.3cm">
          <text:p text:style-name="P25"><text:span text:style-name="T3">输入源状态监控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5" draw:text-style-name="P38" draw:layer="layout" svg:width="4.314cm" svg:height="0.9cm" svg:x="1.105cm" svg:y="16.8cm">
          <text:p text:style-name="P11"><text:span text:style-name="T3">导播视频解码器设置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6" draw:text-style-name="P38" draw:layer="layout" svg:width="4.006cm" svg:height="0.9cm" svg:x="11.889cm" svg:y="13.3cm">
          <text:p text:style-name="P11"><text:span text:style-name="T3">输入源切换效果控制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7" draw:text-style-name="P38" draw:layer="layout" svg:width="3.492cm" svg:height="0.9cm" svg:x="16.1cm" svg:y="13.3cm">
          <text:p text:style-name="P11"><text:span text:style-name="T3">PVM</text:span><text:span text:style-name="T3">预览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8" draw:text-style-name="P38" draw:layer="layout" svg:width="3.902cm" svg:height="0.9cm" svg:x="14.868cm" svg:y="15.7cm">
          <text:p text:style-name="P11"><text:span text:style-name="T3">视频音频同步切换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9" draw:text-style-name="P38" draw:layer="layout" svg:width="4.109cm" svg:height="0.9cm" svg:x="1.105cm" svg:y="14.5cm">
          <text:p text:style-name="P11"><text:span text:style-name="T3">PVM</text:span><text:span text:style-name="T3">切换叠画效果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0" draw:text-style-name="P38" draw:layer="layout" svg:width="2.362cm" svg:height="0.9cm" svg:x="5.419cm" svg:y="14.5cm">
          <text:p text:style-name="P11"><text:span text:style-name="T3">PGM</text:span><text:span text:style-name="T3">预览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1" draw:text-style-name="P38" draw:layer="layout" svg:width="2.876cm" svg:height="0.9cm" svg:x="7.929cm" svg:y="14.524cm">
          <text:p text:style-name="P11"><text:span text:style-name="T3">导播监看控制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2" draw:text-style-name="P38" draw:layer="layout" svg:width="3.287cm" svg:height="0.9cm" svg:x="1.105cm" svg:y="15.7cm">
          <text:p text:style-name="P11"><text:span text:style-name="T3">相机流输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3" draw:text-style-name="P38" draw:layer="layout" svg:width="8.73cm" svg:height="0.9cm" svg:x="10.862cm" svg:y="14.5cm">
          <text:p text:style-name="P11"><text:span text:style-name="T3">分级导播（大于</text:span><text:span text:style-name="T3">20</text:span><text:span text:style-name="T3">路时采取分级导播模式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4" draw:text-style-name="P38" draw:layer="layout" svg:width="2.67cm" svg:height="0.9cm" svg:x="4.495cm" svg:y="15.7cm">
          <text:p text:style-name="P11"><text:span text:style-name="T3">拼接流输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5" draw:text-style-name="P38" draw:layer="layout" svg:width="3.594cm" svg:height="0.9cm" svg:x="7.268cm" svg:y="15.7cm">
          <text:p text:style-name="P11"><text:span text:style-name="T3">直播流视频解码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6" draw:text-style-name="P38" draw:layer="layout" svg:width="3.697cm" svg:height="0.9cm" svg:x="10.965cm" svg:y="15.7cm">
          <text:p text:style-name="P11"><text:span text:style-name="T3">导播流编辑与渲染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2" draw:text-style-name="P38" draw:layer="layout" svg:width="3.287cm" svg:height="0.9cm" svg:x="5.727cm" svg:y="16.8cm">
          <text:p text:style-name="P11"><text:span text:style-name="T3">视频编码器设置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3" draw:text-style-name="P38" draw:layer="layout" svg:width="3.286cm" svg:height="0.9cm" svg:x="4.803cm" svg:y="18cm">
          <text:p text:style-name="P11"><text:span text:style-name="T3">远程控制</text:span><text:span text:style-name="T3">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3" draw:text-style-name="P38" draw:layer="layout" svg:width="3.286cm" svg:height="0.9cm" svg:x="16.1cm" svg:y="16.8cm">
          <text:p text:style-name="P11"><text:span text:style-name="T3">外部输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38" draw:layer="layout" svg:width="3.2cm" svg:height="0.9cm" svg:x="13cm" svg:y="5.7cm">
          <text:p text:style-name="P11"><text:span text:style-name="T3">多路流同步输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38" draw:layer="layout" svg:width="3.4cm" svg:height="0.9cm" svg:x="16.2cm" svg:y="5.7cm">
          <text:p text:style-name="P11"><text:span text:style-name="T3">多流并行解码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7" draw:text-style-name="P39" draw:layer="layout" svg:width="6.6cm" svg:height="0.9cm" svg:x="13cm" svg:y="6.6cm">
          <text:p text:style-name="P25"><text:span text:style-name="T3">多流毫秒级同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8" draw:text-style-name="P38" draw:layer="layout" svg:width="3.2cm" svg:height="1cm" svg:x="13cm" svg:y="7.5cm">
          <text:p text:style-name="P11"><text:span text:style-name="T3">鱼眼反畸变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38" draw:layer="layout" svg:width="3.8cm" svg:height="0.9cm" svg:x="13cm" svg:y="8.5cm">
          <text:p text:style-name="P11"><text:span text:style-name="T3">广角镜头反畸变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38" draw:layer="layout" svg:width="2.8cm" svg:height="0.9cm" svg:x="16.8cm" svg:y="8.5cm">
          <text:p text:style-name="P11"><text:span text:style-name="T3">blend</text:span><text:span text:style-name="T3">缝合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38" draw:layer="layout" svg:width="3.3cm" svg:height="0.9cm" svg:x="16.3cm" svg:y="9.4cm">
          <text:p text:style-name="P11"><text:span text:style-name="T3">光流缝合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9" draw:text-style-name="P38" draw:layer="layout" svg:width="3.4cm" svg:height="1cm" svg:x="16.2cm" svg:y="7.5cm">
          <text:p text:style-name="P11"><text:span text:style-name="T3">分布式反畸变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0" draw:text-style-name="P38" draw:layer="layout" svg:width="3.272cm" svg:height="0.9cm" svg:x="13.028cm" svg:y="9.418cm">
          <text:p text:style-name="P11"><text:span text:style-name="T3">分布式缝合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7" draw:text-style-name="P38" draw:layer="layout" svg:width="6.6cm" svg:height="0.9cm" svg:x="13cm" svg:y="11.2cm">
          <text:p text:style-name="P11"><text:span text:style-name="T3">编码</text:span><text:span text:style-name="T3">h264</text:span><text:span text:style-name="T3">、</text:span><text:span text:style-name="T3">h265-8</text:span><text:span text:style-name="T3">或</text:span><text:span text:style-name="T3">10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38" draw:layer="layout" svg:width="3.2cm" svg:height="0.9cm" svg:x="13cm" svg:y="10.3cm">
          <text:p text:style-name="P11"><text:span text:style-name="T3">分布式编码合成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38" draw:layer="layout" svg:width="3.4cm" svg:height="0.9cm" svg:x="16.2cm" svg:y="10.3cm">
          <text:p text:style-name="P11"><text:span text:style-name="T3">远程控制</text:span><text:span text:style-name="T3">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1" draw:text-style-name="P36" draw:layer="layout" svg:width="18.8cm" svg:height="5.7cm" svg:x="1cm" svg:y="19.3cm">
          <text:p text:style-name="P1">云转码系统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.672cm" svg:y="20.18cm">
          <text:p text:style-name="P11"><text:span text:style-name="T3">流输入协议控制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5.4cm" svg:y="20.2cm">
          <text:p text:style-name="P11"><text:span text:style-name="T3">流输出协议控制</text:span></text:p>
          <draw:enhanced-geometry svg:viewBox="0 0 21600 21600" draw:type="rectangle" draw:enhanced-path="M 0 0 L 21600 0 21600 21600 0 21600 0 0 Z N"/>
        </draw:custom-shape>
        <draw:custom-shape draw:style-name="gr143" draw:text-style-name="P39" draw:layer="layout" svg:width="4.5cm" svg:height="0.9cm" svg:x="9cm" svg:y="20.2cm">
          <text:p text:style-name="P25"><text:span text:style-name="T3">输入输出协议转换规则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5.2cm" svg:y="23.6cm">
          <text:p text:style-name="P11"><text:span text:style-name="T3">视频并行编码</text:span></text:p>
          <draw:enhanced-geometry svg:viewBox="0 0 21600 21600" draw:type="rectangle" draw:enhanced-path="M 0 0 L 21600 0 21600 21600 0 21600 0 0 Z N"/>
        </draw:custom-shape>
        <draw:custom-shape draw:style-name="gr135" draw:text-style-name="P38" draw:layer="layout" svg:width="3.9cm" svg:height="0.9cm" svg:x="13.8cm" svg:y="20.2cm">
          <text:p text:style-name="P11"><text:span text:style-name="T3">视频编码规格转换</text:span></text:p>
          <draw:enhanced-geometry svg:viewBox="0 0 21600 21600" draw:type="rectangle" draw:enhanced-path="M 0 0 L 21600 0 21600 21600 0 21600 0 0 Z N"/>
        </draw:custom-shape>
        <draw:custom-shape draw:style-name="gr144" draw:text-style-name="P38" draw:layer="layout" svg:width="4.7cm" svg:height="0.9cm" svg:x="1.7cm" svg:y="21.3cm">
          <text:p text:style-name="P11"><text:span text:style-name="T3">视频编码器参数控制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.7cm" svg:y="23.6cm">
          <text:p text:style-name="P11"><text:span text:style-name="T3">视频并行解码</text:span></text:p>
          <draw:enhanced-geometry svg:viewBox="0 0 21600 21600" draw:type="rectangle" draw:enhanced-path="M 0 0 L 21600 0 21600 21600 0 21600 0 0 Z N"/>
        </draw:custom-shape>
        <draw:custom-shape draw:style-name="gr147" draw:text-style-name="P38" draw:layer="layout" svg:width="4.4cm" svg:height="0.9cm" svg:x="6.7cm" svg:y="21.3cm">
          <text:p text:style-name="P11"><text:span text:style-name="T3">视频解码器参数控制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1.4cm" svg:y="21.3cm">
          <text:p text:style-name="P11"><text:span text:style-name="T3">音频解码器控制</text:span></text:p>
          <draw:enhanced-geometry svg:viewBox="0 0 21600 21600" draw:type="rectangle" draw:enhanced-path="M 0 0 L 21600 0 21600 21600 0 21600 0 0 Z N"/>
        </draw:custom-shape>
        <draw:custom-shape draw:style-name="gr138" draw:text-style-name="P38" draw:layer="layout" svg:width="4cm" svg:height="0.9cm" svg:x="15.2cm" svg:y="21.3cm">
          <text:p text:style-name="P11"><text:span text:style-name="T3">音频编码器参数控制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.7cm" svg:y="22.4cm">
          <text:p text:style-name="P11"><text:span text:style-name="T3">导播流输入</text:span></text:p>
          <draw:enhanced-geometry svg:viewBox="0 0 21600 21600" draw:type="rectangle" draw:enhanced-path="M 0 0 L 21600 0 21600 21600 0 21600 0 0 Z N"/>
        </draw:custom-shape>
        <draw:custom-shape draw:style-name="gr139" draw:text-style-name="P38" draw:layer="layout" svg:width="2.8cm" svg:height="0.9cm" svg:x="5.2cm" svg:y="22.4cm">
          <text:p text:style-name="P11"><text:span text:style-name="T3">拼接流输入</text:span></text:p>
          <draw:enhanced-geometry svg:viewBox="0 0 21600 21600" draw:type="rectangle" draw:enhanced-path="M 0 0 L 21600 0 21600 21600 0 21600 0 0 Z N"/>
        </draw:custom-shape>
        <draw:custom-shape draw:style-name="gr141" draw:text-style-name="P38" draw:layer="layout" svg:width="2.6cm" svg:height="0.9cm" svg:x="8.4cm" svg:y="22.4cm">
          <text:p text:style-name="P11"><text:span text:style-name="T3">相机流输入</text:span></text:p>
          <draw:enhanced-geometry svg:viewBox="0 0 21600 21600" draw:type="rectangle" draw:enhanced-path="M 0 0 L 21600 0 21600 21600 0 21600 0 0 Z N"/>
        </draw:custom-shape>
        <draw:custom-shape draw:style-name="gr131" draw:text-style-name="P38" draw:layer="layout" svg:width="3.5cm" svg:height="0.9cm" svg:x="11.3cm" svg:y="22.4cm">
          <text:p text:style-name="P11"><text:span text:style-name="T3">并行编码任务管理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5.2cm" svg:y="22.4cm">
          <text:p text:style-name="P11"><text:span text:style-name="T3">内容录制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8.7cm" svg:y="23.5cm">
          <text:p text:style-name="P11"><text:span text:style-name="T3">音频频并行解码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2.2cm" svg:y="23.5cm">
          <text:p text:style-name="P11"><text:span text:style-name="T3">音频并行解码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5.7cm" svg:y="23.5cm">
          <text:p text:style-name="P11"><text:span text:style-name="T3">远程控制</text:span><text:span text:style-name="T3">API</text:span></text:p>
          <draw:enhanced-geometry svg:viewBox="0 0 21600 21600" draw:type="rectangle" draw:enhanced-path="M 0 0 L 21600 0 21600 21600 0 21600 0 0 Z N"/>
        </draw:custom-shape>
        <draw:custom-shape draw:style-name="gr203" draw:text-style-name="P38" draw:layer="layout" svg:width="3.286cm" svg:height="0.9cm" svg:x="9.219cm" svg:y="16.8cm">
          <text:p text:style-name="P11"><text:span text:style-name="T3">多路视频解码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3" draw:text-style-name="P38" draw:layer="layout" svg:width="3.286cm" svg:height="0.9cm" svg:x="12.711cm" svg:y="16.8cm">
          <text:p text:style-name="P11"><text:span text:style-name="T3">视频多路编码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2" draw:text-style-name="P38" draw:layer="layout" svg:width="3.287cm" svg:height="0.9cm" svg:x="1.105cm" svg:y="18cm">
          <text:p text:style-name="P11"><text:span text:style-name="T3">导播预览输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2" draw:text-style-name="P36" draw:layer="layout" svg:width="7.4cm" svg:height="7.7cm" svg:x="1.1cm" svg:y="4.6cm">
          <text:p text:style-name="P1"><text:span text:style-name="T15"><text:s text:c="6"/></text:span><text:span text:style-name="T15">VR</text:span><text:span text:style-name="T15">拼接服务</text:span><text:span text:style-name="T15">(</text:span><text:span text:style-name="T15">相机原生）</text:span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3" draw:text-style-name="P38" draw:layer="layout" svg:width="3.889cm" svg:height="0.81cm" svg:x="3.111cm" svg:y="5.9cm">
          <text:p text:style-name="P11"><text:span text:style-name="T3">拼接服务集成管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3" draw:text-style-name="P38" draw:layer="layout" svg:width="4.312cm" svg:height="0.81cm" svg:x="3cm" svg:y="7.2cm">
          <text:p text:style-name="P11"><text:span text:style-name="T3">相机与拼接对接管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38" draw:layer="layout" svg:width="3.4cm" svg:height="0.9cm" svg:x="3.4cm" svg:y="8.9cm">
          <text:p text:style-name="P11"><text:span text:style-name="T3">远程控制</text:span><text:span text:style-name="T3">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38" draw:layer="layout" svg:width="3.1cm" svg:height="0.9cm" svg:x="16.4cm" svg:y="2.9cm">
          <text:p text:style-name="P11"><text:span text:style-name="T3">远程控制</text:span><text:span text:style-name="T3">API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2" draw:style-name="dp1" draw:master-page-name="默认">
        <draw:custom-shape draw:style-name="gr224" draw:text-style-name="P19" draw:layer="layout" svg:width="11.21cm" svg:height="1.611cm" svg:x="3.895cm" svg:y="12.643cm">
          <text:p text:style-name="P1">导播服务器</text:p>
          <draw:enhanced-geometry svg:viewBox="0 0 21600 21600" draw:type="rectangle" draw:enhanced-path="M 0 0 L 21600 0 21600 21600 0 21600 0 0 Z N"/>
        </draw:custom-shape>
        <draw:custom-shape draw:style-name="gr225" draw:text-style-name="P19" draw:layer="layout" svg:width="3.308cm" svg:height="0.88cm" draw:transform="rotate (1.5685273987673) translate (5.582cm 22.813cm)">
          <text:p text:style-name="P1">VR源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6.059cm" svg:y1="19.506cm" svg:x2="6.071cm" svg:y2="14.227cm">
          <text:p/>
        </draw:line>
        <draw:custom-shape draw:style-name="gr226" draw:text-style-name="P19" draw:layer="layout" svg:width="3.309cm" svg:height="0.88cm" draw:transform="rotate (1.5685273987673) translate (8.868cm 22.891cm)">
          <text:p text:style-name="P1">VR源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9.344cm" svg:y1="19.584cm" svg:x2="9.356cm" svg:y2="14.234cm">
          <text:p/>
        </draw:line>
        <draw:custom-shape draw:style-name="gr226" draw:text-style-name="P19" draw:layer="layout" svg:width="3.309cm" svg:height="0.88cm" draw:transform="skewX (0.00122173047639603) rotate (1.5685273987673) translate (7.224cm 22.887cm)">
          <text:p text:style-name="P1">VR源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7.701cm" svg:y1="19.58cm" svg:x2="7.713cm" svg:y2="14.23cm">
          <text:p/>
        </draw:line>
        <draw:custom-shape draw:style-name="gr226" draw:text-style-name="P19" draw:layer="layout" svg:width="3.309cm" svg:height="0.88cm" draw:transform="rotate (1.5685273987673) translate (10.392cm 22.895cm)">
          <text:p text:style-name="P1">VR源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0.869cm" svg:y1="19.588cm" svg:x2="10.881cm" svg:y2="14.238cm">
          <text:p/>
        </draw:line>
        <draw:custom-shape draw:style-name="gr225" draw:text-style-name="P19" draw:layer="layout" svg:width="3.308cm" svg:height="0.88cm" draw:transform="rotate (1.5685273987673) translate (11.975cm 22.898cm)">
          <text:p text:style-name="P1">VR源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2.453cm" svg:y1="19.591cm" svg:x2="12.465cm" svg:y2="14.241cm">
          <text:p/>
        </draw:line>
        <draw:custom-shape draw:style-name="gr227" draw:text-style-name="P19" draw:layer="layout" svg:width="11.35cm" svg:height="1.495cm" svg:x="3.825cm" svg:y="9.7cm">
          <text:p text:style-name="P1"><text:span text:style-name="T1">导播</text:span>远程控制客户端</text:p>
          <draw:enhanced-geometry svg:viewBox="0 0 21600 21600" draw:type="rectangle" draw:enhanced-path="M 0 0 L 21600 0 21600 21600 0 21600 0 0 Z N"/>
        </draw:custom-shape>
        <draw:line draw:style-name="gr40" draw:text-style-name="P21" draw:layer="layout" svg:x1="9.5cm" svg:y1="11.183cm" svg:x2="9.5cm" svg:y2="12.643cm">
          <text:p/>
        </draw:line>
      </draw:page>
      <draw:page draw:name="page23" draw:style-name="dp1" draw:master-page-name="默认">
        <draw:custom-shape draw:style-name="gr228" draw:text-style-name="P68" draw:layer="layout" svg:width="5.4cm" svg:height="1.366cm" svg:x="6.3cm" svg:y="2.5cm">
          <text:p text:style-name="P68">Vlc Qt Gui Exten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9" draw:text-style-name="P68" draw:layer="layout" svg:width="4cm" svg:height="1.561cm" svg:x="1.4cm" svg:y="16.5cm">
          <text:p text:style-name="P68">libwebrt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0" draw:text-style-name="P68" draw:layer="layout" svg:width="5.3cm" svg:height="1.561cm" svg:x="6.3cm" svg:y="7.2cm">
          <text:p text:style-name="P68">Http/WebSocket 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68" draw:layer="layout" svg:width="3.584cm" svg:height="1.561cm" svg:x="12.416cm" svg:y="4.739cm">
          <text:p text:style-name="P68">vlc player c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32" draw:text-style-name="P3" draw:layer="layout" svg:x1="1cm" svg:y1="9.8cm" svg:x2="20cm" svg:y2="9.8cm">
          <text:p/>
        </draw:line>
        <draw:custom-shape draw:style-name="gr233" draw:text-style-name="P69" draw:layer="layout" svg:width="2.5cm" svg:height="1.2cm" svg:x="1.3cm" svg:y="1.5cm">
          <text:p text:style-name="P21"><text:span text:style-name="T3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4" draw:text-style-name="P68" draw:layer="layout" svg:width="5cm" svg:height="1.561cm" svg:x="6.5cm" svg:y="11.439cm">
          <text:p text:style-name="P68">Http/WebSocket 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5" draw:text-style-name="P70" draw:layer="layout" svg:width="5.3cm" svg:height="1.4cm" svg:x="6.3cm" svg:y="4.8cm">
          <text:p text:style-name="P21"><text:span text:style-name="T3">Sms Protocol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6" draw:text-style-name="P70" draw:layer="layout" svg:width="5.1cm" svg:height="1.6cm" svg:x="6.4cm" svg:y="13.8cm">
          <text:p text:style-name="P21"><text:span text:style-name="T3">Sms Protoc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69" draw:layer="layout" svg:width="2.5cm" svg:height="1.2cm" svg:x="1.3cm" svg:y="10.2cm">
          <text:p text:style-name="P21"><text:span text:style-name="T3">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9" draw:text-style-name="P68" draw:layer="layout" svg:width="4cm" svg:height="1.561cm" svg:x="1.4cm" svg:y="13.8cm">
          <text:p text:style-name="P68">Kurento [option]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9" draw:text-style-name="P68" draw:layer="layout" svg:width="4cm" svg:height="1.561cm" svg:x="1.5cm" svg:y="4.7cm">
          <text:p text:style-name="P68">libwebrt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7" draw:text-style-name="P68" draw:layer="layout" svg:width="5.4cm" svg:height="1.561cm" draw:transform="skewX (0.0239110107523223) translate (6.3cm 16.439cm)">
          <text:p text:style-name="P68">Pipeline Analy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8" draw:text-style-name="P71" draw:layer="layout" svg:width="5.4cm" svg:height="1.561cm" svg:x="6.218cm" svg:y="18.783cm">
          <text:p text:style-name="P71"><text:span text:style-name="T20">Pipeline </text:span><text:span text:style-name="T21">Contruc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4" draw:text-style-name="P68" draw:layer="layout" svg:width="5cm" svg:height="1.561cm" svg:x="6.4cm" svg:y="21.139cm">
          <text:p text:style-name="P68">Gstreamer Runti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9" draw:text-style-name="P68" draw:layer="layout" svg:width="3.784cm" svg:height="1.561cm" svg:x="12.316cm" svg:y="7.239cm">
          <text:p text:style-name="P68">Opengl Effec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9" draw:text-style-name="P68" draw:layer="layout" svg:width="3.784cm" svg:height="1.561cm" svg:x="16.316cm" svg:y="7.239cm">
          <text:p text:style-name="P68">mfx/nvenc dec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9" draw:text-style-name="P68" draw:layer="layout" svg:width="3.784cm" svg:height="1.561cm" svg:x="12.6cm" svg:y="13.9cm">
          <text:p text:style-name="P68">Opengl Effec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9" draw:text-style-name="P68" draw:layer="layout" svg:width="3.784cm" svg:height="1.561cm" svg:x="12.6cm" svg:y="16.6cm">
          <text:p text:style-name="P68">msdk/nvenc code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4" draw:text-style-name="P68" draw:layer="layout" svg:width="5cm" svg:height="1.561cm" svg:x="12.4cm" svg:y="19.239cm">
          <text:p text:style-name="P68">Gstreamer Edit 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体" svg:font-family="体, 黑"/>
    <style:font-face style:name="宋体1" svg:font-family="宋体, 宋体"/>
    <style:font-face style:name="等线 Light1" svg:font-family="'等线 Light', '等线 Light'"/>
    <style:font-face style:name="新宋体1" svg:font-family="新宋体" style:font-family-generic="modern" style:font-pitch="fixed"/>
    <style:font-face style:name="Liberation Sans1" svg:font-family="'Liberation Sans'" style:font-pitch="variable"/>
    <style:font-face style:name="Mangal" svg:font-family="Mangal" style:font-pitch="variable"/>
    <style:font-face style:name="Times New Roman1" svg:font-family="'Times New Roman', 'Times New Roman'" style:font-pitch="variable"/>
    <style:font-face style:name="体1" svg:font-family="体, 黑" style:font-pitch="variable"/>
    <style:font-face style:name="宋体" svg:font-family="宋体, 宋体" style:font-pitch="variable"/>
    <style:font-face style:name="微软雅黑2" svg:font-family="微软雅黑" style:font-pitch="variable"/>
    <style:font-face style:name="等线 Light2" svg:font-family="'等线 Light', '等线 Light'" style:font-pitch="variable"/>
    <style:font-face style:name="Liberation Sans" svg:font-family="'Liberation Sans'" style:font-family-generic="modern" style:font-pitch="variable"/>
    <style:font-face style:name="微软雅黑1" svg:font-family="微软雅黑" style:font-family-generic="modern" style:font-pitch="variable"/>
    <style:font-face style:name="新宋体" svg:font-family="新宋体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, 'Times New Roman'" style:font-family-generic="roman" style:font-pitch="variable"/>
    <style:font-face style:name="等线 Light" svg:font-family="'等线 Light', '等线 Light'" style:font-family-generic="roman" style:font-pitch="variable"/>
    <style:font-face style:name="Arial" svg:font-family="Arial" style:font-family-generic="system" style:font-pitch="variable"/>
    <style:font-face style:name="Mangal2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2" svg:font-family="新宋体" style:font-family-generic="system" style:font-pitch="variable"/>
    <style:font-face style:name="等线 Light3" svg:font-family="'等线 Light', '等线 Light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draw:stroke-dash draw:name="Dot" draw:style="rect" draw:dots1="1" draw:dots1-length="100%" draw:distance="100%"/>
    <draw:stroke-dash draw:name="Fine_20_Dashed" draw:display-name="Fine Dashed" draw:style="rect" draw:dots1="1" draw:dots1-length="197%" draw:distance="197%"/>
    <draw:stroke-dash draw:name="Long_20_Dot" draw:display-name="Long Dot" draw:style="rect" draw:dots1="1" draw:dots1-length="100%" draw:dots2="1" draw:dots2-length="1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宋体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eading_20_2" style:display-name="heading 2" style:family="graphic">
      <style:paragraph-properties fo:margin-left="0cm" fo:margin-right="0cm" fo:margin-top="0.81cm" fo:margin-bottom="0.81cm" fo:line-height="173%" fo:text-align="justify" fo:text-indent="0cm" style:text-autospace="ideograph-alpha"/>
      <style:text-properties style:font-name="等线 Light1" fo:font-family="'等线 Light', '等线 Light'" fo:font-size="16pt" fo:font-weight="bold" style:letter-kerning="true" style:font-name-asian="等线 Light1" style:font-family-asian="'等线 Light', '等线 Light'" style:font-size-asian="16pt" style:font-weight-asian="bold" style:font-name-complex="等线 Light1" style:font-family-complex="'等线 Light', '等线 Light'" style:font-size-complex="16pt" style:font-weight-complex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2" fo:font-family="'Liberation Sans'" style:font-family-generic="roman" style:font-pitch="variable" fo:font-size="18pt" style:letter-kerning="true" style:font-name-asian="微软雅黑" style:font-family-asian="微软雅黑" style:font-family-generic-asian="system" style:font-pitch-asian="variable" style:font-size-asian="18pt" style:font-name-complex="Mangal2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4-02T06:04:35.786000000</meta:creation-date>
    <dc:date>2020-05-09T12:04:52.626000000</dc:date>
    <meta:editing-duration>PT22H42M4S</meta:editing-duration>
    <meta:editing-cycles>43</meta:editing-cycles>
    <meta:generator>LibreOffice/6.4.3.2$Windows_X86_64 LibreOffice_project/747b5d0ebf89f41c860ec2a39efd7cb15b54f2d8</meta:generator>
    <meta:document-statistic meta:object-count="478"/>
  </office:meta>
</office:document-meta>
</file>